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3.065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3.542cm"/>
    </style:style>
    <style:style style:name="co4" style:family="table-column">
      <style:table-column-properties fo:break-before="auto" style:column-width="2.568cm"/>
    </style:style>
    <style:style style:name="co5" style:family="table-column">
      <style:table-column-properties fo:break-before="auto" style:column-width="3.477cm"/>
    </style:style>
    <style:style style:name="co6" style:family="table-column">
      <style:table-column-properties fo:break-before="auto" style:column-width="1.138cm"/>
    </style:style>
    <style:style style:name="co7" style:family="table-column">
      <style:table-column-properties fo:break-before="auto" style:column-width="6.415cm"/>
    </style:style>
    <style:style style:name="co8" style:family="table-column">
      <style:table-column-properties fo:break-before="auto" style:column-width="2.584cm"/>
    </style:style>
    <style:style style:name="co9" style:family="table-column">
      <style:table-column-properties fo:break-before="auto" style:column-width="1.753cm"/>
    </style:style>
    <style:style style:name="co10" style:family="table-column">
      <style:table-column-properties fo:break-before="auto" style:column-width="3.612cm"/>
    </style:style>
    <style:style style:name="co11" style:family="table-column">
      <style:table-column-properties fo:break-before="auto" style:column-width="7.99cm"/>
    </style:style>
    <style:style style:name="co12" style:family="table-column">
      <style:table-column-properties fo:break-before="auto" style:column-width="2.224cm"/>
    </style:style>
    <style:style style:name="co13" style:family="table-column">
      <style:table-column-properties fo:break-before="auto" style:column-width="2.612cm"/>
    </style:style>
    <style:style style:name="co14" style:family="table-column">
      <style:table-column-properties fo:break-before="auto" style:column-width="2.168cm"/>
    </style:style>
    <style:style style:name="co15" style:family="table-column">
      <style:table-column-properties fo:break-before="auto" style:column-width="2.94cm"/>
    </style:style>
    <style:style style:name="co16" style:family="table-column">
      <style:table-column-properties fo:break-before="auto" style:column-width="3.884cm"/>
    </style:style>
    <style:style style:name="co17" style:family="table-column">
      <style:table-column-properties fo:break-before="auto" style:column-width="5.466cm"/>
    </style:style>
    <style:style style:name="ro1" style:family="table-row">
      <style:table-row-properties style:row-height="0.429cm" fo:break-before="auto" style:use-optimal-row-height="true"/>
    </style:style>
    <style:style style:name="ro2" style:family="table-row">
      <style:table-row-properties style:row-height="0.413cm" fo:break-before="auto" style:use-optimal-row-height="true"/>
    </style:style>
    <style:style style:name="ro3" style:family="table-row">
      <style:table-row-properties style:row-height="1.198cm" fo:break-before="auto" style:use-optimal-row-height="true"/>
    </style:style>
    <style:style style:name="ro4" style:family="table-row">
      <style:table-row-properties style:row-height="0.81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3333"/>
    </style:style>
    <style:style style:name="ce3" style:family="table-cell" style:parent-style-name="Default">
      <style:text-properties fo:color="#ff3333"/>
    </style:style>
  </office:automatic-styles>
  <office:body>
    <office:spreadsheet>
      <table:table table:name="Page to KW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1019" table:default-cell-style-name="Default"/>
        <table:table-row table:style-name="ro1">
          <table:table-cell table:style-name="ce1" office:value-type="string">
            <text:p>URL</text:p>
          </table:table-cell>
          <table:table-cell table:style-name="ce1" office:value-type="string">
            <text:p>Titre</text:p>
          </table:table-cell>
          <table:table-cell table:style-name="ce1" office:value-type="string">
            <text:p>Keywords</text:p>
          </table:table-cell>
          <table:table-cell table:style-name="ce1" office:value-type="string">
            <text:p>Trafic Estimation</text:p>
          </table:table-cell>
          <table:table-cell table:style-name="ce1" table:number-columns-repeated="1020"/>
        </table:table-row>
        <table:table-row table:style-name="ro2">
          <table:table-cell office:value-type="string">
            <text:p>http://www.chien-calme.com/pages/produits/</text:p>
          </table:table-cell>
          <table:table-cell table:number-columns-repeated="1023"/>
        </table:table-row>
        <table:table-row table:style-name="ro2">
          <table:table-cell office:value-type="string">
            <text:p>http://www.chien-calme.com/pages/massage/</text:p>
          </table:table-cell>
          <table:table-cell table:number-columns-repeated="1023"/>
        </table:table-row>
        <table:table-row table:style-name="ro2">
          <table:table-cell office:value-type="string">
            <text:p>http://www.chien-calme.com/pages/acuponcture/</text:p>
          </table:table-cell>
          <table:table-cell table:number-columns-repeated="1023"/>
        </table:table-row>
        <table:table-row table:style-name="ro1">
          <table:table-cell office:value-type="string">
            <text:p>http://www.chien-calme.com/pages/osteopathie/</text:p>
          </table:table-cell>
          <table:table-cell table:number-columns-repeated="1023"/>
        </table:table-row>
        <table:table-row table:style-name="ro3">
          <table:table-cell office:value-type="string">
            <text:p>http://www.chien-calme.com/pages/hypnose/</text:p>
          </table:table-cell>
          <table:table-cell/>
          <table:table-cell office:value-type="string">
            <text:p>hypnose canine</text:p>
            <text:p>Hypnose chien</text:p>
            <text:p>Hypnothérapie chien</text:p>
          </table:table-cell>
          <table:table-cell table:number-columns-repeated="1021"/>
        </table:table-row>
        <table:table-row table:style-name="ro1">
          <table:table-cell office:value-type="string">
            <text:p>http://www.chien-calme.com/actualites/infectionurinaire_otites-chien/</text:p>
          </table:table-cell>
          <table:table-cell table:number-columns-repeated="1023"/>
        </table:table-row>
        <table:table-row table:style-name="ro4">
          <table:table-cell office:value-type="string">
            <text:p>http://www.chien-calme.com/actualites/mauvaise-halein-chien/</text:p>
          </table:table-cell>
          <table:table-cell/>
          <table:table-cell office:value-type="string">
            <text:p>mauvaise haleine chien</text:p>
            <text:p>Haleine chien</text:p>
          </table:table-cell>
          <table:table-cell table:number-columns-repeated="1021"/>
        </table:table-row>
        <table:table-row table:style-name="ro1">
          <table:table-cell office:value-type="string">
            <text:p>http://www.chien-calme.com/actualites/parachute-chien/</text:p>
          </table:table-cell>
          <table:table-cell/>
          <table:table-cell office:value-type="string">
            <text:p>parachute chien</text:p>
          </table:table-cell>
          <table:table-cell table:number-columns-repeated="1021"/>
        </table:table-row>
        <table:table-row table:style-name="ro1">
          <table:table-cell office:value-type="string">
            <text:p>http://www.chien-calme.com/actualites/canhegat-collierconnecte-chien/</text:p>
          </table:table-cell>
          <table:table-cell/>
          <table:table-cell office:value-type="string">
            <text:p>collier connecté chien</text:p>
          </table:table-cell>
          <table:table-cell table:number-columns-repeated="1021"/>
        </table:table-row>
        <table:table-row table:style-name="ro1">
          <table:table-cell office:value-type="string">
            <text:p>http://www.chien-calme.com/actualites/alternative-collerette/</text:p>
          </table:table-cell>
          <table:table-cell table:number-columns-repeated="1023"/>
        </table:table-row>
        <table:table-row table:style-name="ro1">
          <table:table-cell office:value-type="string">
            <text:p>http://www.chien-calme.com/actualites/foolee-easee.brosse.chien/</text:p>
          </table:table-cell>
          <table:table-cell table:number-columns-repeated="1023"/>
        </table:table-row>
        <table:table-row table:style-name="ro1">
          <table:table-cell office:value-type="string">
            <text:p>http://www.chien-calme.com/actualites/dangers-diarrhee-plage-chien/</text:p>
          </table:table-cell>
          <table:table-cell table:number-columns-repeated="1023"/>
        </table:table-row>
        <table:table-row table:style-name="ro1">
          <table:table-cell office:value-type="string">
            <text:p>http://www.chien-calme.com/actualites/remede.ronflement.chien/</text:p>
          </table:table-cell>
          <table:table-cell table:number-columns-repeated="1023"/>
        </table:table-row>
        <table:table-row table:style-name="ro1">
          <table:table-cell office:value-type="string">
            <text:p>http://www.chien-calme.com/actualites/medicaments-dangereux/</text:p>
          </table:table-cell>
          <table:table-cell table:number-columns-repeated="1023"/>
        </table:table-row>
        <table:table-row table:style-name="ro1">
          <table:table-cell office:value-type="string">
            <text:p>http://www.chien-calme.com/actualites/chienlof/</text:p>
          </table:table-cell>
          <table:table-cell table:number-columns-repeated="1023"/>
        </table:table-row>
        <table:table-row table:style-name="ro1">
          <table:table-cell office:value-type="string">
            <text:p>http://www.chien-calme.com/actualites/chien-sterilise/</text:p>
          </table:table-cell>
          <table:table-cell table:number-columns-repeated="1023"/>
        </table:table-row>
        <table:table-row table:style-name="ro1">
          <table:table-cell office:value-type="string">
            <text:p>http://www.chien-calme.com/actualites/chien-miel/</text:p>
          </table:table-cell>
          <table:table-cell table:number-columns-repeated="1023"/>
        </table:table-row>
        <table:table-row table:style-name="ro1">
          <table:table-cell office:value-type="string">
            <text:p>http://www.chien-calme.com/actualites/anicali/</text:p>
          </table:table-cell>
          <table:table-cell table:number-columns-repeated="1023"/>
        </table:table-row>
        <table:table-row table:style-name="ro1">
          <table:table-cell office:value-type="string">
            <text:p>http://www.chien-calme.com/actualites/achien-appartement/</text:p>
          </table:table-cell>
          <table:table-cell/>
          <table:table-cell office:value-type="string">
            <text:p>chien en appartement</text:p>
          </table:table-cell>
          <table:table-cell table:number-columns-repeated="1021"/>
        </table:table-row>
        <table:table-row table:style-name="ro1">
          <table:table-cell office:value-type="string">
            <text:p>http://www.chien-calme.com/actualites/calmer-chien-actif/</text:p>
          </table:table-cell>
          <table:table-cell/>
          <table:table-cell office:value-type="string">
            <text:p>calmer un chien</text:p>
          </table:table-cell>
          <table:table-cell table:number-columns-repeated="1021"/>
        </table:table-row>
        <table:table-row table:style-name="ro1">
          <table:table-cell office:value-type="string">
            <text:p>http://www.chien-calme.com/actualites/accidents-mortels-chien/</text:p>
          </table:table-cell>
          <table:table-cell table:number-columns-repeated="1023"/>
        </table:table-row>
        <table:table-row table:style-name="ro1">
          <table:table-cell office:value-type="string">
            <text:p>http://www.chien-calme.com/actualites/antiparasite_chien/</text:p>
          </table:table-cell>
          <table:table-cell table:number-columns-repeated="1023"/>
        </table:table-row>
        <table:table-row table:style-name="ro1">
          <table:table-cell office:value-type="string">
            <text:p>http://www.chien-calme.com/actualites/chien-gratte/</text:p>
          </table:table-cell>
          <table:table-cell/>
          <table:table-cell office:value-type="string">
            <text:p>chien qui se gratte</text:p>
          </table:table-cell>
          <table:table-cell table:number-columns-repeated="1021"/>
        </table:table-row>
        <table:table-row table:style-name="ro1">
          <table:table-cell office:value-type="string">
            <text:p>http://www.chien-calme.com/actualites/patates_chien/</text:p>
          </table:table-cell>
          <table:table-cell table:number-columns-repeated="1023"/>
        </table:table-row>
        <table:table-row table:style-name="ro1">
          <table:table-cell office:value-type="string">
            <text:p>http://www.chien-calme.com/actualites/eduquerchien-constance/</text:p>
          </table:table-cell>
          <table:table-cell/>
          <table:table-cell office:value-type="string">
            <text:p>éduquer chien</text:p>
          </table:table-cell>
          <table:table-cell table:number-columns-repeated="1021"/>
        </table:table-row>
        <table:table-row table:style-name="ro1">
          <table:table-cell office:value-type="string">
            <text:p>http://www.chien-calme.com/actualites/ou-acheter-chien/</text:p>
          </table:table-cell>
          <table:table-cell/>
          <table:table-cell office:value-type="string">
            <text:p>acheter chien</text:p>
          </table:table-cell>
          <table:table-cell table:number-columns-repeated="1021"/>
        </table:table-row>
        <table:table-row table:style-name="ro1">
          <table:table-cell office:value-type="string">
            <text:p>http://www.chien-calme.com/actualites/jeux-interieur/</text:p>
          </table:table-cell>
          <table:table-cell/>
          <table:table-cell office:value-type="string">
            <text:p>jeux pour chien</text:p>
          </table:table-cell>
          <table:table-cell table:number-columns-repeated="1021"/>
        </table:table-row>
        <table:table-row table:style-name="ro1">
          <table:table-cell office:value-type="string">
            <text:p>http://www.chien-calme.com/actualites/chien-tremble-pourquoi/</text:p>
          </table:table-cell>
          <table:table-cell/>
          <table:table-cell office:value-type="string">
            <text:p>chien qui tremble</text:p>
          </table:table-cell>
          <table:table-cell table:number-columns-repeated="1021"/>
        </table:table-row>
        <table:table-row table:style-name="ro1">
          <table:table-cell office:value-type="string">
            <text:p>http://www.chien-calme.com/actualites/canivtt/</text:p>
          </table:table-cell>
          <table:table-cell/>
          <table:table-cell office:value-type="string">
            <text:p>canivtt</text:p>
          </table:table-cell>
          <table:table-cell table:number-columns-repeated="1021"/>
        </table:table-row>
        <table:table-row table:style-name="ro1">
          <table:table-cell office:value-type="string">
            <text:p>http://www.chien-calme.com/actualites/flyball/</text:p>
          </table:table-cell>
          <table:table-cell/>
          <table:table-cell office:value-type="string">
            <text:p>flyball chien</text:p>
          </table:table-cell>
          <table:table-cell table:number-columns-repeated="1021"/>
        </table:table-row>
        <table:table-row table:style-name="ro1">
          <table:table-cell office:value-type="string">
            <text:p>http://www.chien-calme.com/actualites/chien-et-sommeil/</text:p>
          </table:table-cell>
          <table:table-cell table:number-columns-repeated="1023"/>
        </table:table-row>
        <table:table-row table:style-name="ro1">
          <table:table-cell office:value-type="string">
            <text:p>http://www.chien-calme.com/actualites/coussinets-chien-hiver-ete/</text:p>
          </table:table-cell>
          <table:table-cell table:number-columns-repeated="1023"/>
        </table:table-row>
        <table:table-row table:style-name="ro1">
          <table:table-cell office:value-type="string">
            <text:p>http://www.chien-calme.com/actualites/jouer-avec-son--chien/</text:p>
          </table:table-cell>
          <table:table-cell table:number-columns-repeated="1023"/>
        </table:table-row>
        <table:table-row table:style-name="ro1">
          <table:table-cell office:value-type="string">
            <text:p>http://www.chien-calme.com/actualites/fete-danger-chien/</text:p>
          </table:table-cell>
          <table:table-cell table:number-columns-repeated="1023"/>
        </table:table-row>
        <table:table-row table:style-name="ro1">
          <table:table-cell office:value-type="string">
            <text:p>http://www.chien-calme.com/actualites/test-connaissance2-chien/</text:p>
          </table:table-cell>
          <table:table-cell table:number-columns-repeated="1023"/>
        </table:table-row>
        <table:table-row table:style-name="ro1">
          <table:table-cell office:value-type="string">
            <text:p>http://www.chien-calme.com/actualites/education-canine/</text:p>
          </table:table-cell>
          <table:table-cell/>
          <table:table-cell office:value-type="string">
            <text:p>éducation canine</text:p>
          </table:table-cell>
          <table:table-cell table:number-columns-repeated="1021"/>
        </table:table-row>
        <table:table-row table:style-name="ro1">
          <table:table-cell office:value-type="string">
            <text:p>http://www.chien-calme.com/actualites/objets-connecte-chien/</text:p>
          </table:table-cell>
          <table:table-cell table:number-columns-repeated="1023"/>
        </table:table-row>
        <table:table-row table:style-name="ro1">
          <table:table-cell office:value-type="string">
            <text:p>http://www.chien-calme.com/actualites/conseils-chien-sain/</text:p>
          </table:table-cell>
          <table:table-cell table:number-columns-repeated="1023"/>
        </table:table-row>
        <table:table-row table:style-name="ro1">
          <table:table-cell office:value-type="string">
            <text:p>http://www.chien-calme.com/actualites/test-connaissance-chien/</text:p>
          </table:table-cell>
          <table:table-cell table:number-columns-repeated="1023"/>
        </table:table-row>
        <table:table-row table:style-name="ro1">
          <table:table-cell office:value-type="string">
            <text:p>http://www.chien-calme.com/actualites/chiensentpeur/</text:p>
          </table:table-cell>
          <table:table-cell table:number-columns-repeated="1023"/>
        </table:table-row>
        <table:table-row table:style-name="ro1">
          <table:table-cell office:value-type="string">
            <text:p>http://www.chien-calme.com/actualites/diabete-chien/</text:p>
          </table:table-cell>
          <table:table-cell table:number-columns-repeated="1023"/>
        </table:table-row>
        <table:table-row table:style-name="ro1">
          <table:table-cell office:value-type="string">
            <text:p>http://www.chien-calme.com/actualites/jouet-chien/</text:p>
          </table:table-cell>
          <table:table-cell table:number-columns-repeated="1023"/>
        </table:table-row>
        <table:table-row table:style-name="ro1">
          <table:table-cell office:value-type="string">
            <text:p>http://www.chien-calme.com/actualites/endroitspetfriendly/</text:p>
          </table:table-cell>
          <table:table-cell table:number-columns-repeated="1023"/>
        </table:table-row>
        <table:table-row table:style-name="ro1">
          <table:table-cell office:value-type="string">
            <text:p>http://www.chien-calme.com/actualites/adaptil-comprimes/</text:p>
          </table:table-cell>
          <table:table-cell/>
          <table:table-cell office:value-type="string">
            <text:p>adaptil chien</text:p>
          </table:table-cell>
          <table:table-cell table:number-columns-repeated="1021"/>
        </table:table-row>
        <table:table-row table:style-name="ro1">
          <table:table-cell office:value-type="string">
            <text:p>http://www.chien-calme.com/actualites/comment-lire-etiquettes-nourriture-chien/</text:p>
          </table:table-cell>
          <table:table-cell table:number-columns-repeated="1023"/>
        </table:table-row>
        <table:table-row table:style-name="ro1">
          <table:table-cell office:value-type="string">
            <text:p>http://www.chien-calme.com/actualites/sante-canine/</text:p>
          </table:table-cell>
          <table:table-cell table:number-columns-repeated="1023"/>
        </table:table-row>
        <table:table-row table:style-name="ro1">
          <table:table-cell office:value-type="string">
            <text:p>http://www.chien-calme.com/faq/comment/apprendre_proprete_chien/</text:p>
          </table:table-cell>
          <table:table-cell table:number-columns-repeated="1023"/>
        </table:table-row>
        <table:table-row table:style-name="ro1">
          <table:table-cell office:value-type="string">
            <text:p>http://www.chien-calme.com/faq/comment/brosser_les_dents_chien/</text:p>
          </table:table-cell>
          <table:table-cell/>
          <table:table-cell office:value-type="string">
            <text:p>brosser dents chien</text:p>
          </table:table-cell>
          <table:table-cell table:number-columns-repeated="1021"/>
        </table:table-row>
        <table:table-row table:style-name="ro1">
          <table:table-cell office:value-type="string">
            <text:p>http://www.chien-calme.com/faq/que_faire/quand_deux_chiens_se_battent/</text:p>
          </table:table-cell>
          <table:table-cell table:number-columns-repeated="1023"/>
        </table:table-row>
        <table:table-row table:style-name="ro2">
          <table:table-cell office:value-type="string">
            <text:p>http://www.chien-calme.com/faq/que_faire/quand_chien-a-diarrhee/</text:p>
          </table:table-cell>
          <table:table-cell table:number-columns-repeated="1023"/>
        </table:table-row>
        <table:table-row table:style-name="ro1">
          <table:table-cell office:value-type="string">
            <text:p>http://www.chien-calme.com/actualites/meilleurodorat-chien/</text:p>
          </table:table-cell>
          <table:table-cell table:number-columns-repeated="1023"/>
        </table:table-row>
        <table:table-row table:style-name="ro1">
          <table:table-cell office:value-type="string">
            <text:p>http://www.chien-calme.com/actualites/parasites-chien/</text:p>
          </table:table-cell>
          <table:table-cell/>
          <table:table-cell office:value-type="string">
            <text:p>parasite chien</text:p>
          </table:table-cell>
          <table:table-cell table:number-columns-repeated="1021"/>
        </table:table-row>
        <table:table-row table:style-name="ro1">
          <table:table-cell office:value-type="string">
            <text:p>http://www.chien-calme.com/faq/combien/chien_coute-par-an/</text:p>
          </table:table-cell>
          <table:table-cell table:number-columns-repeated="1023"/>
        </table:table-row>
        <table:table-row table:style-name="ro1">
          <table:table-cell office:value-type="string">
            <text:p>http://www.chien-calme.com/faq/combien/chien_abandonne-en_france/</text:p>
          </table:table-cell>
          <table:table-cell table:number-columns-repeated="1023"/>
        </table:table-row>
        <table:table-row table:style-name="ro2">
          <table:table-cell office:value-type="string">
            <text:p>http://www.chien-calme.com/faq/combien/chien_refuse-au_lof/</text:p>
          </table:table-cell>
          <table:table-cell table:number-columns-repeated="1023"/>
        </table:table-row>
        <table:table-row table:style-name="ro2">
          <table:table-cell office:value-type="string">
            <text:p>http://www.chien-calme.com/faq/combien/chien_dort_par_jour/</text:p>
          </table:table-cell>
          <table:table-cell table:number-columns-repeated="1023"/>
        </table:table-row>
        <table:table-row table:style-name="ro1">
          <table:table-cell office:value-type="string">
            <text:p>http://www.chien-calme.com/actualites/chiot-sante/</text:p>
          </table:table-cell>
          <table:table-cell/>
          <table:table-cell office:value-type="string">
            <text:p>santé du chien</text:p>
          </table:table-cell>
          <table:table-cell table:number-columns-repeated="1021"/>
        </table:table-row>
        <table:table-row table:style-name="ro1">
          <table:table-cell office:value-type="string">
            <text:p>http://www.chien-calme.com/actualites/chien-senior-sante/</text:p>
          </table:table-cell>
          <table:table-cell table:number-columns-repeated="1023"/>
        </table:table-row>
        <table:table-row table:style-name="ro1">
          <table:table-cell office:value-type="string">
            <text:p>http://www.chien-calme.com/actualites/xylitol-chien-danger/</text:p>
          </table:table-cell>
          <table:table-cell table:number-columns-repeated="1023"/>
        </table:table-row>
        <table:table-row table:style-name="ro1">
          <table:table-cell office:value-type="string">
            <text:p>http://www.chien-calme.com/actualites/homeochien-indispensables-sante/</text:p>
          </table:table-cell>
          <table:table-cell table:number-columns-repeated="1023"/>
        </table:table-row>
        <table:table-row table:style-name="ro1">
          <table:table-cell office:value-type="string">
            <text:p>http://www.chien-calme.com/actualites/nourriturechien-lesfruits/</text:p>
          </table:table-cell>
          <table:table-cell table:number-columns-repeated="1023"/>
        </table:table-row>
        <table:table-row table:style-name="ro1">
          <table:table-cell office:value-type="string">
            <text:p>http://www.chien-calme.com/actualites/nourriturechien-danger/</text:p>
          </table:table-cell>
          <table:table-cell table:number-columns-repeated="1023"/>
        </table:table-row>
        <table:table-row table:style-name="ro1">
          <table:table-cell office:value-type="string">
            <text:p>http://www.chien-calme.com/actualites/entre-chien-et-loups/</text:p>
          </table:table-cell>
          <table:table-cell table:number-columns-repeated="1023"/>
        </table:table-row>
        <table:table-row table:style-name="ro1">
          <table:table-cell office:value-type="string">
            <text:p>http://www.chien-calme.com/actualites/chien-dominant/</text:p>
          </table:table-cell>
          <table:table-cell/>
          <table:table-cell office:value-type="string">
            <text:p>chien dominant</text:p>
          </table:table-cell>
          <table:table-cell table:number-columns-repeated="1021"/>
        </table:table-row>
        <table:table-row table:style-name="ro1">
          <table:table-cell office:value-type="string">
            <text:p>http://www.chien-calme.com/faq/combien/temps-pass%C3%A9-avec-chien/</text:p>
          </table:table-cell>
          <table:table-cell table:number-columns-repeated="1023"/>
        </table:table-row>
        <table:table-row table:style-name="ro1">
          <table:table-cell office:value-type="string">
            <text:p>http://www.chien-calme.com/actualites/douleur-chien/</text:p>
          </table:table-cell>
          <table:table-cell table:number-columns-repeated="1023"/>
        </table:table-row>
        <table:table-row table:style-name="ro1">
          <table:table-cell office:value-type="string">
            <text:p>http://www.chien-calme.com/actualites/chienquitire/</text:p>
          </table:table-cell>
          <table:table-cell table:number-columns-repeated="1023"/>
        </table:table-row>
        <table:table-row table:style-name="ro1">
          <table:table-cell office:value-type="string">
            <text:p>http://www.chien-calme.com/actualites/vaccin-grippe/</text:p>
          </table:table-cell>
          <table:table-cell/>
          <table:table-cell office:value-type="string">
            <text:p>vaccin chien</text:p>
          </table:table-cell>
          <table:table-cell table:number-columns-repeated="1021"/>
        </table:table-row>
        <table:table-row table:style-name="ro1">
          <table:table-cell office:value-type="string">
            <text:p>http://www.chien-calme.com/actualites/sant%C3%A9buccale-chien/</text:p>
          </table:table-cell>
          <table:table-cell table:number-columns-repeated="1023"/>
        </table:table-row>
        <table:table-row table:style-name="ro1">
          <table:table-cell office:value-type="string">
            <text:p>http://www.chien-calme.com/actualites/qi-longevite/</text:p>
          </table:table-cell>
          <table:table-cell table:number-columns-repeated="1023"/>
        </table:table-row>
        <table:table-row table:style-name="ro1">
          <table:table-cell office:value-type="string">
            <text:p>http://www.chien-calme.com/actualites/bienfaits-sant%C3%A9-massage/</text:p>
          </table:table-cell>
          <table:table-cell table:number-columns-repeated="1023"/>
        </table:table-row>
        <table:table-row table:style-name="ro1">
          <table:table-cell office:value-type="string">
            <text:p>http://www.chien-calme.com/actualites/chien-et-danse/</text:p>
          </table:table-cell>
          <table:table-cell table:number-columns-repeated="1023"/>
        </table:table-row>
        <table:table-row table:style-name="ro1">
          <table:table-cell office:value-type="string">
            <text:p>http://www.chien-calme.com/actualites/collierelectrique-et-educationcanine/</text:p>
          </table:table-cell>
          <table:table-cell table:number-columns-repeated="1023"/>
        </table:table-row>
        <table:table-row table:style-name="ro1">
          <table:table-cell office:value-type="string">
            <text:p>http://www.chien-calme.com/actualites/esthetique-canine/</text:p>
          </table:table-cell>
          <table:table-cell table:number-columns-repeated="1023"/>
        </table:table-row>
        <table:table-row table:style-name="ro1">
          <table:table-cell office:value-type="string">
            <text:p>http://www.chien-calme.com/actualites/chien-social/</text:p>
          </table:table-cell>
          <table:table-cell table:number-columns-repeated="1023"/>
        </table:table-row>
        <table:table-row table:style-name="ro1">
          <table:table-cell office:value-type="string">
            <text:p>http://www.chien-calme.com/actualites/choisir-son-chien/</text:p>
          </table:table-cell>
          <table:table-cell table:number-columns-repeated="1023"/>
        </table:table-row>
        <table:table-row table:style-name="ro1">
          <table:table-cell office:value-type="string">
            <text:p>http://www.chien-calme.com/actualites/chien-et-conscience/</text:p>
          </table:table-cell>
          <table:table-cell table:number-columns-repeated="1023"/>
        </table:table-row>
        <table:table-row table:style-name="ro1">
          <table:table-cell office:value-type="string">
            <text:p>http://www.chien-calme.com/actualites/chien-et-insomnie/</text:p>
          </table:table-cell>
          <table:table-cell table:number-columns-repeated="1023"/>
        </table:table-row>
        <table:table-row table:style-name="ro1">
          <table:table-cell office:value-type="string">
            <text:p>http://www.chien-calme.com/actualites/refus-de-manger/</text:p>
          </table:table-cell>
          <table:table-cell table:number-columns-repeated="1023"/>
        </table:table-row>
        <table:table-row table:style-name="ro1">
          <table:table-cell office:value-type="string">
            <text:p>http://www.chien-calme.com/actualites/chien-surpoids/</text:p>
          </table:table-cell>
          <table:table-cell table:number-columns-repeated="1023"/>
        </table:table-row>
        <table:table-row table:style-name="ro1">
          <table:table-cell office:value-type="string">
            <text:p>http://www.chien-calme.com/actualites/educationcanine/</text:p>
          </table:table-cell>
          <table:table-cell table:number-columns-repeated="1023"/>
        </table:table-row>
        <table:table-row table:style-name="ro1">
          <table:table-cell office:value-type="string">
            <text:p>http://www.chien-calme.com/actualites/senior-chien/</text:p>
          </table:table-cell>
          <table:table-cell table:number-columns-repeated="1023"/>
        </table:table-row>
        <table:table-row table:style-name="ro1">
          <table:table-cell office:value-type="string">
            <text:p>http://www.chien-calme.com/actualites/costumes_chiens_halloween/</text:p>
          </table:table-cell>
          <table:table-cell table:number-columns-repeated="1023"/>
        </table:table-row>
        <table:table-row table:style-name="ro1">
          <table:table-cell office:value-type="string">
            <text:p>http://www.chien-calme.com/actualites/manteau-anti-anxietet/</text:p>
          </table:table-cell>
          <table:table-cell table:number-columns-repeated="1023"/>
        </table:table-row>
        <table:table-row table:style-name="ro1">
          <table:table-cell office:value-type="string">
            <text:p>http://www.chien-calme.com/actualites/chef-meute/</text:p>
          </table:table-cell>
          <table:table-cell table:number-columns-repeated="1023"/>
        </table:table-row>
        <table:table-row table:style-name="ro1">
          <table:table-cell office:value-type="string">
            <text:p>http://www.chien-calme.com/actualites/woufki-feedback/</text:p>
          </table:table-cell>
          <table:table-cell table:number-columns-repeated="1023"/>
        </table:table-row>
        <table:table-row table:style-name="ro1">
          <table:table-cell office:value-type="string">
            <text:p>http://www.chien-calme.com/actualites/chien-et-reve/</text:p>
          </table:table-cell>
          <table:table-cell table:number-columns-repeated="1023"/>
        </table:table-row>
        <table:table-row table:style-name="ro1">
          <table:table-cell office:value-type="string">
            <text:p>http://www.chien-calme.com/actualites/renforcemntpositif-punition/</text:p>
          </table:table-cell>
          <table:table-cell table:number-columns-repeated="1023"/>
        </table:table-row>
        <table:table-row table:style-name="ro1">
          <table:table-cell office:value-type="string">
            <text:p>http://www.chien-calme.com/actualites/mal-transport-chien/</text:p>
          </table:table-cell>
          <table:table-cell table:number-columns-repeated="1023"/>
        </table:table-row>
        <table:table-row table:style-name="ro1">
          <table:table-cell office:value-type="string">
            <text:p>http://www.chien-calme.com/actualites/chien-surfeurs/</text:p>
          </table:table-cell>
          <table:table-cell table:number-columns-repeated="1023"/>
        </table:table-row>
        <table:table-row table:style-name="ro1">
          <table:table-cell office:value-type="string">
            <text:p>http://www.chien-calme.com/actualites/cage-transport-chien/</text:p>
          </table:table-cell>
          <table:table-cell table:number-columns-repeated="1023"/>
        </table:table-row>
        <table:table-row table:style-name="ro1">
          <table:table-cell office:value-type="string">
            <text:p>http://www.chien-calme.com/actualites/poils-chien-automne/</text:p>
          </table:table-cell>
          <table:table-cell table:number-columns-repeated="1023"/>
        </table:table-row>
        <table:table-row table:style-name="ro1">
          <table:table-cell office:value-type="string">
            <text:p>http://www.chien-calme.com/actualites/chien-en-voiture-securite/</text:p>
          </table:table-cell>
          <table:table-cell table:number-columns-repeated="1023"/>
        </table:table-row>
        <table:table-row table:style-name="ro1">
          <table:table-cell office:value-type="string">
            <text:p>http://www.chien-calme.com/actualites/sante-chien-senior/</text:p>
          </table:table-cell>
          <table:table-cell table:number-columns-repeated="1023"/>
        </table:table-row>
        <table:table-row table:style-name="ro1">
          <table:table-cell office:value-type="string">
            <text:p>http://www.chien-calme.com/actualites/morsure-chien/</text:p>
          </table:table-cell>
          <table:table-cell table:number-columns-repeated="1023"/>
        </table:table-row>
        <table:table-row table:style-name="ro1">
          <table:table-cell office:value-type="string">
            <text:p>http://www.chien-calme.com/actualites/hypnose-chien/</text:p>
          </table:table-cell>
          <table:table-cell table:number-columns-repeated="1023"/>
        </table:table-row>
        <table:table-row table:style-name="ro1">
          <table:table-cell office:value-type="string">
            <text:p>http://www.chien-calme.com/actualites/woufkiled/</text:p>
          </table:table-cell>
          <table:table-cell table:number-columns-repeated="1023"/>
        </table:table-row>
        <table:table-row table:style-name="ro1">
          <table:table-cell office:value-type="string">
            <text:p>http://www.chien-calme.com/actualites/assurer-chien/</text:p>
          </table:table-cell>
          <table:table-cell table:number-columns-repeated="1023"/>
        </table:table-row>
        <table:table-row table:style-name="ro1">
          <table:table-cell office:value-type="string">
            <text:p>http://www.chien-calme.com/actualites/anxietecage/</text:p>
          </table:table-cell>
          <table:table-cell table:number-columns-repeated="1023"/>
        </table:table-row>
        <table:table-row table:style-name="ro1">
          <table:table-cell office:value-type="string">
            <text:p>http://www.chien-calme.com/actualites/adopterchien-bon-pour-la-sante/</text:p>
          </table:table-cell>
          <table:table-cell table:number-columns-repeated="1023"/>
        </table:table-row>
        <table:table-row table:style-name="ro1">
          <table:table-cell office:value-type="string">
            <text:p>http://www.chien-calme.com/actualites/chien-et-feu-dartifice/</text:p>
          </table:table-cell>
          <table:table-cell table:number-columns-repeated="1023"/>
        </table:table-row>
        <table:table-row table:style-name="ro1">
          <table:table-cell office:value-type="string">
            <text:p>http://www.chien-calme.com/actualites/chien-et-chaleur/</text:p>
          </table:table-cell>
          <table:table-cell table:number-columns-repeated="1023"/>
        </table:table-row>
        <table:table-row table:style-name="ro1">
          <table:table-cell office:value-type="string">
            <text:p>http://www.chien-calme.com/actualites/chien-et-deprime-humaine/</text:p>
          </table:table-cell>
          <table:table-cell table:number-columns-repeated="1023"/>
        </table:table-row>
        <table:table-row table:style-name="ro1">
          <table:table-cell office:value-type="string">
            <text:p>http://www.chien-calme.com/actualites/grognement-chien/</text:p>
          </table:table-cell>
          <table:table-cell table:number-columns-repeated="1023"/>
        </table:table-row>
        <table:table-row table:style-name="ro1">
          <table:table-cell office:value-type="string">
            <text:p>http://www.chien-calme.com/actualites/doga-pratique/</text:p>
          </table:table-cell>
          <table:table-cell table:number-columns-repeated="1023"/>
        </table:table-row>
        <table:table-row table:style-name="ro1">
          <table:table-cell office:value-type="string">
            <text:p>http://www.chien-calme.com/actualites/roll-over/</text:p>
          </table:table-cell>
          <table:table-cell table:number-columns-repeated="1023"/>
        </table:table-row>
        <table:table-row table:style-name="ro1">
          <table:table-cell office:value-type="string">
            <text:p>http://www.chien-calme.com/actualites/chien_hyperactif/</text:p>
          </table:table-cell>
          <table:table-cell table:number-columns-repeated="1023"/>
        </table:table-row>
        <table:table-row table:style-name="ro1">
          <table:table-cell office:value-type="string">
            <text:p>http://www.chien-calme.com/actualites/chien-unique-11explications/</text:p>
          </table:table-cell>
          <table:table-cell table:number-columns-repeated="1023"/>
        </table:table-row>
        <table:table-row table:style-name="ro1">
          <table:table-cell office:value-type="string">
            <text:p>http://www.chien-calme.com/actualites/chien-et-orage/</text:p>
          </table:table-cell>
          <table:table-cell table:number-columns-repeated="1023"/>
        </table:table-row>
        <table:table-row table:style-name="ro1">
          <table:table-cell office:value-type="string">
            <text:p>http://www.chien-calme.com/actualites/chien-et-caresses/</text:p>
          </table:table-cell>
          <table:table-cell table:number-columns-repeated="1023"/>
        </table:table-row>
        <table:table-row table:style-name="ro1">
          <table:table-cell office:value-type="string">
            <text:p>http://www.chien-calme.com/actualites/choisir-educateur-canin/</text:p>
          </table:table-cell>
          <table:table-cell table:number-columns-repeated="1023"/>
        </table:table-row>
        <table:table-row table:style-name="ro1">
          <table:table-cell office:value-type="string">
            <text:p>http://www.chien-calme.com/actualites/chien-qui-mange-herbe/</text:p>
          </table:table-cell>
          <table:table-cell table:number-columns-repeated="1023"/>
        </table:table-row>
        <table:table-row table:style-name="ro1">
          <table:table-cell office:value-type="string">
            <text:p>http://www.chien-calme.com/actualites/canicroo-quebec/</text:p>
          </table:table-cell>
          <table:table-cell table:number-columns-repeated="1023"/>
        </table:table-row>
        <table:table-row table:style-name="ro1">
          <table:table-cell office:value-type="string">
            <text:p>http://www.chien-calme.com/actualites/osteo_canin/</text:p>
          </table:table-cell>
          <table:table-cell table:number-columns-repeated="1023"/>
        </table:table-row>
        <table:table-row table:style-name="ro1">
          <table:table-cell office:value-type="string">
            <text:p>http://www.chien-calme.com/actualites/ne-donnez-pas-de-fausses-infos-au-chien/</text:p>
          </table:table-cell>
          <table:table-cell table:number-columns-repeated="1023"/>
        </table:table-row>
        <table:table-row table:style-name="ro1">
          <table:table-cell office:value-type="string">
            <text:p>http://www.chien-calme.com/actualites/dessolutions-contre-lestress/</text:p>
          </table:table-cell>
          <table:table-cell table:number-columns-repeated="1023"/>
        </table:table-row>
        <table:table-row table:style-name="ro1">
          <table:table-cell office:value-type="string">
            <text:p>http://www.chien-calme.com/actualites/mainaucollier-et-morsure/</text:p>
          </table:table-cell>
          <table:table-cell table:number-columns-repeated="1023"/>
        </table:table-row>
        <table:table-row table:style-name="ro1">
          <table:table-cell office:value-type="string">
            <text:p>http://www.chien-calme.com/actualites/chien-et-lit/</text:p>
          </table:table-cell>
          <table:table-cell table:number-columns-repeated="1023"/>
        </table:table-row>
        <table:table-row table:style-name="ro1">
          <table:table-cell office:value-type="string">
            <text:p>http://www.chien-calme.com/actualites/huileolive-santechien/</text:p>
          </table:table-cell>
          <table:table-cell table:number-columns-repeated="1023"/>
        </table:table-row>
        <table:table-row table:style-name="ro1">
          <table:table-cell office:value-type="string">
            <text:p>http://www.chien-calme.com/actualites/sourire-et-chien/</text:p>
          </table:table-cell>
          <table:table-cell table:number-columns-repeated="1023"/>
        </table:table-row>
        <table:table-row table:style-name="ro1">
          <table:table-cell office:value-type="string">
            <text:p>http://www.chien-calme.com/actualites/chien_bio/</text:p>
          </table:table-cell>
          <table:table-cell table:number-columns-repeated="1023"/>
        </table:table-row>
        <table:table-row table:style-name="ro1">
          <table:table-cell office:value-type="string">
            <text:p>http://www.chien-calme.com/actualites/ce-que-nos-chiens-detestent/</text:p>
          </table:table-cell>
          <table:table-cell table:number-columns-repeated="1023"/>
        </table:table-row>
        <table:table-row table:style-name="ro1">
          <table:table-cell office:value-type="string">
            <text:p>http://www.chien-calme.com/actualites/chien-et-odorat/</text:p>
          </table:table-cell>
          <table:table-cell table:number-columns-repeated="1023"/>
        </table:table-row>
        <table:table-row table:style-name="ro1">
          <table:table-cell office:value-type="string">
            <text:p>http://www.chien-calme.com/actualites/dog-tv-chaine-des-chiens-calmes/</text:p>
          </table:table-cell>
          <table:table-cell table:number-columns-repeated="1023"/>
        </table:table-row>
        <table:table-row table:style-name="ro2">
          <table:table-cell office:value-type="string">
            <text:p>http://www.chien-calme.com/a-propos/</text:p>
          </table:table-cell>
          <table:table-cell table:number-columns-repeated="1023"/>
        </table:table-row>
        <table:table-row table:style-name="ro2">
          <table:table-cell office:value-type="string">
            <text:p>http://www.chien-calme.com/contact/</text:p>
          </table:table-cell>
          <table:table-cell table:number-columns-repeated="1023"/>
        </table:table-row>
        <table:table-row table:style-name="ro2">
          <table:table-cell office:value-type="string">
            <text:p>http://www.chien-calme.com/merci_email2/</text:p>
          </table:table-cell>
          <table:table-cell table:number-columns-repeated="1023"/>
        </table:table-row>
        <table:table-row table:style-name="ro2">
          <table:table-cell office:value-type="string">
            <text:p>http://www.chien-calme.com/merci_email/</text:p>
          </table:table-cell>
          <table:table-cell table:number-columns-repeated="1023"/>
        </table:table-row>
        <table:table-row table:style-name="ro1">
          <table:table-cell office:value-type="string">
            <text:p>http://www.chien-calme.com/partenairesold/</text:p>
          </table:table-cell>
          <table:table-cell table:number-columns-repeated="1023"/>
        </table:table-row>
        <table:table-row table:style-name="ro1">
          <table:table-cell office:value-type="string">
            <text:p>http://www.chien-calme.com/actualites/skijoring-canin/</text:p>
          </table:table-cell>
          <table:table-cell table:number-columns-repeated="1023"/>
        </table:table-row>
        <table:table-row table:style-name="ro1">
          <table:table-cell office:value-type="string">
            <text:p>http://www.chien-calme.com/actualites/fatigue-chien/</text:p>
          </table:table-cell>
          <table:table-cell table:number-columns-repeated="1023"/>
        </table:table-row>
        <table:table-row table:style-name="ro1">
          <table:table-cell office:value-type="string">
            <text:p>http://www.chien-calme.com/actualites/rando-et-dangers/</text:p>
          </table:table-cell>
          <table:table-cell table:number-columns-repeated="1023"/>
        </table:table-row>
        <table:table-row table:style-name="ro1">
          <table:table-cell office:value-type="string">
            <text:p>http://www.chien-calme.com/actualites/langage_corporel_canin_fatigue/</text:p>
          </table:table-cell>
          <table:table-cell table:number-columns-repeated="1023"/>
        </table:table-row>
        <table:table-row table:style-name="ro1">
          <table:table-cell office:value-type="string">
            <text:p>http://www.chien-calme.com/actualites/male-ou-femelle/</text:p>
          </table:table-cell>
          <table:table-cell table:number-columns-repeated="1023"/>
        </table:table-row>
        <table:table-row table:style-name="ro1">
          <table:table-cell office:value-type="string">
            <text:p>http://www.chien-calme.com/actualites/dentssaines-pour-chien-sain/</text:p>
          </table:table-cell>
          <table:table-cell table:number-columns-repeated="1023"/>
        </table:table-row>
        <table:table-row table:style-name="ro1">
          <table:table-cell office:value-type="string">
            <text:p>http://www.chien-calme.com/actualites/saison-et-confort-canin/</text:p>
          </table:table-cell>
          <table:table-cell table:number-columns-repeated="1023"/>
        </table:table-row>
        <table:table-row table:style-name="ro1">
          <table:table-cell office:value-type="string">
            <text:p>http://www.chien-calme.com/actualites/vermifuger_son-chien/</text:p>
          </table:table-cell>
          <table:table-cell table:number-columns-repeated="1023"/>
        </table:table-row>
        <table:table-row table:style-name="ro1">
          <table:table-cell office:value-type="string">
            <text:p>http://www.chien-calme.com/actualites/massage_pour_chiens/</text:p>
          </table:table-cell>
          <table:table-cell table:number-columns-repeated="1023"/>
        </table:table-row>
        <table:table-row table:style-name="ro1">
          <table:table-cell office:value-type="string">
            <text:p>http://www.chien-calme.com/actualites/mode_et_consequences_chiens/</text:p>
          </table:table-cell>
          <table:table-cell table:number-columns-repeated="1023"/>
        </table:table-row>
        <table:table-row table:style-name="ro1">
          <table:table-cell office:value-type="string">
            <text:p>http://www.chien-calme.com/actualites/cerveau-chien/</text:p>
          </table:table-cell>
          <table:table-cell table:number-columns-repeated="1023"/>
        </table:table-row>
        <table:table-row table:style-name="ro1">
          <table:table-cell office:value-type="string">
            <text:p>http://www.chien-calme.com/actualites/acuponcture_canine/</text:p>
          </table:table-cell>
          <table:table-cell table:number-columns-repeated="1023"/>
        </table:table-row>
        <table:table-row table:style-name="ro2">
          <table:table-cell office:value-type="string">
            <text:p>http://www.chien-calme.com/</text:p>
          </table:table-cell>
          <table:table-cell table:number-columns-repeated="1023"/>
        </table:table-row>
        <table:table-row table:style-name="ro1">
          <table:table-cell office:value-type="string">
            <text:p>http://www.chien-calme.com/actualites/yoga_pour_chiens/</text:p>
          </table:table-cell>
          <table:table-cell table:number-columns-repeated="1023"/>
        </table:table-row>
        <table:table-row table:style-name="ro1">
          <table:table-cell office:value-type="string">
            <text:p>http://www.chien-calme.com/mentions-legales/</text:p>
          </table:table-cell>
          <table:table-cell table:number-columns-repeated="1023"/>
        </table:table-row>
        <table:table-row table:style-name="ro1">
          <table:table-cell office:value-type="string">
            <text:p>http://www.chien-calme.com/actualites/piscine_natation/</text:p>
          </table:table-cell>
          <table:table-cell table:number-columns-repeated="1023"/>
        </table:table-row>
        <table:table-row table:style-name="ro1">
          <table:table-cell office:value-type="string">
            <text:p>http://www.chien-calme.com/actualites/chien_anxieux_depart/</text:p>
          </table:table-cell>
          <table:table-cell table:number-columns-repeated="1023"/>
        </table:table-row>
        <table:table-row table:style-name="ro2">
          <table:table-cell office:value-type="string">
            <text:p>http://www.chien-calme.com/tags/</text:p>
          </table:table-cell>
          <table:table-cell table:number-columns-repeated="1023"/>
        </table:table-row>
        <table:table-row table:style-name="ro2">
          <table:table-cell office:value-type="string">
            <text:p>http://www.chien-calme.com/tags/aboiement/</text:p>
          </table:table-cell>
          <table:table-cell table:number-columns-repeated="1023"/>
        </table:table-row>
        <table:table-row table:style-name="ro1">
          <table:table-cell office:value-type="string">
            <text:p>http://www.chien-calme.com/categories/activite_appartement/</text:p>
          </table:table-cell>
          <table:table-cell table:number-columns-repeated="1023"/>
        </table:table-row>
        <table:table-row table:style-name="ro1">
          <table:table-cell office:value-type="string">
            <text:p>http://www.chien-calme.com/categories/activite_campagne/</text:p>
          </table:table-cell>
          <table:table-cell table:number-columns-repeated="1023"/>
        </table:table-row>
        <table:table-row table:style-name="ro1">
          <table:table-cell office:value-type="string">
            <text:p>http://www.chien-calme.com/categories/activite_eau/</text:p>
          </table:table-cell>
          <table:table-cell table:number-columns-repeated="1023"/>
        </table:table-row>
        <table:table-row table:style-name="ro1">
          <table:table-cell office:value-type="string">
            <text:p>http://www.chien-calme.com/categories/activite_montagne/</text:p>
          </table:table-cell>
          <table:table-cell table:number-columns-repeated="1023"/>
        </table:table-row>
        <table:table-row table:style-name="ro1">
          <table:table-cell office:value-type="string">
            <text:p>http://www.chien-calme.com/categories/activite_ville/</text:p>
          </table:table-cell>
          <table:table-cell table:number-columns-repeated="1023"/>
        </table:table-row>
        <table:table-row table:style-name="ro1">
          <table:table-cell office:value-type="string">
            <text:p>http://www.chien-calme.com/activites/</text:p>
          </table:table-cell>
          <table:table-cell table:number-columns-repeated="1023"/>
        </table:table-row>
        <table:table-row table:style-name="ro1">
          <table:table-cell office:value-type="string">
            <text:p>http://www.chien-calme.com/tags/activit%C3%A9-indoor/</text:p>
          </table:table-cell>
          <table:table-cell table:number-columns-repeated="1023"/>
        </table:table-row>
        <table:table-row table:style-name="ro1">
          <table:table-cell office:value-type="string">
            <text:p>http://www.chien-calme.com/tags/activit%C3%A9-outdoor/</text:p>
          </table:table-cell>
          <table:table-cell table:number-columns-repeated="1023"/>
        </table:table-row>
        <table:table-row table:style-name="ro1">
          <table:table-cell office:value-type="string">
            <text:p>http://www.chien-calme.com/actualites/</text:p>
          </table:table-cell>
          <table:table-cell table:number-columns-repeated="1023"/>
        </table:table-row>
        <table:table-row table:style-name="ro1">
          <table:table-cell office:value-type="string">
            <text:p>http://www.chien-calme.com/categories/acuponcture/</text:p>
          </table:table-cell>
          <table:table-cell table:number-columns-repeated="1023"/>
        </table:table-row>
        <table:table-row table:style-name="ro2">
          <table:table-cell office:value-type="string">
            <text:p>http://www.chien-calme.com/tags/adoption/</text:p>
          </table:table-cell>
          <table:table-cell table:number-columns-repeated="1023"/>
        </table:table-row>
        <table:table-row table:style-name="ro1">
          <table:table-cell office:value-type="string">
            <text:p>http://www.chien-calme.com/tags/agressivit%C3%A9/</text:p>
          </table:table-cell>
          <table:table-cell table:number-columns-repeated="1023"/>
        </table:table-row>
        <table:table-row table:style-name="ro2">
          <table:table-cell office:value-type="string">
            <text:p>http://www.chien-calme.com/tags/alimentation/</text:p>
          </table:table-cell>
          <table:table-cell table:number-columns-repeated="1023"/>
        </table:table-row>
        <table:table-row table:style-name="ro1">
          <table:table-cell office:value-type="string">
            <text:p>http://www.chien-calme.com/categories/alimentation/</text:p>
          </table:table-cell>
          <table:table-cell table:number-columns-repeated="1023"/>
        </table:table-row>
        <table:table-row table:style-name="ro2">
          <table:table-cell office:value-type="string">
            <text:p>http://www.chien-calme.com/tags/amis/</text:p>
          </table:table-cell>
          <table:table-cell table:number-columns-repeated="1023"/>
        </table:table-row>
        <table:table-row table:style-name="ro2">
          <table:table-cell office:value-type="string">
            <text:p>http://www.chien-calme.com/partenaires/costaud/</text:p>
          </table:table-cell>
          <table:table-cell table:number-columns-repeated="1023"/>
        </table:table-row>
        <table:table-row table:style-name="ro1">
          <table:table-cell office:value-type="string">
            <text:p>http://www.chien-calme.com/tags/anxi%C3%A9t%C3%A9/</text:p>
          </table:table-cell>
          <table:table-cell table:number-columns-repeated="1023"/>
        </table:table-row>
        <table:table-row table:style-name="ro1">
          <table:table-cell office:value-type="string">
            <text:p>http://www.chien-calme.com/categories/anxi%C3%A9t%C3%A9/</text:p>
          </table:table-cell>
          <table:table-cell table:number-columns-repeated="1023"/>
        </table:table-row>
        <table:table-row table:style-name="ro1">
          <table:table-cell office:value-type="string">
            <text:p>http://www.chien-calme.com/categories/anxi%C3%A9t%C3%A9-d%C3%A9part/</text:p>
          </table:table-cell>
          <table:table-cell table:number-columns-repeated="1023"/>
        </table:table-row>
        <table:table-row table:style-name="ro2">
          <table:table-cell office:value-type="string">
            <text:p>http://www.chien-calme.com/tags/apaisement/</text:p>
          </table:table-cell>
          <table:table-cell table:number-columns-repeated="1023"/>
        </table:table-row>
        <table:table-row table:style-name="ro1">
          <table:table-cell office:value-type="string">
            <text:p>http://www.chien-calme.com/auteurs/baptiste_lauer/</text:p>
          </table:table-cell>
          <table:table-cell table:number-columns-repeated="1023"/>
        </table:table-row>
        <table:table-row table:style-name="ro1">
          <table:table-cell office:value-type="string">
            <text:p>http://www.chien-calme.com/auteurs/caroline_renou/</text:p>
          </table:table-cell>
          <table:table-cell table:number-columns-repeated="1023"/>
        </table:table-row>
        <table:table-row table:style-name="ro2">
          <table:table-cell office:value-type="string">
            <text:p>http://www.chien-calme.com/auteurs/invite/</text:p>
          </table:table-cell>
          <table:table-cell table:number-columns-repeated="1023"/>
        </table:table-row>
        <table:table-row table:style-name="ro1">
          <table:table-cell office:value-type="string">
            <text:p>http://www.chien-calme.com/auteurs/jean_christophe_lavocat/</text:p>
          </table:table-cell>
          <table:table-cell table:number-columns-repeated="1023"/>
        </table:table-row>
        <table:table-row table:style-name="ro1">
          <table:table-cell office:value-type="string">
            <text:p>http://www.chien-calme.com/auteurs/marie_george_clouet/</text:p>
          </table:table-cell>
          <table:table-cell table:number-columns-repeated="1023"/>
        </table:table-row>
        <table:table-row table:style-name="ro2">
          <table:table-cell office:value-type="string">
            <text:p>http://www.chien-calme.com/auteurs/</text:p>
          </table:table-cell>
          <table:table-cell table:number-columns-repeated="1023"/>
        </table:table-row>
        <table:table-row table:style-name="ro1">
          <table:table-cell office:value-type="string">
            <text:p>http://www.chien-calme.com/tags/canicross/</text:p>
          </table:table-cell>
          <table:table-cell table:number-columns-repeated="1023"/>
        </table:table-row>
        <table:table-row table:style-name="ro1">
          <table:table-cell office:value-type="string">
            <text:p>http://www.chien-calme.com/categories/</text:p>
          </table:table-cell>
          <table:table-cell table:number-columns-repeated="1023"/>
        </table:table-row>
        <table:table-row table:style-name="ro2">
          <table:table-cell office:value-type="string">
            <text:p>http://www.chien-calme.com/tags/chiot/</text:p>
          </table:table-cell>
          <table:table-cell table:number-columns-repeated="1023"/>
        </table:table-row>
        <table:table-row table:style-name="ro2">
          <table:table-cell office:value-type="string">
            <text:p>http://www.chien-calme.com/tags/collier/</text:p>
          </table:table-cell>
          <table:table-cell table:number-columns-repeated="1023"/>
        </table:table-row>
        <table:table-row table:style-name="ro1">
          <table:table-cell office:value-type="string">
            <text:p>http://www.chien-calme.com/categories/combien/</text:p>
          </table:table-cell>
          <table:table-cell table:number-columns-repeated="1023"/>
        </table:table-row>
        <table:table-row table:style-name="ro1">
          <table:table-cell office:value-type="string">
            <text:p>http://www.chien-calme.com/faq/combien/</text:p>
          </table:table-cell>
          <table:table-cell table:number-columns-repeated="1023"/>
        </table:table-row>
        <table:table-row table:style-name="ro1">
          <table:table-cell office:value-type="string">
            <text:p>http://www.chien-calme.com/categories/comment/</text:p>
          </table:table-cell>
          <table:table-cell table:number-columns-repeated="1023"/>
        </table:table-row>
        <table:table-row table:style-name="ro1">
          <table:table-cell office:value-type="string">
            <text:p>http://www.chien-calme.com/faq/comment/</text:p>
          </table:table-cell>
          <table:table-cell table:number-columns-repeated="1023"/>
        </table:table-row>
        <table:table-row table:style-name="ro2">
          <table:table-cell office:value-type="string">
            <text:p>http://www.chien-calme.com/tags/comportement/</text:p>
          </table:table-cell>
          <table:table-cell table:number-columns-repeated="1023"/>
        </table:table-row>
        <table:table-row table:style-name="ro1">
          <table:table-cell office:value-type="string">
            <text:p>http://www.chien-calme.com/categories/comportement/</text:p>
          </table:table-cell>
          <table:table-cell table:number-columns-repeated="1023"/>
        </table:table-row>
        <table:table-row table:style-name="ro2">
          <table:table-cell office:value-type="string">
            <text:p>http://www.chien-calme.com/tags/comportement-canin/</text:p>
          </table:table-cell>
          <table:table-cell table:number-columns-repeated="1023"/>
        </table:table-row>
        <table:table-row table:style-name="ro2">
          <table:table-cell office:value-type="string">
            <text:p>http://www.chien-calme.com/tags/confort/</text:p>
          </table:table-cell>
          <table:table-cell table:number-columns-repeated="1023"/>
        </table:table-row>
        <table:table-row table:style-name="ro2">
          <table:table-cell office:value-type="string">
            <text:p>http://www.chien-calme.com/tags/conscience/</text:p>
          </table:table-cell>
          <table:table-cell table:number-columns-repeated="1023"/>
        </table:table-row>
        <table:table-row table:style-name="ro2">
          <table:table-cell office:value-type="string">
            <text:p>http://www.chien-calme.com/tags/costumes/</text:p>
          </table:table-cell>
          <table:table-cell table:number-columns-repeated="1023"/>
        </table:table-row>
        <table:table-row table:style-name="ro1">
          <table:table-cell office:value-type="string">
            <text:p>http://www.chien-calme.com/tags/dansesport-indoor/</text:p>
          </table:table-cell>
          <table:table-cell table:number-columns-repeated="1023"/>
        </table:table-row>
        <table:table-row table:style-name="ro2">
          <table:table-cell office:value-type="string">
            <text:p>http://www.chien-calme.com/tags/dents/</text:p>
          </table:table-cell>
          <table:table-cell table:number-columns-repeated="1023"/>
        </table:table-row>
        <table:table-row table:style-name="ro1">
          <table:table-cell office:value-type="string">
            <text:p>http://www.chien-calme.com/tags/detente/</text:p>
          </table:table-cell>
          <table:table-cell table:number-columns-repeated="1023"/>
        </table:table-row>
        <table:table-row table:style-name="ro1">
          <table:table-cell office:value-type="string">
            <text:p>http://www.chien-calme.com/tags/development/</text:p>
          </table:table-cell>
          <table:table-cell table:number-columns-repeated="1023"/>
        </table:table-row>
        <table:table-row table:style-name="ro2">
          <table:table-cell office:value-type="string">
            <text:p>http://www.chien-calme.com/tags/di%C3%A9t%C3%A9tique/</text:p>
          </table:table-cell>
          <table:table-cell table:number-columns-repeated="1023"/>
        </table:table-row>
        <table:table-row table:style-name="ro1">
          <table:table-cell office:value-type="string">
            <text:p>http://www.chien-calme.com/tags/doga/</text:p>
          </table:table-cell>
          <table:table-cell table:number-columns-repeated="1023"/>
        </table:table-row>
        <table:table-row table:style-name="ro2">
          <table:table-cell office:value-type="string">
            <text:p>http://www.chien-calme.com/tags/douleur/</text:p>
          </table:table-cell>
          <table:table-cell table:number-columns-repeated="1023"/>
        </table:table-row>
        <table:table-row table:style-name="ro2">
          <table:table-cell office:value-type="string">
            <text:p>http://www.chien-calme.com/tags/dressage/</text:p>
          </table:table-cell>
          <table:table-cell table:number-columns-repeated="1023"/>
        </table:table-row>
        <table:table-row table:style-name="ro2">
          <table:table-cell office:value-type="string">
            <text:p>http://www.chien-calme.com/tags/d%C3%A9pression-canine/</text:p>
          </table:table-cell>
          <table:table-cell table:number-columns-repeated="1023"/>
        </table:table-row>
        <table:table-row table:style-name="ro1">
          <table:table-cell office:value-type="string">
            <text:p>http://www.chien-calme.com/tags/education/</text:p>
          </table:table-cell>
          <table:table-cell table:number-columns-repeated="1023"/>
        </table:table-row>
        <table:table-row table:style-name="ro1">
          <table:table-cell office:value-type="string">
            <text:p>http://www.chien-calme.com/categories/education/</text:p>
          </table:table-cell>
          <table:table-cell table:number-columns-repeated="1023"/>
        </table:table-row>
        <table:table-row table:style-name="ro1">
          <table:table-cell office:value-type="string">
            <text:p>http://www.chien-calme.com/tags/education-canine/</text:p>
          </table:table-cell>
          <table:table-cell table:number-columns-repeated="1023"/>
        </table:table-row>
        <table:table-row table:style-name="ro1">
          <table:table-cell office:value-type="string">
            <text:p>http://www.chien-calme.com/tags/esth%C3%A9tique/</text:p>
          </table:table-cell>
          <table:table-cell table:number-columns-repeated="1023"/>
        </table:table-row>
        <table:table-row table:style-name="ro1">
          <table:table-cell office:value-type="string">
            <text:p>http://www.chien-calme.com/tags/excr%C3%A9ments/</text:p>
          </table:table-cell>
          <table:table-cell table:number-columns-repeated="1023"/>
        </table:table-row>
        <table:table-row table:style-name="ro1">
          <table:table-cell office:value-type="string">
            <text:p>http://www.chien-calme.com/faq/</text:p>
          </table:table-cell>
          <table:table-cell table:number-columns-repeated="1023"/>
        </table:table-row>
        <table:table-row table:style-name="ro2">
          <table:table-cell office:value-type="string">
            <text:p>http://www.chien-calme.com/tags/fatigue/</text:p>
          </table:table-cell>
          <table:table-cell table:number-columns-repeated="1023"/>
        </table:table-row>
        <table:table-row table:style-name="ro1">
          <table:table-cell office:value-type="string">
            <text:p>http://www.chien-calme.com/partenaires/findeen/</text:p>
          </table:table-cell>
          <table:table-cell table:number-columns-repeated="1023"/>
        </table:table-row>
        <table:table-row table:style-name="ro2">
          <table:table-cell office:value-type="string">
            <text:p>http://www.chien-calme.com/tags/fun/</text:p>
          </table:table-cell>
          <table:table-cell table:number-columns-repeated="1023"/>
        </table:table-row>
        <table:table-row table:style-name="ro1">
          <table:table-cell office:value-type="string">
            <text:p>http://www.chien-calme.com/tags/golang/</text:p>
          </table:table-cell>
          <table:table-cell table:number-columns-repeated="1023"/>
        </table:table-row>
        <table:table-row table:style-name="ro2">
          <table:table-cell office:value-type="string">
            <text:p>http://www.chien-calme.com/tags/grognement/</text:p>
          </table:table-cell>
          <table:table-cell table:number-columns-repeated="1023"/>
        </table:table-row>
        <table:table-row table:style-name="ro1">
          <table:table-cell office:value-type="string">
            <text:p>http://www.chien-calme.com/tags/halloween/</text:p>
          </table:table-cell>
          <table:table-cell table:number-columns-repeated="1023"/>
        </table:table-row>
        <table:table-row table:style-name="ro2">
          <table:table-cell office:value-type="string">
            <text:p>http://www.chien-calme.com/tags/histoire/</text:p>
          </table:table-cell>
          <table:table-cell table:number-columns-repeated="1023"/>
        </table:table-row>
        <table:table-row table:style-name="ro2">
          <table:table-cell office:value-type="string">
            <text:p>http://www.chien-calme.com/tags/huile-olive/</text:p>
          </table:table-cell>
          <table:table-cell table:number-columns-repeated="1023"/>
        </table:table-row>
        <table:table-row table:style-name="ro1">
          <table:table-cell office:value-type="string">
            <text:p>http://www.chien-calme.com/tags/hyperactivit%C3%A9/</text:p>
          </table:table-cell>
          <table:table-cell table:number-columns-repeated="1023"/>
        </table:table-row>
        <table:table-row table:style-name="ro2">
          <table:table-cell office:value-type="string">
            <text:p>http://www.chien-calme.com/tags/hypnose/</text:p>
          </table:table-cell>
          <table:table-cell table:number-columns-repeated="1023"/>
        </table:table-row>
        <table:table-row table:style-name="ro1">
          <table:table-cell office:value-type="string">
            <text:p>http://www.chien-calme.com/categories/hypnose/</text:p>
          </table:table-cell>
          <table:table-cell table:number-columns-repeated="1023"/>
        </table:table-row>
        <table:table-row table:style-name="ro2">
          <table:table-cell office:value-type="string">
            <text:p>http://www.chien-calme.com/tags/ingestion/</text:p>
          </table:table-cell>
          <table:table-cell table:number-columns-repeated="1023"/>
        </table:table-row>
        <table:table-row table:style-name="ro2">
          <table:table-cell office:value-type="string">
            <text:p>http://www.chien-calme.com/tags/intelligence/</text:p>
          </table:table-cell>
          <table:table-cell table:number-columns-repeated="1023"/>
        </table:table-row>
        <table:table-row table:style-name="ro1">
          <table:table-cell office:value-type="string">
            <text:p>http://www.chien-calme.com/categories/jeu/</text:p>
          </table:table-cell>
          <table:table-cell table:number-columns-repeated="1023"/>
        </table:table-row>
        <table:table-row table:style-name="ro2">
          <table:table-cell office:value-type="string">
            <text:p>http://www.chien-calme.com/tags/laisse/</text:p>
          </table:table-cell>
          <table:table-cell table:number-columns-repeated="1023"/>
        </table:table-row>
        <table:table-row table:style-name="ro2">
          <table:table-cell office:value-type="string">
            <text:p>http://www.chien-calme.com/tags/langage-corporel/</text:p>
          </table:table-cell>
          <table:table-cell table:number-columns-repeated="1023"/>
        </table:table-row>
        <table:table-row table:style-name="ro2">
          <table:table-cell office:value-type="string">
            <text:p>http://www.chien-calme.com/tags/langage-corporel-canin/</text:p>
          </table:table-cell>
          <table:table-cell table:number-columns-repeated="1023"/>
        </table:table-row>
        <table:table-row table:style-name="ro2">
          <table:table-cell office:value-type="string">
            <text:p>http://www.chien-calme.com/activites/eau/</text:p>
          </table:table-cell>
          <table:table-cell table:number-columns-repeated="1023"/>
        </table:table-row>
        <table:table-row table:style-name="ro1">
          <table:table-cell office:value-type="string">
            <text:p>http://www.chien-calme.com/activites/montagne/</text:p>
          </table:table-cell>
          <table:table-cell table:number-columns-repeated="1023"/>
        </table:table-row>
        <table:table-row table:style-name="ro1">
          <table:table-cell office:value-type="string">
            <text:p>http://www.chien-calme.com/activites/ville/</text:p>
          </table:table-cell>
          <table:table-cell table:number-columns-repeated="1023"/>
        </table:table-row>
        <table:table-row table:style-name="ro1">
          <table:table-cell office:value-type="string">
            <text:p>http://www.chien-calme.com/activites/appartement/</text:p>
          </table:table-cell>
          <table:table-cell table:number-columns-repeated="1023"/>
        </table:table-row>
        <table:table-row table:style-name="ro1">
          <table:table-cell office:value-type="string">
            <text:p>http://www.chien-calme.com/activites/campagne/</text:p>
          </table:table-cell>
          <table:table-cell table:number-columns-repeated="1023"/>
        </table:table-row>
        <table:table-row table:style-name="ro1">
          <table:table-cell office:value-type="string">
            <text:p>http://www.chien-calme.com/partenaires/amis_de_celine/</text:p>
          </table:table-cell>
          <table:table-cell table:number-columns-repeated="1023"/>
        </table:table-row>
        <table:table-row table:style-name="ro1">
          <table:table-cell office:value-type="string">
            <text:p>http://www.chien-calme.com/categories/massage/</text:p>
          </table:table-cell>
          <table:table-cell table:number-columns-repeated="1023"/>
        </table:table-row>
        <table:table-row table:style-name="ro2">
          <table:table-cell office:value-type="string">
            <text:p>http://www.chien-calme.com/tags/massage-canin/</text:p>
          </table:table-cell>
          <table:table-cell table:number-columns-repeated="1023"/>
        </table:table-row>
        <table:table-row table:style-name="ro2">
          <table:table-cell office:value-type="string">
            <text:p>http://www.chien-calme.com/categories/massage-canin/</text:p>
          </table:table-cell>
          <table:table-cell table:number-columns-repeated="1023"/>
        </table:table-row>
        <table:table-row table:style-name="ro2">
          <table:table-cell office:value-type="string">
            <text:p>http://www.chien-calme.com/tags/massage-chien/</text:p>
          </table:table-cell>
          <table:table-cell table:number-columns-repeated="1023"/>
        </table:table-row>
        <table:table-row table:style-name="ro1">
          <table:table-cell office:value-type="string">
            <text:p>http://www.chien-calme.com/partenaires/chonchon/</text:p>
          </table:table-cell>
          <table:table-cell table:number-columns-repeated="1023"/>
        </table:table-row>
        <table:table-row table:style-name="ro1">
          <table:table-cell office:value-type="string">
            <text:p>http://www.chien-calme.com/tags/nsomnie/</text:p>
          </table:table-cell>
          <table:table-cell table:number-columns-repeated="1023"/>
        </table:table-row>
        <table:table-row table:style-name="ro2">
          <table:table-cell office:value-type="string">
            <text:p>http://www.chien-calme.com/tags/odorat-canin/</text:p>
          </table:table-cell>
          <table:table-cell table:number-columns-repeated="1023"/>
        </table:table-row>
        <table:table-row table:style-name="ro1">
          <table:table-cell office:value-type="string">
            <text:p>http://www.chien-calme.com/categories/osteopathie/</text:p>
          </table:table-cell>
          <table:table-cell table:number-columns-repeated="1023"/>
        </table:table-row>
        <table:table-row table:style-name="ro1">
          <table:table-cell office:value-type="string">
            <text:p>http://www.chien-calme.com/categories/osth%C3%A9opathie/</text:p>
          </table:table-cell>
          <table:table-cell table:number-columns-repeated="1023"/>
        </table:table-row>
        <table:table-row table:style-name="ro2">
          <table:table-cell office:value-type="string">
            <text:p>http://www.chien-calme.com/tags/ost%C3%A9opathie/</text:p>
          </table:table-cell>
          <table:table-cell table:number-columns-repeated="1023"/>
        </table:table-row>
        <table:table-row table:style-name="ro1">
          <table:table-cell office:value-type="string">
            <text:p>http://www.chien-calme.com/categories/ost%C3%A9opathie/</text:p>
          </table:table-cell>
          <table:table-cell table:number-columns-repeated="1023"/>
        </table:table-row>
        <table:table-row table:style-name="ro1">
          <table:table-cell office:value-type="string">
            <text:p>http://www.chien-calme.com/partenaires/ouafmal/</text:p>
          </table:table-cell>
          <table:table-cell table:number-columns-repeated="1023"/>
        </table:table-row>
        <table:table-row table:style-name="ro2">
          <table:table-cell office:value-type="string">
            <text:p>http://www.chien-calme.com/pages/</text:p>
          </table:table-cell>
          <table:table-cell table:number-columns-repeated="1023"/>
        </table:table-row>
        <table:table-row table:style-name="ro2">
          <table:table-cell office:value-type="string">
            <text:p>http://www.chien-calme.com/partenaires/</text:p>
          </table:table-cell>
          <table:table-cell table:number-columns-repeated="1023"/>
        </table:table-row>
        <table:table-row table:style-name="ro1">
          <table:table-cell office:value-type="string">
            <text:p>http://www.chien-calme.com/partenaires/patounes/</text:p>
          </table:table-cell>
          <table:table-cell table:number-columns-repeated="1023"/>
        </table:table-row>
        <table:table-row table:style-name="ro1">
          <table:table-cell office:value-type="string">
            <text:p>http://www.chien-calme.com/partenaires/petsonic/</text:p>
          </table:table-cell>
          <table:table-cell table:number-columns-repeated="1023"/>
        </table:table-row>
        <table:table-row table:style-name="ro1">
          <table:table-cell office:value-type="string">
            <text:p>http://www.chien-calme.com/categories/pourquoi/</text:p>
          </table:table-cell>
          <table:table-cell table:number-columns-repeated="1023"/>
        </table:table-row>
        <table:table-row table:style-name="ro1">
          <table:table-cell office:value-type="string">
            <text:p>http://www.chien-calme.com/faq/pourquoi/</text:p>
          </table:table-cell>
          <table:table-cell table:number-columns-repeated="1023"/>
        </table:table-row>
        <table:table-row table:style-name="ro1">
          <table:table-cell office:value-type="string">
            <text:p>http://www.chien-calme.com/faq/pourquoi/un_chien_grogne/</text:p>
          </table:table-cell>
          <table:table-cell table:number-columns-repeated="1023"/>
        </table:table-row>
        <table:table-row table:style-name="ro1">
          <table:table-cell office:value-type="string">
            <text:p>http://www.chien-calme.com/faq/pourquoi/un_chien_leve-patte/</text:p>
          </table:table-cell>
          <table:table-cell table:number-columns-repeated="1023"/>
        </table:table-row>
        <table:table-row table:style-name="ro1">
          <table:table-cell office:value-type="string">
            <text:p>http://www.chien-calme.com/faq/pourquoi/un_chien_mange-crottes/</text:p>
          </table:table-cell>
          <table:table-cell table:number-columns-repeated="1023"/>
        </table:table-row>
        <table:table-row table:style-name="ro1">
          <table:table-cell office:value-type="string">
            <text:p>http://www.chien-calme.com/faq/pourquoi/un_chien_tourneenrond/</text:p>
          </table:table-cell>
          <table:table-cell table:number-columns-repeated="1023"/>
        </table:table-row>
        <table:table-row table:style-name="ro1">
          <table:table-cell office:value-type="string">
            <text:p>http://www.chien-calme.com/categories/prduits/</text:p>
          </table:table-cell>
          <table:table-cell table:number-columns-repeated="1023"/>
        </table:table-row>
        <table:table-row table:style-name="ro1">
          <table:table-cell office:value-type="string">
            <text:p>http://www.chien-calme.com/categories/produit/</text:p>
          </table:table-cell>
          <table:table-cell table:number-columns-repeated="1023"/>
        </table:table-row>
        <table:table-row table:style-name="ro1">
          <table:table-cell office:value-type="string">
            <text:p>http://www.chien-calme.com/categories/produits/</text:p>
          </table:table-cell>
          <table:table-cell table:number-columns-repeated="1023"/>
        </table:table-row>
        <table:table-row table:style-name="ro1">
          <table:table-cell office:value-type="string">
            <text:p>http://www.chien-calme.com/categories/produits-massage/</text:p>
          </table:table-cell>
          <table:table-cell table:number-columns-repeated="1023"/>
        </table:table-row>
        <table:table-row table:style-name="ro2">
          <table:table-cell office:value-type="string">
            <text:p>http://www.chien-calme.com/tags/promenade/</text:p>
          </table:table-cell>
          <table:table-cell table:number-columns-repeated="1023"/>
        </table:table-row>
        <table:table-row table:style-name="ro2">
          <table:table-cell office:value-type="string">
            <text:p>http://www.chien-calme.com/tags/propret%C3%A9/</text:p>
          </table:table-cell>
          <table:table-cell table:number-columns-repeated="1023"/>
        </table:table-row>
        <table:table-row table:style-name="ro2">
          <table:table-cell office:value-type="string">
            <text:p>http://www.chien-calme.com/assurance/</text:p>
          </table:table-cell>
          <table:table-cell table:number-columns-repeated="1023"/>
        </table:table-row>
        <table:table-row table:style-name="ro1">
          <table:table-cell office:value-type="string">
            <text:p>http://www.chien-calme.com/categories/prouits/</text:p>
          </table:table-cell>
          <table:table-cell table:number-columns-repeated="1023"/>
        </table:table-row>
        <table:table-row table:style-name="ro1">
          <table:table-cell office:value-type="string">
            <text:p>http://www.chien-calme.com/tags/qi/</text:p>
          </table:table-cell>
          <table:table-cell table:number-columns-repeated="1023"/>
        </table:table-row>
        <table:table-row table:style-name="ro1">
          <table:table-cell office:value-type="string">
            <text:p>http://www.chien-calme.com/categories/quand/</text:p>
          </table:table-cell>
          <table:table-cell table:number-columns-repeated="1023"/>
        </table:table-row>
        <table:table-row table:style-name="ro1">
          <table:table-cell office:value-type="string">
            <text:p>http://www.chien-calme.com/faq/quand/</text:p>
          </table:table-cell>
          <table:table-cell table:number-columns-repeated="1023"/>
        </table:table-row>
        <table:table-row table:style-name="ro1">
          <table:table-cell office:value-type="string">
            <text:p>http://www.chien-calme.com/faq/quand/un_chien_est_il_propre/</text:p>
          </table:table-cell>
          <table:table-cell table:number-columns-repeated="1023"/>
        </table:table-row>
        <table:table-row table:style-name="ro1">
          <table:table-cell office:value-type="string">
            <text:p>http://www.chien-calme.com/faq/quand/un_chien_entend-voit/</text:p>
          </table:table-cell>
          <table:table-cell table:number-columns-repeated="1023"/>
        </table:table-row>
        <table:table-row table:style-name="ro1">
          <table:table-cell office:value-type="string">
            <text:p>http://www.chien-calme.com/faq/que_faire/</text:p>
          </table:table-cell>
          <table:table-cell table:number-columns-repeated="1023"/>
        </table:table-row>
        <table:table-row table:style-name="ro1">
          <table:table-cell office:value-type="string">
            <text:p>http://www.chien-calme.com/categories/que_faire/</text:p>
          </table:table-cell>
          <table:table-cell table:number-columns-repeated="1023"/>
        </table:table-row>
        <table:table-row table:style-name="ro2">
          <table:table-cell office:value-type="string">
            <text:p>http://www.chien-calme.com/comparateur_mutuelle/</text:p>
          </table:table-cell>
          <table:table-cell table:number-columns-repeated="1023"/>
        </table:table-row>
        <table:table-row table:style-name="ro2">
          <table:table-cell office:value-type="string">
            <text:p>http://www.chien-calme.com/tags/relation-homme-chien/</text:p>
          </table:table-cell>
          <table:table-cell table:number-columns-repeated="1023"/>
        </table:table-row>
        <table:table-row table:style-name="ro2">
          <table:table-cell office:value-type="string">
            <text:p>http://www.chien-calme.com/tags/relation-humaine/</text:p>
          </table:table-cell>
          <table:table-cell table:number-columns-repeated="1023"/>
        </table:table-row>
        <table:table-row table:style-name="ro2">
          <table:table-cell office:value-type="string">
            <text:p>http://www.chien-calme.com/tags/relaxation/</text:p>
          </table:table-cell>
          <table:table-cell table:number-columns-repeated="1023"/>
        </table:table-row>
        <table:table-row table:style-name="ro2">
          <table:table-cell office:value-type="string">
            <text:p>http://www.chien-calme.com/tags/r%C3%A9gime/</text:p>
          </table:table-cell>
          <table:table-cell table:number-columns-repeated="1023"/>
        </table:table-row>
        <table:table-row table:style-name="ro1">
          <table:table-cell office:value-type="string">
            <text:p>http://www.chien-calme.com/tags/r%C3%AAve/</text:p>
          </table:table-cell>
          <table:table-cell table:number-columns-repeated="1023"/>
        </table:table-row>
        <table:table-row table:style-name="ro1">
          <table:table-cell office:value-type="string">
            <text:p>http://www.chien-calme.com/tags/sante/</text:p>
          </table:table-cell>
          <table:table-cell table:number-columns-repeated="1023"/>
        </table:table-row>
        <table:table-row table:style-name="ro1">
          <table:table-cell office:value-type="string">
            <text:p>http://www.chien-calme.com/tags/sant%C3%A9/</text:p>
          </table:table-cell>
          <table:table-cell table:number-columns-repeated="1023"/>
        </table:table-row>
        <table:table-row table:style-name="ro1">
          <table:table-cell office:value-type="string">
            <text:p>http://www.chien-calme.com/categories/sant%C3%A9/</text:p>
          </table:table-cell>
          <table:table-cell table:number-columns-repeated="1023"/>
        </table:table-row>
        <table:table-row table:style-name="ro1">
          <table:table-cell office:value-type="string">
            <text:p>http://www.chien-calme.com/tags/sant%C3%A9-en-hiver/</text:p>
          </table:table-cell>
          <table:table-cell table:number-columns-repeated="1023"/>
        </table:table-row>
        <table:table-row table:style-name="ro1">
          <table:table-cell office:value-type="string">
            <text:p>http://www.chien-calme.com/tags/sant%C3%A9-en-%C3%A9t%C3%A9/</text:p>
          </table:table-cell>
          <table:table-cell table:number-columns-repeated="1023"/>
        </table:table-row>
        <table:table-row table:style-name="ro1">
          <table:table-cell office:value-type="string">
            <text:p>http://www.chien-calme.com/tags/sant%C3%A9alimentation/</text:p>
          </table:table-cell>
          <table:table-cell table:number-columns-repeated="1023"/>
        </table:table-row>
        <table:table-row table:style-name="ro2">
          <table:table-cell office:value-type="string">
            <text:p>http://www.chien-calme.com/tags/senior/</text:p>
          </table:table-cell>
          <table:table-cell table:number-columns-repeated="1023"/>
        </table:table-row>
        <table:table-row table:style-name="ro1">
          <table:table-cell office:value-type="string">
            <text:p>http://www.chien-calme.com/tags/sociabilit%C3%A9/</text:p>
          </table:table-cell>
          <table:table-cell table:number-columns-repeated="1023"/>
        </table:table-row>
        <table:table-row table:style-name="ro1">
          <table:table-cell office:value-type="string">
            <text:p>http://www.chien-calme.com/categories/soins/</text:p>
          </table:table-cell>
          <table:table-cell table:number-columns-repeated="1023"/>
        </table:table-row>
        <table:table-row table:style-name="ro2">
          <table:table-cell office:value-type="string">
            <text:p>http://www.chien-calme.com/tags/sommeil/</text:p>
          </table:table-cell>
          <table:table-cell table:number-columns-repeated="1023"/>
        </table:table-row>
        <table:table-row table:style-name="ro2">
          <table:table-cell office:value-type="string">
            <text:p>http://www.chien-calme.com/tags/sport/</text:p>
          </table:table-cell>
          <table:table-cell table:number-columns-repeated="1023"/>
        </table:table-row>
        <table:table-row table:style-name="ro1">
          <table:table-cell office:value-type="string">
            <text:p>http://www.chien-calme.com/categories/sport/</text:p>
          </table:table-cell>
          <table:table-cell table:number-columns-repeated="1023"/>
        </table:table-row>
        <table:table-row table:style-name="ro2">
          <table:table-cell office:value-type="string">
            <text:p>http://www.chien-calme.com/tags/sport-canin/</text:p>
          </table:table-cell>
          <table:table-cell table:number-columns-repeated="1023"/>
        </table:table-row>
        <table:table-row table:style-name="ro1">
          <table:table-cell office:value-type="string">
            <text:p>http://www.chien-calme.com/tags/sport-indoor/</text:p>
          </table:table-cell>
          <table:table-cell table:number-columns-repeated="1023"/>
        </table:table-row>
        <table:table-row table:style-name="ro1">
          <table:table-cell office:value-type="string">
            <text:p>http://www.chien-calme.com/tags/sport-outdoor/</text:p>
          </table:table-cell>
          <table:table-cell table:number-columns-repeated="1023"/>
        </table:table-row>
        <table:table-row table:style-name="ro2">
          <table:table-cell office:value-type="string">
            <text:p>http://www.chien-calme.com/tags/stress/</text:p>
          </table:table-cell>
          <table:table-cell table:number-columns-repeated="1023"/>
        </table:table-row>
        <table:table-row table:style-name="ro1">
          <table:table-cell office:value-type="string">
            <text:p>http://www.chien-calme.com/tags/stress-snxi%C3%A9t%C3%A9/</text:p>
          </table:table-cell>
          <table:table-cell table:number-columns-repeated="1023"/>
        </table:table-row>
        <table:table-row table:style-name="ro2">
          <table:table-cell office:value-type="string">
            <text:p>http://www.chien-calme.com/tags/surf/</text:p>
          </table:table-cell>
          <table:table-cell table:number-columns-repeated="1023"/>
        </table:table-row>
        <table:table-row table:style-name="ro2">
          <table:table-cell office:value-type="string">
            <text:p>http://www.chien-calme.com/tags/s%C3%A9curit%C3%A9/</text:p>
          </table:table-cell>
          <table:table-cell table:number-columns-repeated="1023"/>
        </table:table-row>
        <table:table-row table:style-name="ro2">
          <table:table-cell office:value-type="string">
            <text:p>http://www.chien-calme.com/tags/</text:p>
          </table:table-cell>
          <table:table-cell table:number-columns-repeated="1023"/>
        </table:table-row>
        <table:table-row table:style-name="ro2">
          <table:table-cell office:value-type="string">
            <text:p>http://www.chien-calme.com/tags/vermifuge/</text:p>
          </table:table-cell>
          <table:table-cell table:number-columns-repeated="1023"/>
        </table:table-row>
        <table:table-row table:style-name="ro2">
          <table:table-cell office:value-type="string">
            <text:p>http://www.chien-calme.com/tags/vieillesse/</text:p>
          </table:table-cell>
          <table:table-cell table:number-columns-repeated="1023"/>
        </table:table-row>
        <table:table-row table:style-name="ro2">
          <table:table-cell office:value-type="string">
            <text:p>http://www.chien-calme.com/tags/voyage/</text:p>
          </table:table-cell>
          <table:table-cell table:number-columns-repeated="1023"/>
        </table:table-row>
        <table:table-row table:style-name="ro2">
          <table:table-cell office:value-type="string">
            <text:p>http://www.chien-calme.com/tags/yoga/</text:p>
          </table:table-cell>
          <table:table-cell table:number-columns-repeated="1023"/>
        </table:table-row>
        <table:table-row table:style-name="ro1">
          <table:table-cell office:value-type="string">
            <text:p>http://www.chien-calme.com/categories/yoga/</text:p>
          </table:table-cell>
          <table:table-cell table:number-columns-repeated="1023"/>
        </table:table-row>
        <table:table-row table:style-name="ro2">
          <table:table-cell office:value-type="string">
            <text:p>http://www.chien-calme.com/tags/%C3%A9ducation/</text:p>
          </table:table-cell>
          <table:table-cell table:number-columns-repeated="1023"/>
        </table:table-row>
      </table:table>
      <table:table table:name="KW et Pages" table:style-name="ta1" table:print="false">
        <office:forms form:automatic-focus="false" form:apply-design-mode="false"/>
        <table:table-column table:style-name="co2" table:number-columns-repeated="4" table:default-cell-style-name="Default"/>
        <table:table-row table:style-name="ro1">
          <table:table-cell office:value-type="string">
            <text:p>Keyword</text:p>
          </table:table-cell>
          <table:table-cell office:value-type="string">
            <text:p>Page</text:p>
          </table:table-cell>
          <table:table-cell office:value-type="string">
            <text:p>Contenu</text:p>
          </table:table-cell>
          <table:table-cell office:value-type="string">
            <text:p>Remarque</text:p>
          </table:table-cell>
        </table:table-row>
        <table:table-row table:style-name="ro2">
          <table:table-cell office:value-type="string">
            <text:p>santé chien</text:p>
          </table:table-cell>
          <table:table-cell table:number-columns-repeated="3"/>
        </table:table-row>
        <table:table-row table:style-name="ro2">
          <table:table-cell office:value-type="string">
            <text:p>mutuelle chien</text:p>
          </table:table-cell>
          <table:table-cell table:number-columns-repeated="3"/>
        </table:table-row>
        <table:table-row table:style-name="ro2">
          <table:table-cell office:value-type="string">
            <text:p>assurance chien</text:p>
          </table:table-cell>
          <table:table-cell table:number-columns-repeated="3"/>
        </table:table-row>
        <table:table-row table:style-name="ro2">
          <table:table-cell office:value-type="string">
            <text:p>bien être chien</text:p>
          </table:table-cell>
          <table:table-cell table:number-columns-repeated="3"/>
        </table:table-row>
        <table:table-row table:style-name="ro2">
          <table:table-cell office:value-type="string">
            <text:p>soigner chien</text:p>
          </table:table-cell>
          <table:table-cell table:number-columns-repeated="3"/>
        </table:table-row>
        <table:table-row table:style-name="ro2">
          <table:table-cell office:value-type="string">
            <text:p>assurer son chien</text:p>
          </table:table-cell>
          <table:table-cell table:number-columns-repeated="3"/>
        </table:table-row>
      </table:table>
      <table:table table:name="Feuille1" table:style-name="ta1" table:print="false">
        <office:forms form:automatic-focus="false" form:apply-design-mode="false"/>
        <table:table-column table:style-name="co6" table:visibility="collapse" table:default-cell-style-name="Default"/>
        <table:table-column table:style-name="co7" table:default-cell-style-name="Default"/>
        <table:table-column table:style-name="co8" table:visibility="collapse" table:default-cell-style-name="Default"/>
        <table:table-column table:style-name="co9" table:visibility="collapse" table:default-cell-style-name="Default"/>
        <table:table-column table:style-name="co10" table:visibility="collapse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visibility="collapse" table:default-cell-style-name="Default"/>
        <table:table-column table:style-name="co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2" table:default-cell-style-name="Default"/>
        <table:table-column table:style-name="co17" table:default-cell-style-name="Default"/>
        <table:table-column table:style-name="co2" table:number-columns-repeated="1008" table:default-cell-style-name="Default"/>
        <table:table-row table:style-name="ro2">
          <table:table-cell table:style-name="ce1" office:value-type="string">
            <text:p>Ad Group</text:p>
          </table:table-cell>
          <table:table-cell table:style-name="ce1" office:value-type="string">
            <text:p>Keyword</text:p>
          </table:table-cell>
          <table:table-cell table:style-name="ce1" office:value-type="string">
            <text:p>Keyword Type</text:p>
          </table:table-cell>
          <table:table-cell table:style-name="ce1" office:value-type="string">
            <text:p>Currency</text:p>
          </table:table-cell>
          <table:table-cell table:style-name="ce1" office:value-type="string">
            <text:p>Segmentation</text:p>
          </table:table-cell>
          <table:table-cell table:style-name="ce1" office:value-type="string">
            <text:p>Avg. Monthly Searches (exact match only)</text:p>
          </table:table-cell>
          <table:table-cell table:style-name="ce1" office:value-type="string">
            <text:p>Competition</text:p>
          </table:table-cell>
          <table:table-cell table:style-name="ce1" office:value-type="string">
            <text:p>Suggested bid</text:p>
          </table:table-cell>
          <table:table-cell table:style-name="ce1" office:value-type="string">
            <text:p>Impr. Share</text:p>
          </table:table-cell>
          <table:table-cell table:style-name="ce1"/>
          <table:table-cell table:style-name="ce1" office:value-type="string">
            <text:p>mot clé choisi</text:p>
          </table:table-cell>
          <table:table-cell table:style-name="ce1" office:value-type="string">
            <text:p>type de page</text:p>
          </table:table-cell>
          <table:table-cell table:style-name="ce1" office:value-type="string">
            <text:p>url page</text:p>
          </table:table-cell>
          <table:table-cell table:style-name="ce1" office:value-type="string">
            <text:p>Liens</text:p>
          </table:table-cell>
          <table:table-cell table:style-name="ce1" office:value-type="string">
            <text:p>article satellite</text:p>
          </table:table-cell>
          <table:table-cell table:style-name="ce1" table:number-columns-repeated="1007"/>
        </table:table-row>
        <table:table-row table:style-name="ro2">
          <table:table-cell office:value-type="string">
            <text:p>Animalerie</text:p>
          </table:table-cell>
          <table:table-cell office:value-type="string">
            <text:p>animaleri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2200">
            <text:p>22200</text:p>
          </table:table-cell>
          <table:table-cell office:value-type="float" office:value="0.61">
            <text:p>0,61</text:p>
          </table:table-cell>
          <table:table-cell office:value-type="float" office:value="0.27">
            <text:p>0,27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Chien</text:p>
          </table:table-cell>
          <table:table-cell office:value-type="string">
            <text:p>petit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4800">
            <text:p>14800</text:p>
          </table:table-cell>
          <table:table-cell office:value-type="float" office:value="0.04">
            <text:p>0,04</text:p>
          </table:table-cell>
          <table:table-cell office:value-type="float" office:value="0.44">
            <text:p>0,44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Chiot</text:p>
          </table:table-cell>
          <table:table-cell office:value-type="string">
            <text:p>chiot a donner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2100">
            <text:p>12100</text:p>
          </table:table-cell>
          <table:table-cell office:value-type="float" office:value="0.48">
            <text:p>0,48</text:p>
          </table:table-cell>
          <table:table-cell office:value-type="float" office:value="0.73">
            <text:p>0,73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De Chien</text:p>
          </table:table-cell>
          <table:table-cell table:style-name="ce3" office:value-type="string">
            <text:p>jeux de chien</text:p>
          </table:table-cell>
          <table:table-cell table:style-name="ce3" office:value-type="string">
            <text:p>Broad</text:p>
          </table:table-cell>
          <table:table-cell table:style-name="ce3" office:value-type="string">
            <text:p>EUR</text:p>
          </table:table-cell>
          <table:table-cell table:style-name="ce3"/>
          <table:table-cell table:style-name="ce3" office:value-type="float" office:value="9900">
            <text:p>9900</text:p>
          </table:table-cell>
          <table:table-cell table:style-name="ce3" office:value-type="float" office:value="0.11">
            <text:p>0,11</text:p>
          </table:table-cell>
          <table:table-cell table:style-name="ce3" office:value-type="float" office:value="0.54">
            <text:p>0,54</text:p>
          </table:table-cell>
          <table:table-cell table:style-name="ce3" office:value-type="float" office:value="0">
            <text:p>0</text:p>
          </table:table-cell>
          <table:table-cell table:style-name="ce3" table:number-columns-repeated="2"/>
          <table:table-cell office:value-type="string">
            <text:p>article blog</text:p>
          </table:table-cell>
          <table:table-cell table:number-columns-repeated="1010"/>
        </table:table-row>
        <table:table-row table:style-name="ro2">
          <table:table-cell office:value-type="string">
            <text:p>Animalerie</text:p>
          </table:table-cell>
          <table:table-cell office:value-type="string">
            <text:p>animalerie en lign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9900">
            <text:p>9900</text:p>
          </table:table-cell>
          <table:table-cell office:value-type="float" office:value="0.82">
            <text:p>0,82</text:p>
          </table:table-cell>
          <table:table-cell office:value-type="float" office:value="0.36">
            <text:p>0,36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Assurance Chien</text:p>
          </table:table-cell>
          <table:table-cell office:value-type="string">
            <text:p>assurance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6600">
            <text:p>6600</text:p>
          </table:table-cell>
          <table:table-cell office:value-type="float" office:value="0.92">
            <text:p>0,92</text:p>
          </table:table-cell>
          <table:table-cell office:value-type="float" office:value="6.84">
            <text:p>6,84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Chien</text:p>
          </table:table-cell>
          <table:table-cell office:value-type="string">
            <text:p>toilettage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5400">
            <text:p>5400</text:p>
          </table:table-cell>
          <table:table-cell office:value-type="float" office:value="0.28">
            <text:p>0,28</text:p>
          </table:table-cell>
          <table:table-cell office:value-type="float" office:value="0.93">
            <text:p>0,93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Chien</text:p>
          </table:table-cell>
          <table:table-cell office:value-type="string">
            <text:p>adopter un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5400">
            <text:p>5400</text:p>
          </table:table-cell>
          <table:table-cell office:value-type="float" office:value="0.37">
            <text:p>0,37</text:p>
          </table:table-cell>
          <table:table-cell office:value-type="float" office:value="0.87">
            <text:p>0,87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Chien</text:p>
          </table:table-cell>
          <table:table-cell office:value-type="string">
            <text:p>harnais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5400">
            <text:p>5400</text:p>
          </table:table-cell>
          <table:table-cell office:value-type="float" office:value="1">
            <text:p>1</text:p>
          </table:table-cell>
          <table:table-cell office:value-type="float" office:value="0.66">
            <text:p>0,66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Les Chiens</text:p>
          </table:table-cell>
          <table:table-cell office:value-type="string">
            <text:p>les chien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600">
            <text:p>3600</text:p>
          </table:table-cell>
          <table:table-cell office:value-type="float" office:value="0.08">
            <text:p>0,08</text:p>
          </table:table-cell>
          <table:table-cell office:value-type="float" office:value="0.71">
            <text:p>0,71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Chiot</text:p>
          </table:table-cell>
          <table:table-cell office:value-type="string">
            <text:p>chiot a vendr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600">
            <text:p>3600</text:p>
          </table:table-cell>
          <table:table-cell office:value-type="float" office:value="0.32">
            <text:p>0,32</text:p>
          </table:table-cell>
          <table:table-cell office:value-type="float" office:value="0.68">
            <text:p>0,68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Accessoires Chiens</text:p>
          </table:table-cell>
          <table:table-cell office:value-type="string">
            <text:p>accessoire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600">
            <text:p>3600</text:p>
          </table:table-cell>
          <table:table-cell office:value-type="float" office:value="0.87">
            <text:p>0,87</text:p>
          </table:table-cell>
          <table:table-cell office:value-type="float" office:value="0.39">
            <text:p>0,39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Assurance Animaux</text:p>
          </table:table-cell>
          <table:table-cell office:value-type="string">
            <text:p>assurance animaux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600">
            <text:p>3600</text:p>
          </table:table-cell>
          <table:table-cell office:value-type="float" office:value="0.93">
            <text:p>0,93</text:p>
          </table:table-cell>
          <table:table-cell office:value-type="float" office:value="7.55">
            <text:p>7,55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Pour Chien</text:p>
          </table:table-cell>
          <table:table-cell office:value-type="string">
            <text:p>croquette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600">
            <text:p>3600</text:p>
          </table:table-cell>
          <table:table-cell office:value-type="float" office:value="0.95">
            <text:p>0,95</text:p>
          </table:table-cell>
          <table:table-cell office:value-type="float" office:value="1.39">
            <text:p>1,39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Pour Chien</text:p>
          </table:table-cell>
          <table:table-cell office:value-type="string">
            <text:p>chenil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600">
            <text:p>3600</text:p>
          </table:table-cell>
          <table:table-cell office:value-type="float" office:value="1">
            <text:p>1</text:p>
          </table:table-cell>
          <table:table-cell office:value-type="float" office:value="0.57">
            <text:p>0,57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Pour Chien</text:p>
          </table:table-cell>
          <table:table-cell office:value-type="string">
            <text:p>harnais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600">
            <text:p>3600</text:p>
          </table:table-cell>
          <table:table-cell office:value-type="float" office:value="1">
            <text:p>1</text:p>
          </table:table-cell>
          <table:table-cell office:value-type="float" office:value="0.57">
            <text:p>0,57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Pour Chien</text:p>
          </table:table-cell>
          <table:table-cell office:value-type="string">
            <text:p>pour chien et chat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900">
            <text:p>2900</text:p>
          </table:table-cell>
          <table:table-cell office:value-type="float" office:value="0.26">
            <text:p>0,26</text:p>
          </table:table-cell>
          <table:table-cell office:value-type="float" office:value="0.11">
            <text:p>0,11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Chien</text:p>
          </table:table-cell>
          <table:table-cell office:value-type="string">
            <text:p>chien a adopter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900">
            <text:p>2900</text:p>
          </table:table-cell>
          <table:table-cell office:value-type="float" office:value="0.46">
            <text:p>0,46</text:p>
          </table:table-cell>
          <table:table-cell office:value-type="float" office:value="0.74">
            <text:p>0,74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Chien</text:p>
          </table:table-cell>
          <table:table-cell office:value-type="string">
            <text:p>croquette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900">
            <text:p>2900</text:p>
          </table:table-cell>
          <table:table-cell office:value-type="float" office:value="0.91">
            <text:p>0,91</text:p>
          </table:table-cell>
          <table:table-cell office:value-type="float" office:value="1.68">
            <text:p>1,68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number-columns-repeated="1011"/>
        </table:table-row>
        <table:table-row table:style-name="ro2">
          <table:table-cell office:value-type="string">
            <text:p>Mutuelle Chien</text:p>
          </table:table-cell>
          <table:table-cell office:value-type="string">
            <text:p>mutuelle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900">
            <text:p>2900</text:p>
          </table:table-cell>
          <table:table-cell office:value-type="float" office:value="0.92">
            <text:p>0,92</text:p>
          </table:table-cell>
          <table:table-cell office:value-type="float" office:value="6.9">
            <text:p>6,9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Chien</text:p>
          </table:table-cell>
          <table:table-cell office:value-type="string">
            <text:p>croquettes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900">
            <text:p>2900</text:p>
          </table:table-cell>
          <table:table-cell office:value-type="float" office:value="0.93">
            <text:p>0,93</text:p>
          </table:table-cell>
          <table:table-cell office:value-type="float" office:value="1.88">
            <text:p>1,88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number-columns-repeated="1011"/>
        </table:table-row>
        <table:table-row table:style-name="ro2">
          <table:table-cell office:value-type="string">
            <text:p>Pour Chien</text:p>
          </table:table-cell>
          <table:table-cell office:value-type="string">
            <text:p>tondeuse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900">
            <text:p>2900</text:p>
          </table:table-cell>
          <table:table-cell office:value-type="float" office:value="1">
            <text:p>1</text:p>
          </table:table-cell>
          <table:table-cell office:value-type="float" office:value="0.51">
            <text:p>0,51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Pour Chien</text:p>
          </table:table-cell>
          <table:table-cell office:value-type="string">
            <text:p>cage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900">
            <text:p>2900</text:p>
          </table:table-cell>
          <table:table-cell office:value-type="float" office:value="1">
            <text:p>1</text:p>
          </table:table-cell>
          <table:table-cell office:value-type="float" office:value="0.45">
            <text:p>0,45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De Chien</text:p>
          </table:table-cell>
          <table:table-cell office:value-type="string">
            <text:p>jeu de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400">
            <text:p>2400</text:p>
          </table:table-cell>
          <table:table-cell office:value-type="float" office:value="0.09">
            <text:p>0,09</text:p>
          </table:table-cell>
          <table:table-cell office:value-type="float" office:value="0.56">
            <text:p>0,56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De Chien</text:p>
          </table:table-cell>
          <table:table-cell office:value-type="string">
            <text:p>eleveur de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400">
            <text:p>2400</text:p>
          </table:table-cell>
          <table:table-cell office:value-type="float" office:value="0.42">
            <text:p>0,42</text:p>
          </table:table-cell>
          <table:table-cell office:value-type="float" office:value="1.25">
            <text:p>1,25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Mutuelle Chien</text:p>
          </table:table-cell>
          <table:table-cell office:value-type="string">
            <text:p>mutuelle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400">
            <text:p>2400</text:p>
          </table:table-cell>
          <table:table-cell office:value-type="float" office:value="0.93">
            <text:p>0,93</text:p>
          </table:table-cell>
          <table:table-cell office:value-type="float" office:value="6.84">
            <text:p>6,84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Pour Chien</text:p>
          </table:table-cell>
          <table:table-cell office:value-type="string">
            <text:p>cloture electrique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400">
            <text:p>2400</text:p>
          </table:table-cell>
          <table:table-cell office:value-type="float" office:value="1">
            <text:p>1</text:p>
          </table:table-cell>
          <table:table-cell office:value-type="float" office:value="0.62">
            <text:p>0,62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Pour Chien</text:p>
          </table:table-cell>
          <table:table-cell office:value-type="string">
            <text:p>coussin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400">
            <text:p>2400</text:p>
          </table:table-cell>
          <table:table-cell office:value-type="float" office:value="1">
            <text:p>1</text:p>
          </table:table-cell>
          <table:table-cell office:value-type="float" office:value="0.5">
            <text:p>0,5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Tout Chien</text:p>
          </table:table-cell>
          <table:table-cell office:value-type="string">
            <text:p>toutes les races de chien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900">
            <text:p>1900</text:p>
          </table:table-cell>
          <table:table-cell office:value-type="float" office:value="0.09">
            <text:p>0,09</text:p>
          </table:table-cell>
          <table:table-cell office:value-type="float" office:value="0.69">
            <text:p>0,69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Pour Chien</text:p>
          </table:table-cell>
          <table:table-cell office:value-type="string">
            <text:p>toilettage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900">
            <text:p>1900</text:p>
          </table:table-cell>
          <table:table-cell office:value-type="float" office:value="0.2">
            <text:p>0,2</text:p>
          </table:table-cell>
          <table:table-cell office:value-type="float" office:value="0.61">
            <text:p>0,61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Pour Chien</text:p>
          </table:table-cell>
          <table:table-cell office:value-type="string">
            <text:p>jouet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900">
            <text:p>1900</text:p>
          </table:table-cell>
          <table:table-cell office:value-type="float" office:value="0.91">
            <text:p>0,91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Assurance Chien</text:p>
          </table:table-cell>
          <table:table-cell office:value-type="string">
            <text:p>assurance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900">
            <text:p>1900</text:p>
          </table:table-cell>
          <table:table-cell office:value-type="float" office:value="0.92">
            <text:p>0,92</text:p>
          </table:table-cell>
          <table:table-cell office:value-type="float" office:value="6.87">
            <text:p>6,87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Accessoires Chiens</text:p>
          </table:table-cell>
          <table:table-cell office:value-type="string">
            <text:p>accessoire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900">
            <text:p>1900</text:p>
          </table:table-cell>
          <table:table-cell office:value-type="float" office:value="0.93">
            <text:p>0,93</text:p>
          </table:table-cell>
          <table:table-cell office:value-type="float" office:value="0.55">
            <text:p>0,55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Pour Chien</text:p>
          </table:table-cell>
          <table:table-cell office:value-type="string">
            <text:p>croquettes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900">
            <text:p>1900</text:p>
          </table:table-cell>
          <table:table-cell office:value-type="float" office:value="0.96">
            <text:p>0,96</text:p>
          </table:table-cell>
          <table:table-cell office:value-type="float" office:value="1.58">
            <text:p>1,58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De Chien</text:p>
          </table:table-cell>
          <table:table-cell office:value-type="string">
            <text:p>cage de transport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900">
            <text:p>1900</text:p>
          </table:table-cell>
          <table:table-cell office:value-type="float" office:value="1">
            <text:p>1</text:p>
          </table:table-cell>
          <table:table-cell office:value-type="float" office:value="0.47">
            <text:p>0,47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Pour Chien</text:p>
          </table:table-cell>
          <table:table-cell office:value-type="string">
            <text:p>toiletteur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600">
            <text:p>1600</text:p>
          </table:table-cell>
          <table:table-cell office:value-type="float" office:value="0.12">
            <text:p>0,12</text:p>
          </table:table-cell>
          <table:table-cell office:value-type="float" office:value="1.11">
            <text:p>1,11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Chien</text:p>
          </table:table-cell>
          <table:table-cell office:value-type="string">
            <text:p>petits chien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600">
            <text:p>1600</text:p>
          </table:table-cell>
          <table:table-cell office:value-type="float" office:value="0.18">
            <text:p>0,18</text:p>
          </table:table-cell>
          <table:table-cell office:value-type="float" office:value="1.12">
            <text:p>1,12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Chien</text:p>
          </table:table-cell>
          <table:table-cell office:value-type="string">
            <text:p>acheter un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600">
            <text:p>1600</text:p>
          </table:table-cell>
          <table:table-cell office:value-type="float" office:value="0.4">
            <text:p>0,4</text:p>
          </table:table-cell>
          <table:table-cell office:value-type="float" office:value="0.44">
            <text:p>0,44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De Chien</text:p>
          </table:table-cell>
          <table:table-cell office:value-type="string">
            <text:p>elevage de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600">
            <text:p>1600</text:p>
          </table:table-cell>
          <table:table-cell office:value-type="float" office:value="0.43">
            <text:p>0,43</text:p>
          </table:table-cell>
          <table:table-cell office:value-type="float" office:value="1.22">
            <text:p>1,22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Chien</text:p>
          </table:table-cell>
          <table:table-cell office:value-type="string">
            <text:p>chiens a donner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600">
            <text:p>1600</text:p>
          </table:table-cell>
          <table:table-cell office:value-type="float" office:value="0.52">
            <text:p>0,52</text:p>
          </table:table-cell>
          <table:table-cell office:value-type="float" office:value="0.78">
            <text:p>0,78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Accessoires Chiens</text:p>
          </table:table-cell>
          <table:table-cell office:value-type="string">
            <text:p>accessoires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600">
            <text:p>1600</text:p>
          </table:table-cell>
          <table:table-cell office:value-type="float" office:value="0.87">
            <text:p>0,87</text:p>
          </table:table-cell>
          <table:table-cell office:value-type="float" office:value="0.44">
            <text:p>0,44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Pour Chien</text:p>
          </table:table-cell>
          <table:table-cell office:value-type="string">
            <text:p>lit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600">
            <text:p>1600</text:p>
          </table:table-cell>
          <table:table-cell office:value-type="float" office:value="0.98">
            <text:p>0,98</text:p>
          </table:table-cell>
          <table:table-cell office:value-type="float" office:value="0.41">
            <text:p>0,41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Pour Chien</text:p>
          </table:table-cell>
          <table:table-cell office:value-type="string">
            <text:p>enclos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600">
            <text:p>1600</text:p>
          </table:table-cell>
          <table:table-cell office:value-type="float" office:value="1">
            <text:p>1</text:p>
          </table:table-cell>
          <table:table-cell office:value-type="float" office:value="0.54">
            <text:p>0,54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Chien</text:p>
          </table:table-cell>
          <table:table-cell office:value-type="string">
            <text:p>cage transport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600">
            <text:p>1600</text:p>
          </table:table-cell>
          <table:table-cell office:value-type="float" office:value="1">
            <text:p>1</text:p>
          </table:table-cell>
          <table:table-cell office:value-type="float" office:value="0.43">
            <text:p>0,43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Tout Chien</text:p>
          </table:table-cell>
          <table:table-cell office:value-type="string">
            <text:p>toute les race de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300">
            <text:p>1300</text:p>
          </table:table-cell>
          <table:table-cell office:value-type="float" office:value="0.09">
            <text:p>0,09</text:p>
          </table:table-cell>
          <table:table-cell office:value-type="float" office:value="0.47">
            <text:p>0,47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Animalerie</text:p>
          </table:table-cell>
          <table:table-cell office:value-type="string">
            <text:p>animalerie boutiqu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300">
            <text:p>1300</text:p>
          </table:table-cell>
          <table:table-cell office:value-type="float" office:value="0.35">
            <text:p>0,35</text:p>
          </table:table-cell>
          <table:table-cell office:value-type="float" office:value="0.07">
            <text:p>0,07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Magasin Animaux</text:p>
          </table:table-cell>
          <table:table-cell office:value-type="string">
            <text:p>magasin animaux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300">
            <text:p>1300</text:p>
          </table:table-cell>
          <table:table-cell office:value-type="float" office:value="0.48">
            <text:p>0,48</text:p>
          </table:table-cell>
          <table:table-cell office:value-type="float" office:value="0.28">
            <text:p>0,28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Accessoires Chiens</text:p>
          </table:table-cell>
          <table:table-cell office:value-type="string">
            <text:p>accessoires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300">
            <text:p>1300</text:p>
          </table:table-cell>
          <table:table-cell office:value-type="float" office:value="0.9">
            <text:p>0,9</text:p>
          </table:table-cell>
          <table:table-cell office:value-type="float" office:value="0.5">
            <text:p>0,5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Comportement Chien</text:p>
          </table:table-cell>
          <table:table-cell office:value-type="string">
            <text:p>comportement du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00">
            <text:p>1000</text:p>
          </table:table-cell>
          <table:table-cell office:value-type="float" office:value="0.16">
            <text:p>0,16</text:p>
          </table:table-cell>
          <table:table-cell office:value-type="float" office:value="0.46">
            <text:p>0,46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De Chien</text:p>
          </table:table-cell>
          <table:table-cell office:value-type="string">
            <text:p>vente de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00">
            <text:p>1000</text:p>
          </table:table-cell>
          <table:table-cell office:value-type="float" office:value="0.31">
            <text:p>0,31</text:p>
          </table:table-cell>
          <table:table-cell office:value-type="float" office:value="0.54">
            <text:p>0,54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Vetement Chien</text:p>
          </table:table-cell>
          <table:table-cell office:value-type="string">
            <text:p>vetement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00">
            <text:p>1000</text:p>
          </table:table-cell>
          <table:table-cell office:value-type="float" office:value="0.94">
            <text:p>0,94</text:p>
          </table:table-cell>
          <table:table-cell office:value-type="float" office:value="0.6">
            <text:p>0,6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Pour Chien</text:p>
          </table:table-cell>
          <table:table-cell office:value-type="string">
            <text:p>couche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00">
            <text:p>1000</text:p>
          </table:table-cell>
          <table:table-cell office:value-type="float" office:value="1">
            <text:p>1</text:p>
          </table:table-cell>
          <table:table-cell office:value-type="float" office:value="0.58">
            <text:p>0,58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Pour Chien</text:p>
          </table:table-cell>
          <table:table-cell office:value-type="string">
            <text:p>canapé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00">
            <text:p>1000</text:p>
          </table:table-cell>
          <table:table-cell office:value-type="float" office:value="1">
            <text:p>1</text:p>
          </table:table-cell>
          <table:table-cell office:value-type="float" office:value="0.44">
            <text:p>0,44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Pour Chien</text:p>
          </table:table-cell>
          <table:table-cell office:value-type="string">
            <text:p>parc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00">
            <text:p>1000</text:p>
          </table:table-cell>
          <table:table-cell office:value-type="float" office:value="1">
            <text:p>1</text:p>
          </table:table-cell>
          <table:table-cell office:value-type="float" office:value="0.43">
            <text:p>0,43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Pour Chien</text:p>
          </table:table-cell>
          <table:table-cell office:value-type="string">
            <text:p>poussette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00">
            <text:p>1000</text:p>
          </table:table-cell>
          <table:table-cell office:value-type="float" office:value="1">
            <text:p>1</text:p>
          </table:table-cell>
          <table:table-cell office:value-type="float" office:value="0.36">
            <text:p>0,36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Accessoires Chiens</text:p>
          </table:table-cell>
          <table:table-cell office:value-type="string">
            <text:p>accessoires chien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880">
            <text:p>880</text:p>
          </table:table-cell>
          <table:table-cell office:value-type="float" office:value="0.86">
            <text:p>0,86</text:p>
          </table:table-cell>
          <table:table-cell office:value-type="float" office:value="0.44">
            <text:p>0,44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Pour Chien</text:p>
          </table:table-cell>
          <table:table-cell office:value-type="string">
            <text:p>nourriture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880">
            <text:p>880</text:p>
          </table:table-cell>
          <table:table-cell office:value-type="float" office:value="0.92">
            <text:p>0,92</text:p>
          </table:table-cell>
          <table:table-cell office:value-type="float" office:value="1.47">
            <text:p>1,47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Accessoires Chats</text:p>
          </table:table-cell>
          <table:table-cell office:value-type="string">
            <text:p>accessoire pour chat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880">
            <text:p>880</text:p>
          </table:table-cell>
          <table:table-cell office:value-type="float" office:value="0.92">
            <text:p>0,92</text:p>
          </table:table-cell>
          <table:table-cell office:value-type="float" office:value="0.36">
            <text:p>0,36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Pour Chien</text:p>
          </table:table-cell>
          <table:table-cell office:value-type="string">
            <text:p>longe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880">
            <text:p>880</text:p>
          </table:table-cell>
          <table:table-cell office:value-type="float" office:value="0.99">
            <text:p>0,99</text:p>
          </table:table-cell>
          <table:table-cell office:value-type="float" office:value="0.43">
            <text:p>0,43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Pour Chien</text:p>
          </table:table-cell>
          <table:table-cell office:value-type="string">
            <text:p>barriere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880">
            <text:p>880</text:p>
          </table:table-cell>
          <table:table-cell office:value-type="float" office:value="1">
            <text:p>1</text:p>
          </table:table-cell>
          <table:table-cell office:value-type="float" office:value="0.42">
            <text:p>0,42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Accessoires Animaux</text:p>
          </table:table-cell>
          <table:table-cell office:value-type="string">
            <text:p>accessoire animaux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720">
            <text:p>720</text:p>
          </table:table-cell>
          <table:table-cell office:value-type="float" office:value="0.74">
            <text:p>0,74</text:p>
          </table:table-cell>
          <table:table-cell office:value-type="float" office:value="0.47">
            <text:p>0,47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Accessoires Animaux</text:p>
          </table:table-cell>
          <table:table-cell office:value-type="string">
            <text:p>accessoires animaux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720">
            <text:p>720</text:p>
          </table:table-cell>
          <table:table-cell office:value-type="float" office:value="0.84">
            <text:p>0,84</text:p>
          </table:table-cell>
          <table:table-cell office:value-type="float" office:value="0.47">
            <text:p>0,47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Pour Chien</text:p>
          </table:table-cell>
          <table:table-cell office:value-type="string">
            <text:p>piscine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720">
            <text:p>720</text:p>
          </table:table-cell>
          <table:table-cell office:value-type="float" office:value="0.87">
            <text:p>0,87</text:p>
          </table:table-cell>
          <table:table-cell office:value-type="float" office:value="0.63">
            <text:p>0,63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De Chien</text:p>
          </table:table-cell>
          <table:table-cell office:value-type="string">
            <text:p>caisse de transport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720">
            <text:p>720</text:p>
          </table:table-cell>
          <table:table-cell office:value-type="float" office:value="1">
            <text:p>1</text:p>
          </table:table-cell>
          <table:table-cell office:value-type="float" office:value="0.41">
            <text:p>0,41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Pour Animaux</text:p>
          </table:table-cell>
          <table:table-cell office:value-type="string">
            <text:p>magasin pour animaux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590">
            <text:p>590</text:p>
          </table:table-cell>
          <table:table-cell office:value-type="float" office:value="0.68">
            <text:p>0,68</text:p>
          </table:table-cell>
          <table:table-cell office:value-type="float" office:value="0.38">
            <text:p>0,38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Boutiques Pour Chiens</text:p>
          </table:table-cell>
          <table:table-cell office:value-type="string">
            <text:p>boutique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590">
            <text:p>590</text:p>
          </table:table-cell>
          <table:table-cell office:value-type="float" office:value="0.86">
            <text:p>0,86</text:p>
          </table:table-cell>
          <table:table-cell office:value-type="float" office:value="0.47">
            <text:p>0,47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Pour Chien</text:p>
          </table:table-cell>
          <table:table-cell office:value-type="string">
            <text:p>vermifuge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590">
            <text:p>590</text:p>
          </table:table-cell>
          <table:table-cell office:value-type="float" office:value="1">
            <text:p>1</text:p>
          </table:table-cell>
          <table:table-cell office:value-type="float" office:value="0.65">
            <text:p>0,65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Pour Chien</text:p>
          </table:table-cell>
          <table:table-cell office:value-type="string">
            <text:p>médaille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590">
            <text:p>590</text:p>
          </table:table-cell>
          <table:table-cell office:value-type="float" office:value="1">
            <text:p>1</text:p>
          </table:table-cell>
          <table:table-cell office:value-type="float" office:value="0.51">
            <text:p>0,51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Pour Chien</text:p>
          </table:table-cell>
          <table:table-cell office:value-type="string">
            <text:p>parfum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590">
            <text:p>590</text:p>
          </table:table-cell>
          <table:table-cell office:value-type="float" office:value="1">
            <text:p>1</text:p>
          </table:table-cell>
          <table:table-cell office:value-type="float" office:value="0.41">
            <text:p>0,41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Comportement Chien</text:p>
          </table:table-cell>
          <table:table-cell office:value-type="string">
            <text:p>comportement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480">
            <text:p>480</text:p>
          </table:table-cell>
          <table:table-cell office:value-type="float" office:value="0.16">
            <text:p>0,16</text:p>
          </table:table-cell>
          <table:table-cell office:value-type="float" office:value="1.28">
            <text:p>1,28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Magasin Animaux</text:p>
          </table:table-cell>
          <table:table-cell office:value-type="string">
            <text:p>ostéopathe animalier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480">
            <text:p>480</text:p>
          </table:table-cell>
          <table:table-cell office:value-type="float" office:value="0.52">
            <text:p>0,52</text:p>
          </table:table-cell>
          <table:table-cell office:value-type="float" office:value="1.46">
            <text:p>1,46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Ostéopathe équin</text:p>
          </table:table-cell>
          <table:table-cell office:value-type="string">
            <text:p>ostéopathe équi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480">
            <text:p>480</text:p>
          </table:table-cell>
          <table:table-cell office:value-type="float" office:value="0.62">
            <text:p>0,6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Magasin Animaux</text:p>
          </table:table-cell>
          <table:table-cell office:value-type="string">
            <text:p>boutique animaux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480">
            <text:p>480</text:p>
          </table:table-cell>
          <table:table-cell office:value-type="float" office:value="0.77">
            <text:p>0,77</text:p>
          </table:table-cell>
          <table:table-cell office:value-type="float" office:value="0.39">
            <text:p>0,39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Boutique Chien</text:p>
          </table:table-cell>
          <table:table-cell office:value-type="string">
            <text:p>boutique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480">
            <text:p>480</text:p>
          </table:table-cell>
          <table:table-cell office:value-type="float" office:value="0.84">
            <text:p>0,84</text:p>
          </table:table-cell>
          <table:table-cell office:value-type="float" office:value="0.42">
            <text:p>0,42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Pour Chien</text:p>
          </table:table-cell>
          <table:table-cell office:value-type="string">
            <text:p>shampoing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480">
            <text:p>480</text:p>
          </table:table-cell>
          <table:table-cell office:value-type="float" office:value="0.95">
            <text:p>0,95</text:p>
          </table:table-cell>
          <table:table-cell office:value-type="float" office:value="0.73">
            <text:p>0,73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Accessoires Chats</text:p>
          </table:table-cell>
          <table:table-cell office:value-type="string">
            <text:p>accessoires pour chat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480">
            <text:p>480</text:p>
          </table:table-cell>
          <table:table-cell office:value-type="float" office:value="0.95">
            <text:p>0,95</text:p>
          </table:table-cell>
          <table:table-cell office:value-type="float" office:value="0.54">
            <text:p>0,54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Soigner Psoriasis</text:p>
          </table:table-cell>
          <table:table-cell office:value-type="string">
            <text:p>soigner le psoriasi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90">
            <text:p>390</text:p>
          </table:table-cell>
          <table:table-cell office:value-type="float" office:value="0.62">
            <text:p>0,62</text:p>
          </table:table-cell>
          <table:table-cell office:value-type="float" office:value="0.34">
            <text:p>0,34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Soigner Psoriasis</text:p>
          </table:table-cell>
          <table:table-cell office:value-type="string">
            <text:p>comment soigner le psoriasi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90">
            <text:p>390</text:p>
          </table:table-cell>
          <table:table-cell office:value-type="float" office:value="0.7">
            <text:p>0,7</text:p>
          </table:table-cell>
          <table:table-cell office:value-type="float" office:value="0.32">
            <text:p>0,32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Pour Chien</text:p>
          </table:table-cell>
          <table:table-cell office:value-type="string">
            <text:p>hotel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90">
            <text:p>390</text:p>
          </table:table-cell>
          <table:table-cell office:value-type="float" office:value="0.76">
            <text:p>0,76</text:p>
          </table:table-cell>
          <table:table-cell office:value-type="float" office:value="0.91">
            <text:p>0,91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Magasin Chien</text:p>
          </table:table-cell>
          <table:table-cell office:value-type="string">
            <text:p>magasin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90">
            <text:p>390</text:p>
          </table:table-cell>
          <table:table-cell office:value-type="float" office:value="0.79">
            <text:p>0,79</text:p>
          </table:table-cell>
          <table:table-cell office:value-type="float" office:value="0.55">
            <text:p>0,55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Pour Chien</text:p>
          </table:table-cell>
          <table:table-cell office:value-type="string">
            <text:p>alimentation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90">
            <text:p>390</text:p>
          </table:table-cell>
          <table:table-cell office:value-type="float" office:value="0.92">
            <text:p>0,92</text:p>
          </table:table-cell>
          <table:table-cell office:value-type="float" office:value="1.51">
            <text:p>1,51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Pour Chien</text:p>
          </table:table-cell>
          <table:table-cell office:value-type="string">
            <text:p>maison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90">
            <text:p>390</text:p>
          </table:table-cell>
          <table:table-cell office:value-type="float" office:value="0.94">
            <text:p>0,94</text:p>
          </table:table-cell>
          <table:table-cell office:value-type="float" office:value="0.42">
            <text:p>0,42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Pour Chien</text:p>
          </table:table-cell>
          <table:table-cell office:value-type="string">
            <text:p>jouets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90">
            <text:p>390</text:p>
          </table:table-cell>
          <table:table-cell office:value-type="float" office:value="0.96">
            <text:p>0,96</text:p>
          </table:table-cell>
          <table:table-cell office:value-type="float" office:value="0.49">
            <text:p>0,49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Ronflement</text:p>
          </table:table-cell>
          <table:table-cell office:value-type="string">
            <text:p>ronflement traitement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90">
            <text:p>390</text:p>
          </table:table-cell>
          <table:table-cell office:value-type="float" office:value="1">
            <text:p>1</text:p>
          </table:table-cell>
          <table:table-cell office:value-type="float" office:value="0.87">
            <text:p>0,87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Pour Chien</text:p>
          </table:table-cell>
          <table:table-cell office:value-type="string">
            <text:p>dentifrice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90">
            <text:p>390</text:p>
          </table:table-cell>
          <table:table-cell office:value-type="float" office:value="1">
            <text:p>1</text:p>
          </table:table-cell>
          <table:table-cell office:value-type="float" office:value="0.57">
            <text:p>0,57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Pour Chien</text:p>
          </table:table-cell>
          <table:table-cell office:value-type="string">
            <text:p>fauteuil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90">
            <text:p>390</text:p>
          </table:table-cell>
          <table:table-cell office:value-type="float" office:value="1">
            <text:p>1</text:p>
          </table:table-cell>
          <table:table-cell office:value-type="float" office:value="0.41">
            <text:p>0,41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Ostéopathe Pour</text:p>
          </table:table-cell>
          <table:table-cell office:value-type="string">
            <text:p>ostéopathe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20">
            <text:p>320</text:p>
          </table:table-cell>
          <table:table-cell office:value-type="float" office:value="0.55">
            <text:p>0,55</text:p>
          </table:table-cell>
          <table:table-cell office:value-type="float" office:value="0.9">
            <text:p>0,9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Accesoires</text:p>
          </table:table-cell>
          <table:table-cell office:value-type="string">
            <text:p>accesoire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20">
            <text:p>320</text:p>
          </table:table-cell>
          <table:table-cell office:value-type="float" office:value="0.77">
            <text:p>0,77</text:p>
          </table:table-cell>
          <table:table-cell office:value-type="float" office:value="0.31">
            <text:p>0,31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Site Chien</text:p>
          </table:table-cell>
          <table:table-cell office:value-type="string">
            <text:p>site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20">
            <text:p>320</text:p>
          </table:table-cell>
          <table:table-cell office:value-type="float" office:value="0.82">
            <text:p>0,82</text:p>
          </table:table-cell>
          <table:table-cell office:value-type="float" office:value="0.51">
            <text:p>0,51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Vétérinaire</text:p>
          </table:table-cell>
          <table:table-cell office:value-type="string">
            <text:p>produits vétérinaire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20">
            <text:p>320</text:p>
          </table:table-cell>
          <table:table-cell office:value-type="float" office:value="0.93">
            <text:p>0,93</text:p>
          </table:table-cell>
          <table:table-cell office:value-type="float" office:value="0.7">
            <text:p>0,7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Pour Chien</text:p>
          </table:table-cell>
          <table:table-cell office:value-type="string">
            <text:p>harnet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20">
            <text:p>320</text:p>
          </table:table-cell>
          <table:table-cell office:value-type="float" office:value="0.93">
            <text:p>0,93</text:p>
          </table:table-cell>
          <table:table-cell office:value-type="float" office:value="0.63">
            <text:p>0,63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Chien Pas</text:p>
          </table:table-cell>
          <table:table-cell office:value-type="string">
            <text:p>accessoire chien pas cher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20">
            <text:p>320</text:p>
          </table:table-cell>
          <table:table-cell office:value-type="float" office:value="0.94">
            <text:p>0,94</text:p>
          </table:table-cell>
          <table:table-cell office:value-type="float" office:value="0.49">
            <text:p>0,49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Assurance Animaux</text:p>
          </table:table-cell>
          <table:table-cell office:value-type="string">
            <text:p>assurance pour animaux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20">
            <text:p>320</text:p>
          </table:table-cell>
          <table:table-cell office:value-type="float" office:value="0.96">
            <text:p>0,96</text:p>
          </table:table-cell>
          <table:table-cell office:value-type="float" office:value="6.94">
            <text:p>6,94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Accessoires Chiens</text:p>
          </table:table-cell>
          <table:table-cell office:value-type="string">
            <text:p>accessoires pour chien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20">
            <text:p>320</text:p>
          </table:table-cell>
          <table:table-cell office:value-type="float" office:value="0.96">
            <text:p>0,96</text:p>
          </table:table-cell>
          <table:table-cell office:value-type="float" office:value="0.51">
            <text:p>0,51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Ronflement</text:p>
          </table:table-cell>
          <table:table-cell office:value-type="string">
            <text:p>anti ronflement efficac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20">
            <text:p>320</text:p>
          </table:table-cell>
          <table:table-cell office:value-type="float" office:value="1">
            <text:p>1</text:p>
          </table:table-cell>
          <table:table-cell office:value-type="float" office:value="1.06">
            <text:p>1,06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Pour Chien</text:p>
          </table:table-cell>
          <table:table-cell office:value-type="string">
            <text:p>bandana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20">
            <text:p>320</text:p>
          </table:table-cell>
          <table:table-cell office:value-type="float" office:value="1">
            <text:p>1</text:p>
          </table:table-cell>
          <table:table-cell office:value-type="float" office:value="0.38">
            <text:p>0,38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De Chien</text:p>
          </table:table-cell>
          <table:table-cell office:value-type="string">
            <text:p>jeux de coiffure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60">
            <text:p>260</text:p>
          </table:table-cell>
          <table:table-cell office:value-type="float" office:value="0.07">
            <text:p>0,07</text:p>
          </table:table-cell>
          <table:table-cell office:value-type="float" office:value="1.33">
            <text:p>1,33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Vétérinaire</text:p>
          </table:table-cell>
          <table:table-cell office:value-type="string">
            <text:p>vétérinaire ostéopath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60">
            <text:p>260</text:p>
          </table:table-cell>
          <table:table-cell office:value-type="float" office:value="0.13">
            <text:p>0,13</text:p>
          </table:table-cell>
          <table:table-cell office:value-type="float" office:value="1.36">
            <text:p>1,36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Stress</text:p>
          </table:table-cell>
          <table:table-cell office:value-type="string">
            <text:p>contre le stres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60">
            <text:p>260</text:p>
          </table:table-cell>
          <table:table-cell office:value-type="float" office:value="0.33">
            <text:p>0,33</text:p>
          </table:table-cell>
          <table:table-cell office:value-type="float" office:value="1.14">
            <text:p>1,14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Pour Chien</text:p>
          </table:table-cell>
          <table:table-cell office:value-type="string">
            <text:p>spa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60">
            <text:p>260</text:p>
          </table:table-cell>
          <table:table-cell office:value-type="float" office:value="0.52">
            <text:p>0,52</text:p>
          </table:table-cell>
          <table:table-cell office:value-type="float" office:value="0.99">
            <text:p>0,99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table:style-name="ce2" office:value-type="string">
            <text:p>Canin</text:p>
          </table:table-cell>
          <table:table-cell table:style-name="ce2" office:value-type="string">
            <text:p>ostéopathe canin</text:p>
          </table:table-cell>
          <table:table-cell table:style-name="ce2" office:value-type="string">
            <text:p>Broad</text:p>
          </table:table-cell>
          <table:table-cell table:style-name="ce2" office:value-type="string">
            <text:p>EUR</text:p>
          </table:table-cell>
          <table:table-cell table:style-name="ce2"/>
          <table:table-cell table:style-name="ce2" office:value-type="float" office:value="260">
            <text:p>260</text:p>
          </table:table-cell>
          <table:table-cell table:style-name="ce2" office:value-type="float" office:value="0.53">
            <text:p>0,53</text:p>
          </table:table-cell>
          <table:table-cell table:style-name="ce2" office:value-type="float" office:value="1.63">
            <text:p>1,63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string">
            <text:p>x</text:p>
          </table:table-cell>
          <table:table-cell table:style-name="ce2" office:value-type="string">
            <text:p>article</text:p>
          </table:table-cell>
          <table:table-cell table:style-name="ce2" office:value-type="string">
            <text:p>5 conseils pour bien choisir son ostheopathe canin</text:p>
          </table:table-cell>
          <table:table-cell table:style-name="ce2"/>
          <table:table-cell table:style-name="ce2" office:value-type="float" office:value="1">
            <text:p>1</text:p>
          </table:table-cell>
          <table:table-cell table:style-name="ce2" table:number-columns-repeated="1007"/>
        </table:table-row>
        <table:table-row table:style-name="ro2">
          <table:table-cell office:value-type="string">
            <text:p>Les Acouphènes</text:p>
          </table:table-cell>
          <table:table-cell office:value-type="string">
            <text:p>comment soigner les acouphène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60">
            <text:p>260</text:p>
          </table:table-cell>
          <table:table-cell office:value-type="float" office:value="0.6">
            <text:p>0,6</text:p>
          </table:table-cell>
          <table:table-cell office:value-type="float" office:value="0.46">
            <text:p>0,46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Accessoires Chiens</text:p>
          </table:table-cell>
          <table:table-cell office:value-type="string">
            <text:p>accessoi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60">
            <text:p>260</text:p>
          </table:table-cell>
          <table:table-cell office:value-type="float" office:value="0.86">
            <text:p>0,86</text:p>
          </table:table-cell>
          <table:table-cell office:value-type="float" office:value="0.56">
            <text:p>0,56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Vétérinaire</text:p>
          </table:table-cell>
          <table:table-cell office:value-type="string">
            <text:p>produits veterinair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60">
            <text:p>260</text:p>
          </table:table-cell>
          <table:table-cell office:value-type="float" office:value="0.89">
            <text:p>0,89</text:p>
          </table:table-cell>
          <table:table-cell office:value-type="float" office:value="0.72">
            <text:p>0,72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Accessoires Chats</text:p>
          </table:table-cell>
          <table:table-cell office:value-type="string">
            <text:p>accessoires chat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60">
            <text:p>260</text:p>
          </table:table-cell>
          <table:table-cell office:value-type="float" office:value="0.92">
            <text:p>0,92</text:p>
          </table:table-cell>
          <table:table-cell office:value-type="float" office:value="0.54">
            <text:p>0,54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Accessoires Chiens</text:p>
          </table:table-cell>
          <table:table-cell office:value-type="string">
            <text:p>accessoir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60">
            <text:p>260</text:p>
          </table:table-cell>
          <table:table-cell office:value-type="float" office:value="0.93">
            <text:p>0,93</text:p>
          </table:table-cell>
          <table:table-cell office:value-type="float" office:value="0.74">
            <text:p>0,74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Chien Pas</text:p>
          </table:table-cell>
          <table:table-cell office:value-type="string">
            <text:p>accessoire pour chien pas cher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60">
            <text:p>260</text:p>
          </table:table-cell>
          <table:table-cell office:value-type="float" office:value="0.94">
            <text:p>0,94</text:p>
          </table:table-cell>
          <table:table-cell office:value-type="float" office:value="0.64">
            <text:p>0,64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Assurance Animaux</text:p>
          </table:table-cell>
          <table:table-cell office:value-type="string">
            <text:p>assurances animaux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60">
            <text:p>260</text:p>
          </table:table-cell>
          <table:table-cell office:value-type="float" office:value="0.95">
            <text:p>0,95</text:p>
          </table:table-cell>
          <table:table-cell office:value-type="float" office:value="7.71">
            <text:p>7,71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Produits Chiens</text:p>
          </table:table-cell>
          <table:table-cell office:value-type="string">
            <text:p>produit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60">
            <text:p>260</text:p>
          </table:table-cell>
          <table:table-cell office:value-type="float" office:value="0.95">
            <text:p>0,95</text:p>
          </table:table-cell>
          <table:table-cell office:value-type="float" office:value="0.78">
            <text:p>0,78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Pour Chien</text:p>
          </table:table-cell>
          <table:table-cell office:value-type="string">
            <text:p>escalier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60">
            <text:p>260</text:p>
          </table:table-cell>
          <table:table-cell office:value-type="float" office:value="1">
            <text:p>1</text:p>
          </table:table-cell>
          <table:table-cell office:value-type="float" office:value="0.34">
            <text:p>0,34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De Chien</text:p>
          </table:table-cell>
          <table:table-cell office:value-type="string">
            <text:p>petit chien de compagni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10">
            <text:p>210</text:p>
          </table:table-cell>
          <table:table-cell office:value-type="float" office:value="0.2">
            <text:p>0,2</text:p>
          </table:table-cell>
          <table:table-cell office:value-type="float" office:value="0.31">
            <text:p>0,31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Chien</text:p>
          </table:table-cell>
          <table:table-cell office:value-type="string">
            <text:p>chien voitur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10">
            <text:p>210</text:p>
          </table:table-cell>
          <table:table-cell office:value-type="float" office:value="0.33">
            <text:p>0,33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Canin</text:p>
          </table:table-cell>
          <table:table-cell office:value-type="string">
            <text:p>comportement cani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10">
            <text:p>210</text:p>
          </table:table-cell>
          <table:table-cell office:value-type="float" office:value="0.37">
            <text:p>0,37</text:p>
          </table:table-cell>
          <table:table-cell office:value-type="float" office:value="0.95">
            <text:p>0,95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Soigner</text:p>
          </table:table-cell>
          <table:table-cell office:value-type="string">
            <text:p>soigner la constipatio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10">
            <text:p>210</text:p>
          </table:table-cell>
          <table:table-cell office:value-type="float" office:value="0.49">
            <text:p>0,49</text:p>
          </table:table-cell>
          <table:table-cell office:value-type="float" office:value="0.51">
            <text:p>0,51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Soigner Psoriasis</text:p>
          </table:table-cell>
          <table:table-cell office:value-type="string">
            <text:p>soigner psoriasi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10">
            <text:p>210</text:p>
          </table:table-cell>
          <table:table-cell office:value-type="float" office:value="0.51">
            <text:p>0,51</text:p>
          </table:table-cell>
          <table:table-cell office:value-type="float" office:value="0.41">
            <text:p>0,41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Les Acouphènes</text:p>
          </table:table-cell>
          <table:table-cell office:value-type="string">
            <text:p>soigner les acouphène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10">
            <text:p>210</text:p>
          </table:table-cell>
          <table:table-cell office:value-type="float" office:value="0.57">
            <text:p>0,57</text:p>
          </table:table-cell>
          <table:table-cell office:value-type="float" office:value="0.66">
            <text:p>0,66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Animalerie</text:p>
          </table:table-cell>
          <table:table-cell office:value-type="string">
            <text:p>animalerie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10">
            <text:p>210</text:p>
          </table:table-cell>
          <table:table-cell office:value-type="float" office:value="0.62">
            <text:p>0,62</text:p>
          </table:table-cell>
          <table:table-cell office:value-type="float" office:value="0.34">
            <text:p>0,34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Pour Chien</text:p>
          </table:table-cell>
          <table:table-cell office:value-type="string">
            <text:p>harpagophytum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10">
            <text:p>210</text:p>
          </table:table-cell>
          <table:table-cell office:value-type="float" office:value="0.68">
            <text:p>0,68</text:p>
          </table:table-cell>
          <table:table-cell office:value-type="float" office:value="0.37">
            <text:p>0,37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Magasin Chien</text:p>
          </table:table-cell>
          <table:table-cell office:value-type="string">
            <text:p>magasin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10">
            <text:p>210</text:p>
          </table:table-cell>
          <table:table-cell office:value-type="float" office:value="0.83">
            <text:p>0,83</text:p>
          </table:table-cell>
          <table:table-cell office:value-type="float" office:value="0.55">
            <text:p>0,55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Articles Chiens</text:p>
          </table:table-cell>
          <table:table-cell office:value-type="string">
            <text:p>article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10">
            <text:p>210</text:p>
          </table:table-cell>
          <table:table-cell office:value-type="float" office:value="0.86">
            <text:p>0,86</text:p>
          </table:table-cell>
          <table:table-cell office:value-type="float" office:value="0.47">
            <text:p>0,47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Vétérinaire</text:p>
          </table:table-cell>
          <table:table-cell office:value-type="string">
            <text:p>produits vétérinaires en lign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10">
            <text:p>210</text:p>
          </table:table-cell>
          <table:table-cell office:value-type="float" office:value="0.9">
            <text:p>0,9</text:p>
          </table:table-cell>
          <table:table-cell office:value-type="float" office:value="0.92">
            <text:p>0,92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Vetement Chien</text:p>
          </table:table-cell>
          <table:table-cell office:value-type="string">
            <text:p>vetements chien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10">
            <text:p>210</text:p>
          </table:table-cell>
          <table:table-cell office:value-type="float" office:value="0.92">
            <text:p>0,92</text:p>
          </table:table-cell>
          <table:table-cell office:value-type="float" office:value="0.66">
            <text:p>0,66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Assurance Animaux</text:p>
          </table:table-cell>
          <table:table-cell office:value-type="string">
            <text:p>comparateur assurance animaux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10">
            <text:p>210</text:p>
          </table:table-cell>
          <table:table-cell office:value-type="float" office:value="0.93">
            <text:p>0,93</text:p>
          </table:table-cell>
          <table:table-cell office:value-type="float" office:value="6.8">
            <text:p>6,8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Contre Ronflement</text:p>
          </table:table-cell>
          <table:table-cell office:value-type="string">
            <text:p>contre le ronflement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10">
            <text:p>210</text:p>
          </table:table-cell>
          <table:table-cell office:value-type="float" office:value="0.93">
            <text:p>0,93</text:p>
          </table:table-cell>
          <table:table-cell office:value-type="float" office:value="1.07">
            <text:p>1,07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Articles Chiens</text:p>
          </table:table-cell>
          <table:table-cell office:value-type="string">
            <text:p>articles pour chien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10">
            <text:p>210</text:p>
          </table:table-cell>
          <table:table-cell office:value-type="float" office:value="0.93">
            <text:p>0,93</text:p>
          </table:table-cell>
          <table:table-cell office:value-type="float" office:value="0.54">
            <text:p>0,54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Assurance Chien</text:p>
          </table:table-cell>
          <table:table-cell office:value-type="string">
            <text:p>assurance chien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10">
            <text:p>210</text:p>
          </table:table-cell>
          <table:table-cell office:value-type="float" office:value="0.94">
            <text:p>0,94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Pour Chien</text:p>
          </table:table-cell>
          <table:table-cell office:value-type="string">
            <text:p>ballon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10">
            <text:p>210</text:p>
          </table:table-cell>
          <table:table-cell office:value-type="float" office:value="0.94">
            <text:p>0,94</text:p>
          </table:table-cell>
          <table:table-cell office:value-type="float" office:value="0.45">
            <text:p>0,45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Pour Chien</text:p>
          </table:table-cell>
          <table:table-cell office:value-type="string">
            <text:p>dome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10">
            <text:p>210</text:p>
          </table:table-cell>
          <table:table-cell office:value-type="float" office:value="0.99">
            <text:p>0,99</text:p>
          </table:table-cell>
          <table:table-cell office:value-type="float" office:value="0.39">
            <text:p>0,39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Chien</text:p>
          </table:table-cell>
          <table:table-cell office:value-type="string">
            <text:p>casquette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10">
            <text:p>210</text:p>
          </table:table-cell>
          <table:table-cell office:value-type="float" office:value="0.99">
            <text:p>0,99</text:p>
          </table:table-cell>
          <table:table-cell office:value-type="float" office:value="0.36">
            <text:p>0,36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Ostéopathe Pour</text:p>
          </table:table-cell>
          <table:table-cell office:value-type="string">
            <text:p>ostéopathe pour animaux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70">
            <text:p>170</text:p>
          </table:table-cell>
          <table:table-cell office:value-type="float" office:value="0.56">
            <text:p>0,56</text:p>
          </table:table-cell>
          <table:table-cell office:value-type="float" office:value="1.38">
            <text:p>1,38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Ostéopathie</text:p>
          </table:table-cell>
          <table:table-cell office:value-type="string">
            <text:p>ostéopathie équin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70">
            <text:p>170</text:p>
          </table:table-cell>
          <table:table-cell table:number-columns-repeated="2" office:value-type="float" office:value="0.69">
            <text:p>0,69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Soigner</text:p>
          </table:table-cell>
          <table:table-cell office:value-type="string">
            <text:p>soigner les crampe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70">
            <text:p>170</text:p>
          </table:table-cell>
          <table:table-cell office:value-type="float" office:value="0.69">
            <text:p>0,69</text:p>
          </table:table-cell>
          <table:table-cell office:value-type="float" office:value="0.57">
            <text:p>0,57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Magasin Chien</text:p>
          </table:table-cell>
          <table:table-cell office:value-type="string">
            <text:p>magasin de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70">
            <text:p>170</text:p>
          </table:table-cell>
          <table:table-cell office:value-type="float" office:value="0.83">
            <text:p>0,83</text:p>
          </table:table-cell>
          <table:table-cell office:value-type="float" office:value="0.55">
            <text:p>0,55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Accesoires</text:p>
          </table:table-cell>
          <table:table-cell office:value-type="string">
            <text:p>accesoire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70">
            <text:p>170</text:p>
          </table:table-cell>
          <table:table-cell office:value-type="float" office:value="0.89">
            <text:p>0,89</text:p>
          </table:table-cell>
          <table:table-cell office:value-type="float" office:value="0.55">
            <text:p>0,55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Tout Chien</text:p>
          </table:table-cell>
          <table:table-cell office:value-type="string">
            <text:p>tout pour le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70">
            <text:p>170</text:p>
          </table:table-cell>
          <table:table-cell office:value-type="float" office:value="0.9">
            <text:p>0,9</text:p>
          </table:table-cell>
          <table:table-cell office:value-type="float" office:value="0.49">
            <text:p>0,49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Pour Chien</text:p>
          </table:table-cell>
          <table:table-cell office:value-type="string">
            <text:p>chaine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70">
            <text:p>170</text:p>
          </table:table-cell>
          <table:table-cell office:value-type="float" office:value="0.92">
            <text:p>0,92</text:p>
          </table:table-cell>
          <table:table-cell office:value-type="float" office:value="0.45">
            <text:p>0,45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Pour Chien</text:p>
          </table:table-cell>
          <table:table-cell office:value-type="string">
            <text:p>jouets pour chien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70">
            <text:p>170</text:p>
          </table:table-cell>
          <table:table-cell office:value-type="float" office:value="0.94">
            <text:p>0,94</text:p>
          </table:table-cell>
          <table:table-cell office:value-type="float" office:value="0.54">
            <text:p>0,54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Ostéopathe équin</text:p>
          </table:table-cell>
          <table:table-cell office:value-type="string">
            <text:p>formation ostéopathe équi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70">
            <text:p>170</text:p>
          </table:table-cell>
          <table:table-cell office:value-type="float" office:value="0.96">
            <text:p>0,96</text:p>
          </table:table-cell>
          <table:table-cell office:value-type="float" office:value="1.9">
            <text:p>1,9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Pour Chien</text:p>
          </table:table-cell>
          <table:table-cell office:value-type="string">
            <text:p>toilette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70">
            <text:p>170</text:p>
          </table:table-cell>
          <table:table-cell office:value-type="float" office:value="0.96">
            <text:p>0,96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Chien Pas</text:p>
          </table:table-cell>
          <table:table-cell office:value-type="string">
            <text:p>accessoires chien pas cher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70">
            <text:p>170</text:p>
          </table:table-cell>
          <table:table-cell office:value-type="float" office:value="1">
            <text:p>1</text:p>
          </table:table-cell>
          <table:table-cell office:value-type="float" office:value="0.49">
            <text:p>0,49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Pour Chien</text:p>
          </table:table-cell>
          <table:table-cell office:value-type="string">
            <text:p>lunette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70">
            <text:p>170</text:p>
          </table:table-cell>
          <table:table-cell office:value-type="float" office:value="1">
            <text:p>1</text:p>
          </table:table-cell>
          <table:table-cell office:value-type="float" office:value="0.42">
            <text:p>0,42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Chien Massage</text:p>
          </table:table-cell>
          <table:table-cell office:value-type="string">
            <text:p>massage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40">
            <text:p>140</text:p>
          </table:table-cell>
          <table:table-cell office:value-type="float" office:value="0.1">
            <text:p>0,1</text:p>
          </table:table-cell>
          <table:table-cell office:value-type="float" office:value="0.05">
            <text:p>0,05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Canin</text:p>
          </table:table-cell>
          <table:table-cell office:value-type="string">
            <text:p>massage cani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40">
            <text:p>140</text:p>
          </table:table-cell>
          <table:table-cell office:value-type="float" office:value="0.15">
            <text:p>0,15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2">
          <table:table-cell table:style-name="ce2" office:value-type="string">
            <text:p>Chien Massage</text:p>
          </table:table-cell>
          <table:table-cell table:style-name="ce2" office:value-type="string">
            <text:p>massage pour chien</text:p>
          </table:table-cell>
          <table:table-cell table:style-name="ce2" office:value-type="string">
            <text:p>Broad</text:p>
          </table:table-cell>
          <table:table-cell table:style-name="ce2" office:value-type="string">
            <text:p>EUR</text:p>
          </table:table-cell>
          <table:table-cell table:style-name="ce2"/>
          <table:table-cell table:style-name="ce2" office:value-type="float" office:value="140">
            <text:p>140</text:p>
          </table:table-cell>
          <table:table-cell table:style-name="ce2" office:value-type="float" office:value="0.2">
            <text:p>0,2</text:p>
          </table:table-cell>
          <table:table-cell table:style-name="ce2" office:value-type="float" office:value="4.51">
            <text:p>4,51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string">
            <text:p>x</text:p>
          </table:table-cell>
          <table:table-cell table:style-name="ce2" office:value-type="string">
            <text:p>catégorie</text:p>
          </table:table-cell>
          <table:table-cell table:style-name="ce2" office:value-type="string">
            <text:p>http://www.chien-calme.com/pages/massage/</text:p>
          </table:table-cell>
          <table:table-cell table:style-name="ce2"/>
          <table:table-cell table:style-name="ce2" office:value-type="float" office:value="3">
            <text:p>3</text:p>
          </table:table-cell>
          <table:table-cell table:style-name="ce2" table:number-columns-repeated="1007"/>
        </table:table-row>
        <table:table-row table:style-name="ro2">
          <table:table-cell office:value-type="string">
            <text:p>Tout Chien</text:p>
          </table:table-cell>
          <table:table-cell office:value-type="string">
            <text:p>tout sur les chien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40">
            <text:p>140</text:p>
          </table:table-cell>
          <table:table-cell office:value-type="float" office:value="0.2">
            <text:p>0,2</text:p>
          </table:table-cell>
          <table:table-cell office:value-type="float" office:value="0.55">
            <text:p>0,55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Ostéopathe Pour</text:p>
          </table:table-cell>
          <table:table-cell office:value-type="string">
            <text:p>ostéopathe pour chevaux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40">
            <text:p>140</text:p>
          </table:table-cell>
          <table:table-cell office:value-type="float" office:value="0.6">
            <text:p>0,6</text:p>
          </table:table-cell>
          <table:table-cell office:value-type="float" office:value="0.8">
            <text:p>0,8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Pour Chien</text:p>
          </table:table-cell>
          <table:table-cell office:value-type="string">
            <text:p>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40">
            <text:p>140</text:p>
          </table:table-cell>
          <table:table-cell office:value-type="float" office:value="0.62">
            <text:p>0,62</text:p>
          </table:table-cell>
          <table:table-cell office:value-type="float" office:value="0.46">
            <text:p>0,46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Magasin Animaux</text:p>
          </table:table-cell>
          <table:table-cell office:value-type="string">
            <text:p>tisane pour constipatio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40">
            <text:p>140</text:p>
          </table:table-cell>
          <table:table-cell office:value-type="float" office:value="0.63">
            <text:p>0,63</text:p>
          </table:table-cell>
          <table:table-cell office:value-type="float" office:value="0.61">
            <text:p>0,61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Soigner</text:p>
          </table:table-cell>
          <table:table-cell office:value-type="string">
            <text:p>soigner la couperos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40">
            <text:p>140</text:p>
          </table:table-cell>
          <table:table-cell office:value-type="float" office:value="0.72">
            <text:p>0,72</text:p>
          </table:table-cell>
          <table:table-cell office:value-type="float" office:value="1.63">
            <text:p>1,63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Ostéopathe équin</text:p>
          </table:table-cell>
          <table:table-cell office:value-type="string">
            <text:p>devenir ostéopathe équi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40">
            <text:p>140</text:p>
          </table:table-cell>
          <table:table-cell office:value-type="float" office:value="0.82">
            <text:p>0,82</text:p>
          </table:table-cell>
          <table:table-cell office:value-type="float" office:value="1.09">
            <text:p>1,09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Chien</text:p>
          </table:table-cell>
          <table:table-cell office:value-type="string">
            <text:p>materiel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40">
            <text:p>140</text:p>
          </table:table-cell>
          <table:table-cell office:value-type="float" office:value="0.82">
            <text:p>0,82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Magasin Animaux</text:p>
          </table:table-cell>
          <table:table-cell office:value-type="string">
            <text:p>produits animaux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40">
            <text:p>140</text:p>
          </table:table-cell>
          <table:table-cell office:value-type="float" office:value="0.84">
            <text:p>0,84</text:p>
          </table:table-cell>
          <table:table-cell office:value-type="float" office:value="0.44">
            <text:p>0,44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Ostéopathe équin</text:p>
          </table:table-cell>
          <table:table-cell office:value-type="string">
            <text:p>ostéopathe équin formatio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40">
            <text:p>140</text:p>
          </table:table-cell>
          <table:table-cell office:value-type="float" office:value="0.87">
            <text:p>0,87</text:p>
          </table:table-cell>
          <table:table-cell office:value-type="float" office:value="1.78">
            <text:p>1,78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Accessoires Chiens</text:p>
          </table:table-cell>
          <table:table-cell office:value-type="string">
            <text:p>accessoire chien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40">
            <text:p>140</text:p>
          </table:table-cell>
          <table:table-cell office:value-type="float" office:value="0.88">
            <text:p>0,88</text:p>
          </table:table-cell>
          <table:table-cell office:value-type="float" office:value="0.57">
            <text:p>0,57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Assurance Chien</text:p>
          </table:table-cell>
          <table:table-cell office:value-type="string">
            <text:p>assurer son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40">
            <text:p>140</text:p>
          </table:table-cell>
          <table:table-cell office:value-type="float" office:value="0.9">
            <text:p>0,9</text:p>
          </table:table-cell>
          <table:table-cell office:value-type="float" office:value="6.16">
            <text:p>6,16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Mutuelle Chien</text:p>
          </table:table-cell>
          <table:table-cell office:value-type="string">
            <text:p>comparateur mutuelle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40">
            <text:p>140</text:p>
          </table:table-cell>
          <table:table-cell office:value-type="float" office:value="0.93">
            <text:p>0,93</text:p>
          </table:table-cell>
          <table:table-cell office:value-type="float" office:value="7.26">
            <text:p>7,26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Assurance Chien</text:p>
          </table:table-cell>
          <table:table-cell office:value-type="string">
            <text:p>comparateur assurance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40">
            <text:p>140</text:p>
          </table:table-cell>
          <table:table-cell office:value-type="float" office:value="0.93">
            <text:p>0,93</text:p>
          </table:table-cell>
          <table:table-cell office:value-type="float" office:value="6.41">
            <text:p>6,41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Vétérinaire</text:p>
          </table:table-cell>
          <table:table-cell office:value-type="string">
            <text:p>produit vétérinair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40">
            <text:p>140</text:p>
          </table:table-cell>
          <table:table-cell office:value-type="float" office:value="0.94">
            <text:p>0,94</text:p>
          </table:table-cell>
          <table:table-cell office:value-type="float" office:value="0.43">
            <text:p>0,43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Assurance Chien</text:p>
          </table:table-cell>
          <table:table-cell office:value-type="string">
            <text:p>assurances chien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40">
            <text:p>140</text:p>
          </table:table-cell>
          <table:table-cell office:value-type="float" office:value="0.95">
            <text:p>0,95</text:p>
          </table:table-cell>
          <table:table-cell office:value-type="float" office:value="5.52">
            <text:p>5,52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Accessoires Animaux</text:p>
          </table:table-cell>
          <table:table-cell office:value-type="string">
            <text:p>accessoires pour animaux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40">
            <text:p>140</text:p>
          </table:table-cell>
          <table:table-cell office:value-type="float" office:value="0.95">
            <text:p>0,95</text:p>
          </table:table-cell>
          <table:table-cell office:value-type="float" office:value="0.56">
            <text:p>0,56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Vetement Chien</text:p>
          </table:table-cell>
          <table:table-cell office:value-type="string">
            <text:p>vêtements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40">
            <text:p>140</text:p>
          </table:table-cell>
          <table:table-cell office:value-type="float" office:value="0.95">
            <text:p>0,95</text:p>
          </table:table-cell>
          <table:table-cell office:value-type="float" office:value="0.53">
            <text:p>0,53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Accessoires Chats</text:p>
          </table:table-cell>
          <table:table-cell office:value-type="string">
            <text:p>accessoires pour chat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40">
            <text:p>140</text:p>
          </table:table-cell>
          <table:table-cell office:value-type="float" office:value="0.97">
            <text:p>0,97</text:p>
          </table:table-cell>
          <table:table-cell office:value-type="float" office:value="0.46">
            <text:p>0,46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Pour Chien</text:p>
          </table:table-cell>
          <table:table-cell office:value-type="string">
            <text:p>pyjama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40">
            <text:p>140</text:p>
          </table:table-cell>
          <table:table-cell office:value-type="float" office:value="0.97">
            <text:p>0,97</text:p>
          </table:table-cell>
          <table:table-cell office:value-type="float" office:value="0.33">
            <text:p>0,33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Magasin Animaux</text:p>
          </table:table-cell>
          <table:table-cell office:value-type="string">
            <text:p>pommade pour hemorroide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40">
            <text:p>140</text:p>
          </table:table-cell>
          <table:table-cell office:value-type="float" office:value="0.99">
            <text:p>0,99</text:p>
          </table:table-cell>
          <table:table-cell office:value-type="float" office:value="0.48">
            <text:p>0,48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Pour Chien</text:p>
          </table:table-cell>
          <table:table-cell office:value-type="string">
            <text:p>tee shirt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40">
            <text:p>140</text:p>
          </table:table-cell>
          <table:table-cell office:value-type="float" office:value="0.99">
            <text:p>0,99</text:p>
          </table:table-cell>
          <table:table-cell office:value-type="float" office:value="0.45">
            <text:p>0,45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Accessoires Chats</text:p>
          </table:table-cell>
          <table:table-cell office:value-type="string">
            <text:p>accessoire pour chat pas cher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40">
            <text:p>140</text:p>
          </table:table-cell>
          <table:table-cell office:value-type="float" office:value="0.99">
            <text:p>0,99</text:p>
          </table:table-cell>
          <table:table-cell office:value-type="float" office:value="0.41">
            <text:p>0,41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Pour Chien</text:p>
          </table:table-cell>
          <table:table-cell office:value-type="string">
            <text:p>shampooing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40">
            <text:p>140</text:p>
          </table:table-cell>
          <table:table-cell office:value-type="float" office:value="1">
            <text:p>1</text:p>
          </table:table-cell>
          <table:table-cell office:value-type="float" office:value="0.74">
            <text:p>0,74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Pour Chien</text:p>
          </table:table-cell>
          <table:table-cell office:value-type="string">
            <text:p>lunettes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40">
            <text:p>140</text:p>
          </table:table-cell>
          <table:table-cell office:value-type="float" office:value="1">
            <text:p>1</text:p>
          </table:table-cell>
          <table:table-cell office:value-type="float" office:value="0.44">
            <text:p>0,44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Chien</text:p>
          </table:table-cell>
          <table:table-cell office:value-type="string">
            <text:p>trouver son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10">
            <text:p>110</text:p>
          </table:table-cell>
          <table:table-cell office:value-type="float" office:value="0.16">
            <text:p>0,16</text:p>
          </table:table-cell>
          <table:table-cell office:value-type="float" office:value="0.45">
            <text:p>0,45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Calmer</text:p>
          </table:table-cell>
          <table:table-cell office:value-type="string">
            <text:p>calmer le stres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10">
            <text:p>110</text:p>
          </table:table-cell>
          <table:table-cell office:value-type="float" office:value="0.17">
            <text:p>0,17</text:p>
          </table:table-cell>
          <table:table-cell office:value-type="float" office:value="1.57">
            <text:p>1,57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Soigner</text:p>
          </table:table-cell>
          <table:table-cell office:value-type="string">
            <text:p>comment soigner eczema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10">
            <text:p>110</text:p>
          </table:table-cell>
          <table:table-cell office:value-type="float" office:value="0.53">
            <text:p>0,53</text:p>
          </table:table-cell>
          <table:table-cell office:value-type="float" office:value="0.83">
            <text:p>0,83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Site Chien</text:p>
          </table:table-cell>
          <table:table-cell office:value-type="string">
            <text:p>site de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10">
            <text:p>110</text:p>
          </table:table-cell>
          <table:table-cell office:value-type="float" office:value="0.53">
            <text:p>0,53</text:p>
          </table:table-cell>
          <table:table-cell office:value-type="float" office:value="0.67">
            <text:p>0,67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Site Chien</text:p>
          </table:table-cell>
          <table:table-cell office:value-type="string">
            <text:p>site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10">
            <text:p>110</text:p>
          </table:table-cell>
          <table:table-cell office:value-type="float" office:value="0.59">
            <text:p>0,59</text:p>
          </table:table-cell>
          <table:table-cell office:value-type="float" office:value="0.57">
            <text:p>0,57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Traitement Pour</text:p>
          </table:table-cell>
          <table:table-cell office:value-type="string">
            <text:p>traitement pour hémorroïde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10">
            <text:p>110</text:p>
          </table:table-cell>
          <table:table-cell office:value-type="float" office:value="0.61">
            <text:p>0,61</text:p>
          </table:table-cell>
          <table:table-cell office:value-type="float" office:value="0.56">
            <text:p>0,56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Accesoires</text:p>
          </table:table-cell>
          <table:table-cell office:value-type="string">
            <text:p>accesoires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10">
            <text:p>110</text:p>
          </table:table-cell>
          <table:table-cell office:value-type="float" office:value="0.69">
            <text:p>0,69</text:p>
          </table:table-cell>
          <table:table-cell office:value-type="float" office:value="0.39">
            <text:p>0,39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Le Psoriasis</text:p>
          </table:table-cell>
          <table:table-cell office:value-type="string">
            <text:p>traitement contre le psoriasi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10">
            <text:p>110</text:p>
          </table:table-cell>
          <table:table-cell office:value-type="float" office:value="0.76">
            <text:p>0,76</text:p>
          </table:table-cell>
          <table:table-cell office:value-type="float" office:value="0.47">
            <text:p>0,47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Boutique Chien</text:p>
          </table:table-cell>
          <table:table-cell office:value-type="string">
            <text:p>boutique chien en lign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10">
            <text:p>110</text:p>
          </table:table-cell>
          <table:table-cell office:value-type="float" office:value="0.81">
            <text:p>0,81</text:p>
          </table:table-cell>
          <table:table-cell office:value-type="float" office:value="0.52">
            <text:p>0,52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Chien</text:p>
          </table:table-cell>
          <table:table-cell office:value-type="string">
            <text:p>equipement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10">
            <text:p>110</text:p>
          </table:table-cell>
          <table:table-cell office:value-type="float" office:value="0.84">
            <text:p>0,84</text:p>
          </table:table-cell>
          <table:table-cell office:value-type="float" office:value="0.46">
            <text:p>0,46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Pour Animaux</text:p>
          </table:table-cell>
          <table:table-cell office:value-type="string">
            <text:p>boutique pour animaux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10">
            <text:p>110</text:p>
          </table:table-cell>
          <table:table-cell office:value-type="float" office:value="0.86">
            <text:p>0,86</text:p>
          </table:table-cell>
          <table:table-cell office:value-type="float" office:value="0.41">
            <text:p>0,41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Chiot</text:p>
          </table:table-cell>
          <table:table-cell office:value-type="string">
            <text:p>accessoire chiot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10">
            <text:p>110</text:p>
          </table:table-cell>
          <table:table-cell office:value-type="float" office:value="0.86">
            <text:p>0,86</text:p>
          </table:table-cell>
          <table:table-cell office:value-type="float" office:value="0.33">
            <text:p>0,33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Produits Chiens</text:p>
          </table:table-cell>
          <table:table-cell office:value-type="string">
            <text:p>produit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10">
            <text:p>110</text:p>
          </table:table-cell>
          <table:table-cell office:value-type="float" office:value="0.89">
            <text:p>0,89</text:p>
          </table:table-cell>
          <table:table-cell office:value-type="float" office:value="0.5">
            <text:p>0,5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Assurance Chien</text:p>
          </table:table-cell>
          <table:table-cell office:value-type="string">
            <text:p>assurance maladie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10">
            <text:p>110</text:p>
          </table:table-cell>
          <table:table-cell office:value-type="float" office:value="0.94">
            <text:p>0,94</text:p>
          </table:table-cell>
          <table:table-cell office:value-type="float" office:value="6.23">
            <text:p>6,23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Pour Chien</text:p>
          </table:table-cell>
          <table:table-cell office:value-type="string">
            <text:p>t shirt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10">
            <text:p>110</text:p>
          </table:table-cell>
          <table:table-cell office:value-type="float" office:value="0.94">
            <text:p>0,94</text:p>
          </table:table-cell>
          <table:table-cell office:value-type="float" office:value="0.43">
            <text:p>0,43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Mutuelle Chien</text:p>
          </table:table-cell>
          <table:table-cell office:value-type="string">
            <text:p>mutuelle chien pas cher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10">
            <text:p>110</text:p>
          </table:table-cell>
          <table:table-cell office:value-type="float" office:value="0.95">
            <text:p>0,95</text:p>
          </table:table-cell>
          <table:table-cell office:value-type="float" office:value="6.85">
            <text:p>6,85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Pour Animaux</text:p>
          </table:table-cell>
          <table:table-cell office:value-type="string">
            <text:p>produits pour animaux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10">
            <text:p>110</text:p>
          </table:table-cell>
          <table:table-cell office:value-type="float" office:value="0.95">
            <text:p>0,95</text:p>
          </table:table-cell>
          <table:table-cell office:value-type="float" office:value="0.68">
            <text:p>0,68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Produits Chiens</text:p>
          </table:table-cell>
          <table:table-cell office:value-type="string">
            <text:p>produits pour chien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10">
            <text:p>110</text:p>
          </table:table-cell>
          <table:table-cell office:value-type="float" office:value="0.96">
            <text:p>0,96</text:p>
          </table:table-cell>
          <table:table-cell office:value-type="float" office:value="0.81">
            <text:p>0,81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Accessoires Animaux</text:p>
          </table:table-cell>
          <table:table-cell office:value-type="string">
            <text:p>accessoire pour animaux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10">
            <text:p>110</text:p>
          </table:table-cell>
          <table:table-cell office:value-type="float" office:value="0.96">
            <text:p>0,96</text:p>
          </table:table-cell>
          <table:table-cell office:value-type="float" office:value="0.62">
            <text:p>0,62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Mutuelle Chien</text:p>
          </table:table-cell>
          <table:table-cell office:value-type="string">
            <text:p>mutuelle chien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10">
            <text:p>110</text:p>
          </table:table-cell>
          <table:table-cell office:value-type="float" office:value="0.97">
            <text:p>0,97</text:p>
          </table:table-cell>
          <table:table-cell office:value-type="float" office:value="7.16">
            <text:p>7,16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Mutuelle Chien</text:p>
          </table:table-cell>
          <table:table-cell office:value-type="string">
            <text:p>mutuelle pour chien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10">
            <text:p>110</text:p>
          </table:table-cell>
          <table:table-cell office:value-type="float" office:value="0.97">
            <text:p>0,97</text:p>
          </table:table-cell>
          <table:table-cell office:value-type="float" office:value="6.71">
            <text:p>6,71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Ronflement</text:p>
          </table:table-cell>
          <table:table-cell office:value-type="string">
            <text:p>remede anti ronflement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10">
            <text:p>110</text:p>
          </table:table-cell>
          <table:table-cell office:value-type="float" office:value="0.99">
            <text:p>0,99</text:p>
          </table:table-cell>
          <table:table-cell office:value-type="float" office:value="0.97">
            <text:p>0,97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Contre Ronflement</text:p>
          </table:table-cell>
          <table:table-cell office:value-type="string">
            <text:p>contre les ronflement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10">
            <text:p>110</text:p>
          </table:table-cell>
          <table:table-cell office:value-type="float" office:value="1">
            <text:p>1</text:p>
          </table:table-cell>
          <table:table-cell office:value-type="float" office:value="0.75">
            <text:p>0,75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Magasin Animaux</text:p>
          </table:table-cell>
          <table:table-cell office:value-type="string">
            <text:p>produit mauvaise halein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10">
            <text:p>110</text:p>
          </table:table-cell>
          <table:table-cell office:value-type="float" office:value="1">
            <text:p>1</text:p>
          </table:table-cell>
          <table:table-cell office:value-type="float" office:value="0.6">
            <text:p>0,6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Tout Chien</text:p>
          </table:table-cell>
          <table:table-cell office:value-type="string">
            <text:p>tout les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90">
            <text:p>90</text:p>
          </table:table-cell>
          <table:table-cell office:value-type="float" office:value="0.12">
            <text:p>0,12</text:p>
          </table:table-cell>
          <table:table-cell office:value-type="float" office:value="1.03">
            <text:p>1,03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De Chien</text:p>
          </table:table-cell>
          <table:table-cell office:value-type="string">
            <text:p>son de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90">
            <text:p>90</text:p>
          </table:table-cell>
          <table:table-cell office:value-type="float" office:value="0.21">
            <text:p>0,21</text:p>
          </table:table-cell>
          <table:table-cell office:value-type="float" office:value="0.04">
            <text:p>0,04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Medicament Pour</text:p>
          </table:table-cell>
          <table:table-cell office:value-type="string">
            <text:p>medicament pour hemorroide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90">
            <text:p>90</text:p>
          </table:table-cell>
          <table:table-cell office:value-type="float" office:value="0.43">
            <text:p>0,43</text:p>
          </table:table-cell>
          <table:table-cell office:value-type="float" office:value="0.82">
            <text:p>0,82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Homéopathie</text:p>
          </table:table-cell>
          <table:table-cell office:value-type="string">
            <text:p>acheter homéopathie en lign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90">
            <text:p>90</text:p>
          </table:table-cell>
          <table:table-cell office:value-type="float" office:value="0.47">
            <text:p>0,47</text:p>
          </table:table-cell>
          <table:table-cell office:value-type="float" office:value="0.39">
            <text:p>0,39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Anxiété</text:p>
          </table:table-cell>
          <table:table-cell office:value-type="string">
            <text:p>stress anxiété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90">
            <text:p>90</text:p>
          </table:table-cell>
          <table:table-cell office:value-type="float" office:value="0.49">
            <text:p>0,49</text:p>
          </table:table-cell>
          <table:table-cell office:value-type="float" office:value="1.5">
            <text:p>1,5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Medicament Pour</text:p>
          </table:table-cell>
          <table:table-cell office:value-type="string">
            <text:p>medicament pour hemoroid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90">
            <text:p>90</text:p>
          </table:table-cell>
          <table:table-cell office:value-type="float" office:value="0.54">
            <text:p>0,54</text:p>
          </table:table-cell>
          <table:table-cell office:value-type="float" office:value="1.18">
            <text:p>1,18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Soigner</text:p>
          </table:table-cell>
          <table:table-cell office:value-type="string">
            <text:p>soigner les varice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90">
            <text:p>90</text:p>
          </table:table-cell>
          <table:table-cell office:value-type="float" office:value="0.58">
            <text:p>0,58</text:p>
          </table:table-cell>
          <table:table-cell office:value-type="float" office:value="0.7">
            <text:p>0,7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Magasin Animaux</text:p>
          </table:table-cell>
          <table:table-cell office:value-type="string">
            <text:p>medicament mauvaise halein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90">
            <text:p>90</text:p>
          </table:table-cell>
          <table:table-cell office:value-type="float" office:value="0.62">
            <text:p>0,62</text:p>
          </table:table-cell>
          <table:table-cell office:value-type="float" office:value="0.77">
            <text:p>0,77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Le Psoriasis</text:p>
          </table:table-cell>
          <table:table-cell office:value-type="string">
            <text:p>traiter le psoriasi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90">
            <text:p>90</text:p>
          </table:table-cell>
          <table:table-cell office:value-type="float" office:value="0.65">
            <text:p>0,65</text:p>
          </table:table-cell>
          <table:table-cell office:value-type="float" office:value="0.93">
            <text:p>0,93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Le Psoriasis</text:p>
          </table:table-cell>
          <table:table-cell office:value-type="string">
            <text:p>comment traiter le psoriasi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90">
            <text:p>90</text:p>
          </table:table-cell>
          <table:table-cell office:value-type="float" office:value="0.65">
            <text:p>0,65</text:p>
          </table:table-cell>
          <table:table-cell office:value-type="float" office:value="0.41">
            <text:p>0,41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Remède Psoriasis</text:p>
          </table:table-cell>
          <table:table-cell office:value-type="string">
            <text:p>remede contre le psoriasi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90">
            <text:p>90</text:p>
          </table:table-cell>
          <table:table-cell office:value-type="float" office:value="0.69">
            <text:p>0,69</text:p>
          </table:table-cell>
          <table:table-cell office:value-type="float" office:value="0.32">
            <text:p>0,32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Soigner Psoriasis</text:p>
          </table:table-cell>
          <table:table-cell office:value-type="string">
            <text:p>comment soigner un psoriasi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90">
            <text:p>90</text:p>
          </table:table-cell>
          <table:table-cell office:value-type="float" office:value="0.7">
            <text:p>0,7</text:p>
          </table:table-cell>
          <table:table-cell office:value-type="float" office:value="0.27">
            <text:p>0,27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Magasin Animaux</text:p>
          </table:table-cell>
          <table:table-cell office:value-type="string">
            <text:p>contre le cholestérol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90">
            <text:p>90</text:p>
          </table:table-cell>
          <table:table-cell office:value-type="float" office:value="0.73">
            <text:p>0,73</text:p>
          </table:table-cell>
          <table:table-cell office:value-type="float" office:value="0.7">
            <text:p>0,7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Soigner</text:p>
          </table:table-cell>
          <table:table-cell office:value-type="string">
            <text:p>comment soigner la couperos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90">
            <text:p>90</text:p>
          </table:table-cell>
          <table:table-cell office:value-type="float" office:value="0.75">
            <text:p>0,75</text:p>
          </table:table-cell>
          <table:table-cell office:value-type="float" office:value="1.54">
            <text:p>1,54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Pour Chien</text:p>
          </table:table-cell>
          <table:table-cell office:value-type="string">
            <text:p>transat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90">
            <text:p>90</text:p>
          </table:table-cell>
          <table:table-cell office:value-type="float" office:value="0.77">
            <text:p>0,77</text:p>
          </table:table-cell>
          <table:table-cell office:value-type="float" office:value="0.34">
            <text:p>0,34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Chien</text:p>
          </table:table-cell>
          <table:table-cell office:value-type="string">
            <text:p>santé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90">
            <text:p>90</text:p>
          </table:table-cell>
          <table:table-cell office:value-type="float" office:value="0.89">
            <text:p>0,89</text:p>
          </table:table-cell>
          <table:table-cell office:value-type="float" office:value="1.62">
            <text:p>1,62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Canin</text:p>
          </table:table-cell>
          <table:table-cell office:value-type="string">
            <text:p>formation ostéopathe cani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90">
            <text:p>90</text:p>
          </table:table-cell>
          <table:table-cell office:value-type="float" office:value="0.91">
            <text:p>0,91</text:p>
          </table:table-cell>
          <table:table-cell office:value-type="float" office:value="2.28">
            <text:p>2,28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Pour Chien</text:p>
          </table:table-cell>
          <table:table-cell office:value-type="string">
            <text:p>equipement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90">
            <text:p>90</text:p>
          </table:table-cell>
          <table:table-cell office:value-type="float" office:value="0.91">
            <text:p>0,91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Accessoires Chiens</text:p>
          </table:table-cell>
          <table:table-cell office:value-type="string">
            <text:p>accessoire chien discount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90">
            <text:p>90</text:p>
          </table:table-cell>
          <table:table-cell office:value-type="float" office:value="0.92">
            <text:p>0,92</text:p>
          </table:table-cell>
          <table:table-cell office:value-type="float" office:value="0.51">
            <text:p>0,51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Assurance Chien</text:p>
          </table:table-cell>
          <table:table-cell office:value-type="string">
            <text:p>assurance maladie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90">
            <text:p>90</text:p>
          </table:table-cell>
          <table:table-cell office:value-type="float" office:value="0.93">
            <text:p>0,93</text:p>
          </table:table-cell>
          <table:table-cell office:value-type="float" office:value="6.41">
            <text:p>6,41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Magasin Animaux</text:p>
          </table:table-cell>
          <table:table-cell office:value-type="string">
            <text:p>vetements pour chihuahua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90">
            <text:p>90</text:p>
          </table:table-cell>
          <table:table-cell office:value-type="float" office:value="0.94">
            <text:p>0,94</text:p>
          </table:table-cell>
          <table:table-cell office:value-type="float" office:value="0.47">
            <text:p>0,47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Mutuelle Chien</text:p>
          </table:table-cell>
          <table:table-cell office:value-type="string">
            <text:p>mutuelle pour chien pas cher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90">
            <text:p>90</text:p>
          </table:table-cell>
          <table:table-cell office:value-type="float" office:value="0.95">
            <text:p>0,95</text:p>
          </table:table-cell>
          <table:table-cell office:value-type="float" office:value="7.77">
            <text:p>7,77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Assurance Chien</text:p>
          </table:table-cell>
          <table:table-cell office:value-type="string">
            <text:p>assurances pour chien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90">
            <text:p>90</text:p>
          </table:table-cell>
          <table:table-cell office:value-type="float" office:value="0.96">
            <text:p>0,96</text:p>
          </table:table-cell>
          <table:table-cell office:value-type="float" office:value="6.81">
            <text:p>6,81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Pour Animaux</text:p>
          </table:table-cell>
          <table:table-cell office:value-type="string">
            <text:p>produit pour animaux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90">
            <text:p>90</text:p>
          </table:table-cell>
          <table:table-cell office:value-type="float" office:value="0.96">
            <text:p>0,96</text:p>
          </table:table-cell>
          <table:table-cell office:value-type="float" office:value="0.8">
            <text:p>0,8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Produits Chiens</text:p>
          </table:table-cell>
          <table:table-cell office:value-type="string">
            <text:p>produit veterinaire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90">
            <text:p>90</text:p>
          </table:table-cell>
          <table:table-cell office:value-type="float" office:value="0.99">
            <text:p>0,99</text:p>
          </table:table-cell>
          <table:table-cell office:value-type="float" office:value="0.79">
            <text:p>0,79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Les Chiens</text:p>
          </table:table-cell>
          <table:table-cell office:value-type="string">
            <text:p>les plus grands chien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70">
            <text:p>70</text:p>
          </table:table-cell>
          <table:table-cell office:value-type="float" office:value="0.03">
            <text:p>0,03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Chien</text:p>
          </table:table-cell>
          <table:table-cell office:value-type="string">
            <text:p>pattes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70">
            <text:p>70</text:p>
          </table:table-cell>
          <table:table-cell office:value-type="float" office:value="0.04">
            <text:p>0,04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Comportement Chien</text:p>
          </table:table-cell>
          <table:table-cell office:value-type="string">
            <text:p>chien comportement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70">
            <text:p>70</text:p>
          </table:table-cell>
          <table:table-cell office:value-type="float" office:value="0.08">
            <text:p>0,08</text:p>
          </table:table-cell>
          <table:table-cell office:value-type="float" office:value="1.61">
            <text:p>1,61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Chien</text:p>
          </table:table-cell>
          <table:table-cell office:value-type="string">
            <text:p>chien a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70">
            <text:p>70</text:p>
          </table:table-cell>
          <table:table-cell office:value-type="float" office:value="0.09">
            <text:p>0,09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Animal</text:p>
          </table:table-cell>
          <table:table-cell office:value-type="string">
            <text:p>animal et compagni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70">
            <text:p>70</text:p>
          </table:table-cell>
          <table:table-cell office:value-type="float" office:value="0.17">
            <text:p>0,17</text:p>
          </table:table-cell>
          <table:table-cell office:value-type="float" office:value="0.56">
            <text:p>0,56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Les Chiens</text:p>
          </table:table-cell>
          <table:table-cell office:value-type="string">
            <text:p>texte sur les chien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70">
            <text:p>70</text:p>
          </table:table-cell>
          <table:table-cell office:value-type="float" office:value="0.17">
            <text:p>0,17</text:p>
          </table:table-cell>
          <table:table-cell office:value-type="float" office:value="0.31">
            <text:p>0,31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Anxiété</text:p>
          </table:table-cell>
          <table:table-cell office:value-type="string">
            <text:p>stress et anxiété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70">
            <text:p>70</text:p>
          </table:table-cell>
          <table:table-cell office:value-type="float" office:value="0.44">
            <text:p>0,44</text:p>
          </table:table-cell>
          <table:table-cell office:value-type="float" office:value="2.06">
            <text:p>2,06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Magasin Chien</text:p>
          </table:table-cell>
          <table:table-cell office:value-type="string">
            <text:p>magasin pour chien pari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70">
            <text:p>70</text:p>
          </table:table-cell>
          <table:table-cell office:value-type="float" office:value="0.52">
            <text:p>0,52</text:p>
          </table:table-cell>
          <table:table-cell office:value-type="float" office:value="0.38">
            <text:p>0,38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Magasin Animaux</text:p>
          </table:table-cell>
          <table:table-cell office:value-type="string">
            <text:p>traitement homéopathique arthros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70">
            <text:p>70</text:p>
          </table:table-cell>
          <table:table-cell office:value-type="float" office:value="0.54">
            <text:p>0,54</text:p>
          </table:table-cell>
          <table:table-cell office:value-type="float" office:value="0.67">
            <text:p>0,67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Homéopathie</text:p>
          </table:table-cell>
          <table:table-cell office:value-type="string">
            <text:p>homéopathie pour ménopaus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70">
            <text:p>70</text:p>
          </table:table-cell>
          <table:table-cell office:value-type="float" office:value="0.55">
            <text:p>0,55</text:p>
          </table:table-cell>
          <table:table-cell office:value-type="float" office:value="0.39">
            <text:p>0,39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Traitement Pour</text:p>
          </table:table-cell>
          <table:table-cell office:value-type="string">
            <text:p>traitement pour hemoroid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70">
            <text:p>70</text:p>
          </table:table-cell>
          <table:table-cell office:value-type="float" office:value="0.57">
            <text:p>0,57</text:p>
          </table:table-cell>
          <table:table-cell office:value-type="float" office:value="0.45">
            <text:p>0,45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Ronflement</text:p>
          </table:table-cell>
          <table:table-cell office:value-type="string">
            <text:p>ronflement homeopathi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70">
            <text:p>70</text:p>
          </table:table-cell>
          <table:table-cell office:value-type="float" office:value="0.63">
            <text:p>0,63</text:p>
          </table:table-cell>
          <table:table-cell office:value-type="float" office:value="0.92">
            <text:p>0,92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Arthrose Pour</text:p>
          </table:table-cell>
          <table:table-cell office:value-type="string">
            <text:p>homeopathie pour arthros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70">
            <text:p>70</text:p>
          </table:table-cell>
          <table:table-cell office:value-type="float" office:value="0.66">
            <text:p>0,66</text:p>
          </table:table-cell>
          <table:table-cell office:value-type="float" office:value="0.29">
            <text:p>0,29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Pour Chien</text:p>
          </table:table-cell>
          <table:table-cell office:value-type="string">
            <text:p>attelle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70">
            <text:p>70</text:p>
          </table:table-cell>
          <table:table-cell office:value-type="float" office:value="0.67">
            <text:p>0,67</text:p>
          </table:table-cell>
          <table:table-cell office:value-type="float" office:value="0.04">
            <text:p>0,04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Ostéopathie</text:p>
          </table:table-cell>
          <table:table-cell office:value-type="string">
            <text:p>ostéopathie canin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70">
            <text:p>70</text:p>
          </table:table-cell>
          <table:table-cell office:value-type="float" office:value="0.68">
            <text:p>0,68</text:p>
          </table:table-cell>
          <table:table-cell office:value-type="float" office:value="2.39">
            <text:p>2,39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number-columns-repeated="1011"/>
        </table:table-row>
        <table:table-row table:style-name="ro2">
          <table:table-cell office:value-type="string">
            <text:p>Du Chien</text:p>
          </table:table-cell>
          <table:table-cell office:value-type="string">
            <text:p>stress du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70">
            <text:p>70</text:p>
          </table:table-cell>
          <table:table-cell office:value-type="float" office:value="0.68">
            <text:p>0,68</text:p>
          </table:table-cell>
          <table:table-cell office:value-type="float" office:value="0.55">
            <text:p>0,55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number-columns-repeated="1011"/>
        </table:table-row>
        <table:table-row table:style-name="ro2">
          <table:table-cell office:value-type="string">
            <text:p>Accessoires Chiens</text:p>
          </table:table-cell>
          <table:table-cell office:value-type="string">
            <text:p>accessoire chien lux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70">
            <text:p>70</text:p>
          </table:table-cell>
          <table:table-cell office:value-type="float" office:value="0.72">
            <text:p>0,72</text:p>
          </table:table-cell>
          <table:table-cell office:value-type="float" office:value="0.54">
            <text:p>0,54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Boutiques Pour Chiens</text:p>
          </table:table-cell>
          <table:table-cell office:value-type="string">
            <text:p>boutique pour chien pari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70">
            <text:p>70</text:p>
          </table:table-cell>
          <table:table-cell office:value-type="float" office:value="0.73">
            <text:p>0,73</text:p>
          </table:table-cell>
          <table:table-cell office:value-type="float" office:value="1.07">
            <text:p>1,07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Tout Chien</text:p>
          </table:table-cell>
          <table:table-cell office:value-type="string">
            <text:p>tout pour mon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70">
            <text:p>70</text:p>
          </table:table-cell>
          <table:table-cell office:value-type="float" office:value="0.74">
            <text:p>0,74</text:p>
          </table:table-cell>
          <table:table-cell office:value-type="float" office:value="0.44">
            <text:p>0,44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Boutiques Pour Chiens</text:p>
          </table:table-cell>
          <table:table-cell office:value-type="string">
            <text:p>boutique en ligne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70">
            <text:p>70</text:p>
          </table:table-cell>
          <table:table-cell office:value-type="float" office:value="0.75">
            <text:p>0,75</text:p>
          </table:table-cell>
          <table:table-cell office:value-type="float" office:value="0.69">
            <text:p>0,69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Soigner</text:p>
          </table:table-cell>
          <table:table-cell office:value-type="string">
            <text:p>comment soigner arthros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70">
            <text:p>70</text:p>
          </table:table-cell>
          <table:table-cell office:value-type="float" office:value="0.77">
            <text:p>0,77</text:p>
          </table:table-cell>
          <table:table-cell office:value-type="float" office:value="0.42">
            <text:p>0,42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Accesoires</text:p>
          </table:table-cell>
          <table:table-cell office:value-type="string">
            <text:p>accesoires chien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70">
            <text:p>70</text:p>
          </table:table-cell>
          <table:table-cell office:value-type="float" office:value="0.79">
            <text:p>0,79</text:p>
          </table:table-cell>
          <table:table-cell office:value-type="float" office:value="0.41">
            <text:p>0,41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Accessoires Chiens</text:p>
          </table:table-cell>
          <table:table-cell office:value-type="string">
            <text:p>grossiste accessoire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70">
            <text:p>70</text:p>
          </table:table-cell>
          <table:table-cell office:value-type="float" office:value="0.82">
            <text:p>0,82</text:p>
          </table:table-cell>
          <table:table-cell office:value-type="float" office:value="0.34">
            <text:p>0,34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Canin</text:p>
          </table:table-cell>
          <table:table-cell office:value-type="string">
            <text:p>accessoire cani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70">
            <text:p>70</text:p>
          </table:table-cell>
          <table:table-cell office:value-type="float" office:value="0.83">
            <text:p>0,83</text:p>
          </table:table-cell>
          <table:table-cell office:value-type="float" office:value="0.39">
            <text:p>0,39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Pour Chien</text:p>
          </table:table-cell>
          <table:table-cell office:value-type="string">
            <text:p>attelage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70">
            <text:p>70</text:p>
          </table:table-cell>
          <table:table-cell office:value-type="float" office:value="0.87">
            <text:p>0,87</text:p>
          </table:table-cell>
          <table:table-cell office:value-type="float" office:value="0.57">
            <text:p>0,57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Boutiques Pour Chiens</text:p>
          </table:table-cell>
          <table:table-cell office:value-type="string">
            <text:p>boutique pour chien en lign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70">
            <text:p>70</text:p>
          </table:table-cell>
          <table:table-cell office:value-type="float" office:value="0.87">
            <text:p>0,87</text:p>
          </table:table-cell>
          <table:table-cell office:value-type="float" office:value="0.52">
            <text:p>0,52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Articles Chiens</text:p>
          </table:table-cell>
          <table:table-cell office:value-type="string">
            <text:p>article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70">
            <text:p>70</text:p>
          </table:table-cell>
          <table:table-cell office:value-type="float" office:value="0.87">
            <text:p>0,87</text:p>
          </table:table-cell>
          <table:table-cell office:value-type="float" office:value="0.49">
            <text:p>0,49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Chiot</text:p>
          </table:table-cell>
          <table:table-cell office:value-type="string">
            <text:p>accessoire pour chiot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70">
            <text:p>70</text:p>
          </table:table-cell>
          <table:table-cell office:value-type="float" office:value="0.87">
            <text:p>0,87</text:p>
          </table:table-cell>
          <table:table-cell office:value-type="float" office:value="0.44">
            <text:p>0,44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Assurance Animaux</text:p>
          </table:table-cell>
          <table:table-cell office:value-type="string">
            <text:p>comparatif assurance animaux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70">
            <text:p>70</text:p>
          </table:table-cell>
          <table:table-cell office:value-type="float" office:value="0.88">
            <text:p>0,88</text:p>
          </table:table-cell>
          <table:table-cell office:value-type="float" office:value="6.63">
            <text:p>6,63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Pour Psoriasis</text:p>
          </table:table-cell>
          <table:table-cell office:value-type="string">
            <text:p>traitement pour le psoriasi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70">
            <text:p>70</text:p>
          </table:table-cell>
          <table:table-cell office:value-type="float" office:value="0.88">
            <text:p>0,88</text:p>
          </table:table-cell>
          <table:table-cell office:value-type="float" office:value="0.46">
            <text:p>0,46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Accessoires Chiens</text:p>
          </table:table-cell>
          <table:table-cell office:value-type="string">
            <text:p>chien accessoir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70">
            <text:p>70</text:p>
          </table:table-cell>
          <table:table-cell office:value-type="float" office:value="0.89">
            <text:p>0,89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Accessoires Chiens</text:p>
          </table:table-cell>
          <table:table-cell office:value-type="string">
            <text:p>chien accessoire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70">
            <text:p>70</text:p>
          </table:table-cell>
          <table:table-cell office:value-type="float" office:value="0.9">
            <text:p>0,9</text:p>
          </table:table-cell>
          <table:table-cell office:value-type="float" office:value="0.33">
            <text:p>0,33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Ronflement</text:p>
          </table:table-cell>
          <table:table-cell office:value-type="string">
            <text:p>remede contre les ronflement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70">
            <text:p>70</text:p>
          </table:table-cell>
          <table:table-cell office:value-type="float" office:value="0.91">
            <text:p>0,91</text:p>
          </table:table-cell>
          <table:table-cell office:value-type="float" office:value="1.19">
            <text:p>1,19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Tout Chien</text:p>
          </table:table-cell>
          <table:table-cell office:value-type="string">
            <text:p>tout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70">
            <text:p>70</text:p>
          </table:table-cell>
          <table:table-cell office:value-type="float" office:value="0.91">
            <text:p>0,91</text:p>
          </table:table-cell>
          <table:table-cell office:value-type="float" office:value="0.56">
            <text:p>0,56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Mutuelle Chien</text:p>
          </table:table-cell>
          <table:table-cell office:value-type="string">
            <text:p>mutuelle santé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70">
            <text:p>70</text:p>
          </table:table-cell>
          <table:table-cell office:value-type="float" office:value="0.93">
            <text:p>0,93</text:p>
          </table:table-cell>
          <table:table-cell office:value-type="float" office:value="7.13">
            <text:p>7,13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Assurance Chien</text:p>
          </table:table-cell>
          <table:table-cell office:value-type="string">
            <text:p>assurances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70">
            <text:p>70</text:p>
          </table:table-cell>
          <table:table-cell office:value-type="float" office:value="0.93">
            <text:p>0,93</text:p>
          </table:table-cell>
          <table:table-cell office:value-type="float" office:value="7.02">
            <text:p>7,02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Produits Chiens</text:p>
          </table:table-cell>
          <table:table-cell office:value-type="string">
            <text:p>produit veterinaire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70">
            <text:p>70</text:p>
          </table:table-cell>
          <table:table-cell office:value-type="float" office:value="0.94">
            <text:p>0,94</text:p>
          </table:table-cell>
          <table:table-cell office:value-type="float" office:value="0.63">
            <text:p>0,63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Pour Chien</text:p>
          </table:table-cell>
          <table:table-cell office:value-type="string">
            <text:p>pendentif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70">
            <text:p>70</text:p>
          </table:table-cell>
          <table:table-cell office:value-type="float" office:value="0.95">
            <text:p>0,95</text:p>
          </table:table-cell>
          <table:table-cell office:value-type="float" office:value="0.58">
            <text:p>0,58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Assurance Chien</text:p>
          </table:table-cell>
          <table:table-cell office:value-type="string">
            <text:p>prix assurance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70">
            <text:p>70</text:p>
          </table:table-cell>
          <table:table-cell office:value-type="float" office:value="0.96">
            <text:p>0,96</text:p>
          </table:table-cell>
          <table:table-cell office:value-type="float" office:value="5.84">
            <text:p>5,84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Accessoires Chiens</text:p>
          </table:table-cell>
          <table:table-cell office:value-type="string">
            <text:p>accessoire pour chien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70">
            <text:p>70</text:p>
          </table:table-cell>
          <table:table-cell office:value-type="float" office:value="0.97">
            <text:p>0,97</text:p>
          </table:table-cell>
          <table:table-cell office:value-type="float" office:value="0.68">
            <text:p>0,68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Assurance Chien</text:p>
          </table:table-cell>
          <table:table-cell office:value-type="string">
            <text:p>assurance pour chien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70">
            <text:p>70</text:p>
          </table:table-cell>
          <table:table-cell office:value-type="float" office:value="0.99">
            <text:p>0,99</text:p>
          </table:table-cell>
          <table:table-cell office:value-type="float" office:value="7.05">
            <text:p>7,05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Vetement Chien</text:p>
          </table:table-cell>
          <table:table-cell office:value-type="string">
            <text:p>vêtements pour chien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70">
            <text:p>70</text:p>
          </table:table-cell>
          <table:table-cell office:value-type="float" office:value="0.99">
            <text:p>0,99</text:p>
          </table:table-cell>
          <table:table-cell office:value-type="float" office:value="0.63">
            <text:p>0,63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Chien Pas</text:p>
          </table:table-cell>
          <table:table-cell office:value-type="string">
            <text:p>accessoires chiens pas cher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70">
            <text:p>70</text:p>
          </table:table-cell>
          <table:table-cell office:value-type="float" office:value="0.99">
            <text:p>0,99</text:p>
          </table:table-cell>
          <table:table-cell office:value-type="float" office:value="0.45">
            <text:p>0,45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De Chien</text:p>
          </table:table-cell>
          <table:table-cell office:value-type="string">
            <text:p>lunette de soleil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70">
            <text:p>70</text:p>
          </table:table-cell>
          <table:table-cell office:value-type="float" office:value="1">
            <text:p>1</text:p>
          </table:table-cell>
          <table:table-cell office:value-type="float" office:value="0.38">
            <text:p>0,38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Soigner</text:p>
          </table:table-cell>
          <table:table-cell office:value-type="string">
            <text:p>comment soigner gripp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50">
            <text:p>50</text:p>
          </table:table-cell>
          <table:table-cell office:value-type="float" office:value="0.05">
            <text:p>0,0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Les Acouphènes</text:p>
          </table:table-cell>
          <table:table-cell office:value-type="string">
            <text:p>soulager les acouphène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50">
            <text:p>50</text:p>
          </table:table-cell>
          <table:table-cell office:value-type="float" office:value="0.43">
            <text:p>0,43</text:p>
          </table:table-cell>
          <table:table-cell office:value-type="float" office:value="0.86">
            <text:p>0,86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Soigner</text:p>
          </table:table-cell>
          <table:table-cell office:value-type="string">
            <text:p>soigner les rhumatisme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50">
            <text:p>50</text:p>
          </table:table-cell>
          <table:table-cell office:value-type="float" office:value="0.49">
            <text:p>0,49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Accesoires</text:p>
          </table:table-cell>
          <table:table-cell office:value-type="string">
            <text:p>accesoire animaux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50">
            <text:p>50</text:p>
          </table:table-cell>
          <table:table-cell office:value-type="float" office:value="0.53">
            <text:p>0,53</text:p>
          </table:table-cell>
          <table:table-cell office:value-type="float" office:value="0.46">
            <text:p>0,46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Soigner Psoriasis</text:p>
          </table:table-cell>
          <table:table-cell office:value-type="string">
            <text:p>comment soigner psoriasi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50">
            <text:p>50</text:p>
          </table:table-cell>
          <table:table-cell office:value-type="float" office:value="0.54">
            <text:p>0,54</text:p>
          </table:table-cell>
          <table:table-cell office:value-type="float" office:value="0.28">
            <text:p>0,28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Soigner Psoriasis</text:p>
          </table:table-cell>
          <table:table-cell office:value-type="string">
            <text:p>soigner un psoriasi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50">
            <text:p>50</text:p>
          </table:table-cell>
          <table:table-cell office:value-type="float" office:value="0.55">
            <text:p>0,55</text:p>
          </table:table-cell>
          <table:table-cell office:value-type="float" office:value="0.64">
            <text:p>0,64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Arthrose Pour</text:p>
          </table:table-cell>
          <table:table-cell office:value-type="string">
            <text:p>plante pour arthros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50">
            <text:p>50</text:p>
          </table:table-cell>
          <table:table-cell office:value-type="float" office:value="0.61">
            <text:p>0,61</text:p>
          </table:table-cell>
          <table:table-cell office:value-type="float" office:value="0.18">
            <text:p>0,18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Soigner</text:p>
          </table:table-cell>
          <table:table-cell office:value-type="string">
            <text:p>comment soigner la rosacé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50">
            <text:p>50</text:p>
          </table:table-cell>
          <table:table-cell office:value-type="float" office:value="0.7">
            <text:p>0,7</text:p>
          </table:table-cell>
          <table:table-cell office:value-type="float" office:value="0.66">
            <text:p>0,66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Boutique Chien</text:p>
          </table:table-cell>
          <table:table-cell office:value-type="string">
            <text:p>la boutique du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50">
            <text:p>50</text:p>
          </table:table-cell>
          <table:table-cell office:value-type="float" office:value="0.72">
            <text:p>0,72</text:p>
          </table:table-cell>
          <table:table-cell office:value-type="float" office:value="0.43">
            <text:p>0,43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Accesoires</text:p>
          </table:table-cell>
          <table:table-cell office:value-type="string">
            <text:p>accesoi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50">
            <text:p>50</text:p>
          </table:table-cell>
          <table:table-cell office:value-type="float" office:value="0.75">
            <text:p>0,75</text:p>
          </table:table-cell>
          <table:table-cell office:value-type="float" office:value="0.49">
            <text:p>0,49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Ronflement</text:p>
          </table:table-cell>
          <table:table-cell office:value-type="string">
            <text:p>arreter les ronflement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50">
            <text:p>50</text:p>
          </table:table-cell>
          <table:table-cell office:value-type="float" office:value="0.76">
            <text:p>0,76</text:p>
          </table:table-cell>
          <table:table-cell office:value-type="float" office:value="0.9">
            <text:p>0,9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Magasin Animaux</text:p>
          </table:table-cell>
          <table:table-cell office:value-type="string">
            <text:p>comment guérir du psoriasi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50">
            <text:p>50</text:p>
          </table:table-cell>
          <table:table-cell office:value-type="float" office:value="0.76">
            <text:p>0,76</text:p>
          </table:table-cell>
          <table:table-cell office:value-type="float" office:value="0.53">
            <text:p>0,53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Pour Chien</text:p>
          </table:table-cell>
          <table:table-cell office:value-type="string">
            <text:p>pharmacie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50">
            <text:p>50</text:p>
          </table:table-cell>
          <table:table-cell office:value-type="float" office:value="0.78">
            <text:p>0,78</text:p>
          </table:table-cell>
          <table:table-cell office:value-type="float" office:value="0.28">
            <text:p>0,28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Ostéopathe équin</text:p>
          </table:table-cell>
          <table:table-cell office:value-type="string">
            <text:p>comment devenir ostéopathe équi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50">
            <text:p>50</text:p>
          </table:table-cell>
          <table:table-cell office:value-type="float" office:value="0.79">
            <text:p>0,79</text:p>
          </table:table-cell>
          <table:table-cell office:value-type="float" office:value="1.3">
            <text:p>1,3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Le Psoriasis</text:p>
          </table:table-cell>
          <table:table-cell office:value-type="string">
            <text:p>comment guérir le psoriasi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50">
            <text:p>50</text:p>
          </table:table-cell>
          <table:table-cell office:value-type="float" office:value="0.8">
            <text:p>0,8</text:p>
          </table:table-cell>
          <table:table-cell office:value-type="float" office:value="0.54">
            <text:p>0,54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Ronflement</text:p>
          </table:table-cell>
          <table:table-cell office:value-type="string">
            <text:p>eviter les ronflement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50">
            <text:p>50</text:p>
          </table:table-cell>
          <table:table-cell office:value-type="float" office:value="0.81">
            <text:p>0,81</text:p>
          </table:table-cell>
          <table:table-cell office:value-type="float" office:value="1.46">
            <text:p>1,46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Pour Chien</text:p>
          </table:table-cell>
          <table:table-cell office:value-type="string">
            <text:p>phytothérapie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50">
            <text:p>50</text:p>
          </table:table-cell>
          <table:table-cell office:value-type="float" office:value="0.83">
            <text:p>0,83</text:p>
          </table:table-cell>
          <table:table-cell office:value-type="float" office:value="0.17">
            <text:p>0,17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Soigner</text:p>
          </table:table-cell>
          <table:table-cell office:value-type="string">
            <text:p>comment soigner le cholesterol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50">
            <text:p>50</text:p>
          </table:table-cell>
          <table:table-cell office:value-type="float" office:value="0.84">
            <text:p>0,84</text:p>
          </table:table-cell>
          <table:table-cell office:value-type="float" office:value="0.51">
            <text:p>0,51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Pour Chien</text:p>
          </table:table-cell>
          <table:table-cell office:value-type="string">
            <text:p>objet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50">
            <text:p>50</text:p>
          </table:table-cell>
          <table:table-cell office:value-type="float" office:value="0.84">
            <text:p>0,84</text:p>
          </table:table-cell>
          <table:table-cell office:value-type="float" office:value="0.5">
            <text:p>0,5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Stress</text:p>
          </table:table-cell>
          <table:table-cell office:value-type="string">
            <text:p>stress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50">
            <text:p>50</text:p>
          </table:table-cell>
          <table:table-cell office:value-type="float" office:value="0.85">
            <text:p>0,85</text:p>
          </table:table-cell>
          <table:table-cell office:value-type="float" office:value="0.73">
            <text:p>0,73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Magasin Animaux</text:p>
          </table:table-cell>
          <table:table-cell office:value-type="string">
            <text:p>vetement animaux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50">
            <text:p>50</text:p>
          </table:table-cell>
          <table:table-cell office:value-type="float" office:value="0.85">
            <text:p>0,85</text:p>
          </table:table-cell>
          <table:table-cell office:value-type="float" office:value="0.55">
            <text:p>0,55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Accesoires</text:p>
          </table:table-cell>
          <table:table-cell office:value-type="string">
            <text:p>accesoir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50">
            <text:p>50</text:p>
          </table:table-cell>
          <table:table-cell office:value-type="float" office:value="0.86">
            <text:p>0,86</text:p>
          </table:table-cell>
          <table:table-cell office:value-type="float" office:value="0.65">
            <text:p>0,65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Ronflement</text:p>
          </table:table-cell>
          <table:table-cell office:value-type="string">
            <text:p>ronflements que fair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50">
            <text:p>50</text:p>
          </table:table-cell>
          <table:table-cell office:value-type="float" office:value="0.87">
            <text:p>0,8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Pour Chien</text:p>
          </table:table-cell>
          <table:table-cell office:value-type="string">
            <text:p>promenade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50">
            <text:p>50</text:p>
          </table:table-cell>
          <table:table-cell office:value-type="float" office:value="0.87">
            <text:p>0,87</text:p>
          </table:table-cell>
          <table:table-cell office:value-type="float" office:value="0.68">
            <text:p>0,68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Medicament Pour</text:p>
          </table:table-cell>
          <table:table-cell office:value-type="string">
            <text:p>medicament veterinaire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50">
            <text:p>50</text:p>
          </table:table-cell>
          <table:table-cell office:value-type="float" office:value="0.88">
            <text:p>0,88</text:p>
          </table:table-cell>
          <table:table-cell office:value-type="float" office:value="0.53">
            <text:p>0,53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Arthrose Pour</text:p>
          </table:table-cell>
          <table:table-cell office:value-type="string">
            <text:p>traitement pour arthros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50">
            <text:p>50</text:p>
          </table:table-cell>
          <table:table-cell office:value-type="float" office:value="0.88">
            <text:p>0,88</text:p>
          </table:table-cell>
          <table:table-cell office:value-type="float" office:value="0.47">
            <text:p>0,47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Ronflement</text:p>
          </table:table-cell>
          <table:table-cell office:value-type="string">
            <text:p>soigner les ronflement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50">
            <text:p>50</text:p>
          </table:table-cell>
          <table:table-cell office:value-type="float" office:value="0.89">
            <text:p>0,89</text:p>
          </table:table-cell>
          <table:table-cell office:value-type="float" office:value="1.33">
            <text:p>1,33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Pour Animaux</text:p>
          </table:table-cell>
          <table:table-cell office:value-type="string">
            <text:p>articles pour animaux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50">
            <text:p>50</text:p>
          </table:table-cell>
          <table:table-cell office:value-type="float" office:value="0.89">
            <text:p>0,89</text:p>
          </table:table-cell>
          <table:table-cell office:value-type="float" office:value="0.52">
            <text:p>0,52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Produits Chiens</text:p>
          </table:table-cell>
          <table:table-cell office:value-type="string">
            <text:p>produits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50">
            <text:p>50</text:p>
          </table:table-cell>
          <table:table-cell office:value-type="float" office:value="0.9">
            <text:p>0,9</text:p>
          </table:table-cell>
          <table:table-cell office:value-type="float" office:value="0.77">
            <text:p>0,77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Magasin Animaux</text:p>
          </table:table-cell>
          <table:table-cell office:value-type="string">
            <text:p>boutique animaux en lign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50">
            <text:p>50</text:p>
          </table:table-cell>
          <table:table-cell office:value-type="float" office:value="0.9">
            <text:p>0,9</text:p>
          </table:table-cell>
          <table:table-cell office:value-type="float" office:value="0.33">
            <text:p>0,33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Pour Chien</text:p>
          </table:table-cell>
          <table:table-cell office:value-type="string">
            <text:p>wc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50">
            <text:p>50</text:p>
          </table:table-cell>
          <table:table-cell office:value-type="float" office:value="0.9">
            <text:p>0,9</text:p>
          </table:table-cell>
          <table:table-cell office:value-type="float" office:value="0.26">
            <text:p>0,26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Accesoires</text:p>
          </table:table-cell>
          <table:table-cell office:value-type="string">
            <text:p>accesoires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50">
            <text:p>50</text:p>
          </table:table-cell>
          <table:table-cell office:value-type="float" office:value="0.92">
            <text:p>0,92</text:p>
          </table:table-cell>
          <table:table-cell office:value-type="float" office:value="0.49">
            <text:p>0,49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Articles Chiens</text:p>
          </table:table-cell>
          <table:table-cell office:value-type="string">
            <text:p>articles chien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50">
            <text:p>50</text:p>
          </table:table-cell>
          <table:table-cell office:value-type="float" office:value="0.93">
            <text:p>0,93</text:p>
          </table:table-cell>
          <table:table-cell office:value-type="float" office:value="0.36">
            <text:p>0,36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Boutiques Pour Chiens</text:p>
          </table:table-cell>
          <table:table-cell office:value-type="string">
            <text:p>boutique pour chien pas cher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50">
            <text:p>50</text:p>
          </table:table-cell>
          <table:table-cell office:value-type="float" office:value="0.94">
            <text:p>0,94</text:p>
          </table:table-cell>
          <table:table-cell office:value-type="float" office:value="0.58">
            <text:p>0,58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Ronflement</text:p>
          </table:table-cell>
          <table:table-cell office:value-type="string">
            <text:p>ronflement remed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50">
            <text:p>50</text:p>
          </table:table-cell>
          <table:table-cell office:value-type="float" office:value="0.95">
            <text:p>0,95</text:p>
          </table:table-cell>
          <table:table-cell office:value-type="float" office:value="1.65">
            <text:p>1,65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Magasin Animaux</text:p>
          </table:table-cell>
          <table:table-cell office:value-type="string">
            <text:p>produit contre mauvaise halein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50">
            <text:p>50</text:p>
          </table:table-cell>
          <table:table-cell office:value-type="float" office:value="0.95">
            <text:p>0,95</text:p>
          </table:table-cell>
          <table:table-cell office:value-type="float" office:value="1.26">
            <text:p>1,26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Assurance Animaux</text:p>
          </table:table-cell>
          <table:table-cell office:value-type="string">
            <text:p>assurances pour animaux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50">
            <text:p>50</text:p>
          </table:table-cell>
          <table:table-cell office:value-type="float" office:value="0.96">
            <text:p>0,96</text:p>
          </table:table-cell>
          <table:table-cell office:value-type="float" office:value="6.11">
            <text:p>6,11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Assurance Chien</text:p>
          </table:table-cell>
          <table:table-cell office:value-type="string">
            <text:p>meilleure assurance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50">
            <text:p>50</text:p>
          </table:table-cell>
          <table:table-cell office:value-type="float" office:value="0.96">
            <text:p>0,96</text:p>
          </table:table-cell>
          <table:table-cell office:value-type="float" office:value="5.61">
            <text:p>5,61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Ronflement</text:p>
          </table:table-cell>
          <table:table-cell office:value-type="string">
            <text:p>soigner le ronflement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50">
            <text:p>50</text:p>
          </table:table-cell>
          <table:table-cell office:value-type="float" office:value="0.96">
            <text:p>0,96</text:p>
          </table:table-cell>
          <table:table-cell office:value-type="float" office:value="1.49">
            <text:p>1,49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Pour Psoriasis</text:p>
          </table:table-cell>
          <table:table-cell office:value-type="string">
            <text:p>pommade pour psoriasi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50">
            <text:p>50</text:p>
          </table:table-cell>
          <table:table-cell office:value-type="float" office:value="0.97">
            <text:p>0,97</text:p>
          </table:table-cell>
          <table:table-cell office:value-type="float" office:value="0.64">
            <text:p>0,64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Articles Chiens</text:p>
          </table:table-cell>
          <table:table-cell office:value-type="string">
            <text:p>articles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50">
            <text:p>50</text:p>
          </table:table-cell>
          <table:table-cell office:value-type="float" office:value="0.97">
            <text:p>0,97</text:p>
          </table:table-cell>
          <table:table-cell office:value-type="float" office:value="0.43">
            <text:p>0,43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Assurance Animaux</text:p>
          </table:table-cell>
          <table:table-cell office:value-type="string">
            <text:p>assurance animaux pas cher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50">
            <text:p>50</text:p>
          </table:table-cell>
          <table:table-cell office:value-type="float" office:value="0.98">
            <text:p>0,98</text:p>
          </table:table-cell>
          <table:table-cell office:value-type="float" office:value="7.24">
            <text:p>7,24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Pour Chien</text:p>
          </table:table-cell>
          <table:table-cell office:value-type="string">
            <text:p>matériel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50">
            <text:p>50</text:p>
          </table:table-cell>
          <table:table-cell office:value-type="float" office:value="0.99">
            <text:p>0,99</text:p>
          </table:table-cell>
          <table:table-cell office:value-type="float" office:value="0.54">
            <text:p>0,54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Calmer</text:p>
          </table:table-cell>
          <table:table-cell office:value-type="string">
            <text:p>calmer un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40">
            <text:p>40</text:p>
          </table:table-cell>
          <table:table-cell office:value-type="float" office:value="0.03">
            <text:p>0,03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Pour Chien</text:p>
          </table:table-cell>
          <table:table-cell office:value-type="string">
            <text:p>coiffeur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40">
            <text:p>40</text:p>
          </table:table-cell>
          <table:table-cell office:value-type="float" office:value="0.3">
            <text:p>0,3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Pour Chien</text:p>
          </table:table-cell>
          <table:table-cell office:value-type="string">
            <text:p>crisax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40">
            <text:p>40</text:p>
          </table:table-cell>
          <table:table-cell office:value-type="float" office:value="0.33">
            <text:p>0,33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Calmer</text:p>
          </table:table-cell>
          <table:table-cell office:value-type="string">
            <text:p>calmer angoisse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40">
            <text:p>40</text:p>
          </table:table-cell>
          <table:table-cell office:value-type="float" office:value="0.43">
            <text:p>0,43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Les Acouphènes</text:p>
          </table:table-cell>
          <table:table-cell office:value-type="string">
            <text:p>comment soulager les acouphène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40">
            <text:p>40</text:p>
          </table:table-cell>
          <table:table-cell office:value-type="float" office:value="0.47">
            <text:p>0,47</text:p>
          </table:table-cell>
          <table:table-cell office:value-type="float" office:value="0.75">
            <text:p>0,75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Anxiété</text:p>
          </table:table-cell>
          <table:table-cell office:value-type="string">
            <text:p>anxiété stres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40">
            <text:p>40</text:p>
          </table:table-cell>
          <table:table-cell office:value-type="float" office:value="0.47">
            <text:p>0,47</text:p>
          </table:table-cell>
          <table:table-cell office:value-type="float" office:value="0.71">
            <text:p>0,71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Magasin Chien</text:p>
          </table:table-cell>
          <table:table-cell office:value-type="string">
            <text:p>magasin pour chien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40">
            <text:p>40</text:p>
          </table:table-cell>
          <table:table-cell office:value-type="float" office:value="0.51">
            <text:p>0,51</text:p>
          </table:table-cell>
          <table:table-cell office:value-type="float" office:value="0.63">
            <text:p>0,63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Soigner</text:p>
          </table:table-cell>
          <table:table-cell office:value-type="string">
            <text:p>soigner arthrose naturellement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40">
            <text:p>40</text:p>
          </table:table-cell>
          <table:table-cell office:value-type="float" office:value="0.55">
            <text:p>0,55</text:p>
          </table:table-cell>
          <table:table-cell office:value-type="float" office:value="0.46">
            <text:p>0,46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Medicament Pour</text:p>
          </table:table-cell>
          <table:table-cell office:value-type="string">
            <text:p>medicaments pour hemorroide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40">
            <text:p>40</text:p>
          </table:table-cell>
          <table:table-cell office:value-type="float" office:value="0.56">
            <text:p>0,56</text:p>
          </table:table-cell>
          <table:table-cell office:value-type="float" office:value="1.03">
            <text:p>1,03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Homéopathie</text:p>
          </table:table-cell>
          <table:table-cell office:value-type="string">
            <text:p>homéopathie cholestérol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40">
            <text:p>40</text:p>
          </table:table-cell>
          <table:table-cell office:value-type="float" office:value="0.56">
            <text:p>0,56</text:p>
          </table:table-cell>
          <table:table-cell office:value-type="float" office:value="0.47">
            <text:p>0,47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Ronflement</text:p>
          </table:table-cell>
          <table:table-cell office:value-type="string">
            <text:p>arreter ronflement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40">
            <text:p>40</text:p>
          </table:table-cell>
          <table:table-cell office:value-type="float" office:value="0.62">
            <text:p>0,62</text:p>
          </table:table-cell>
          <table:table-cell office:value-type="float" office:value="0.98">
            <text:p>0,98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Les Acouphènes</text:p>
          </table:table-cell>
          <table:table-cell office:value-type="string">
            <text:p>traiter les acouphène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40">
            <text:p>40</text:p>
          </table:table-cell>
          <table:table-cell office:value-type="float" office:value="0.62">
            <text:p>0,62</text:p>
          </table:table-cell>
          <table:table-cell office:value-type="float" office:value="0.55">
            <text:p>0,55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Magasin Animaux</text:p>
          </table:table-cell>
          <table:table-cell office:value-type="string">
            <text:p>produit animalier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40">
            <text:p>40</text:p>
          </table:table-cell>
          <table:table-cell office:value-type="float" office:value="0.63">
            <text:p>0,63</text:p>
          </table:table-cell>
          <table:table-cell office:value-type="float" office:value="1.29">
            <text:p>1,29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Boutiques Pour Chiens</text:p>
          </table:table-cell>
          <table:table-cell office:value-type="string">
            <text:p>boutique pour chien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40">
            <text:p>40</text:p>
          </table:table-cell>
          <table:table-cell office:value-type="float" office:value="0.65">
            <text:p>0,65</text:p>
          </table:table-cell>
          <table:table-cell office:value-type="float" office:value="0.68">
            <text:p>0,68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Traitement Pour</text:p>
          </table:table-cell>
          <table:table-cell office:value-type="string">
            <text:p>traitement pour acouphen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40">
            <text:p>40</text:p>
          </table:table-cell>
          <table:table-cell office:value-type="float" office:value="0.71">
            <text:p>0,71</text:p>
          </table:table-cell>
          <table:table-cell office:value-type="float" office:value="0.51">
            <text:p>0,51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Magasin Chien</text:p>
          </table:table-cell>
          <table:table-cell office:value-type="string">
            <text:p>magasin accessoire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40">
            <text:p>40</text:p>
          </table:table-cell>
          <table:table-cell office:value-type="float" office:value="0.74">
            <text:p>0,74</text:p>
          </table:table-cell>
          <table:table-cell office:value-type="float" office:value="0.52">
            <text:p>0,52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Boutique Chien</text:p>
          </table:table-cell>
          <table:table-cell office:value-type="string">
            <text:p>boutique de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40">
            <text:p>40</text:p>
          </table:table-cell>
          <table:table-cell office:value-type="float" office:value="0.75">
            <text:p>0,75</text:p>
          </table:table-cell>
          <table:table-cell office:value-type="float" office:value="0.45">
            <text:p>0,45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Remède</text:p>
          </table:table-cell>
          <table:table-cell office:value-type="string">
            <text:p>remede contre arthros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40">
            <text:p>40</text:p>
          </table:table-cell>
          <table:table-cell office:value-type="float" office:value="0.75">
            <text:p>0,75</text:p>
          </table:table-cell>
          <table:table-cell office:value-type="float" office:value="0.44">
            <text:p>0,44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Homéopathie</text:p>
          </table:table-cell>
          <table:table-cell office:value-type="string">
            <text:p>homeopathie pour cholesterol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40">
            <text:p>40</text:p>
          </table:table-cell>
          <table:table-cell office:value-type="float" office:value="0.76">
            <text:p>0,76</text:p>
          </table:table-cell>
          <table:table-cell office:value-type="float" office:value="0.7">
            <text:p>0,7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Magasin Animaux</text:p>
          </table:table-cell>
          <table:table-cell office:value-type="string">
            <text:p>vetement bouledogue francai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40">
            <text:p>40</text:p>
          </table:table-cell>
          <table:table-cell office:value-type="float" office:value="0.78">
            <text:p>0,78</text:p>
          </table:table-cell>
          <table:table-cell office:value-type="float" office:value="0.3">
            <text:p>0,3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Pour Animaux</text:p>
          </table:table-cell>
          <table:table-cell office:value-type="string">
            <text:p>article pour animaux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40">
            <text:p>40</text:p>
          </table:table-cell>
          <table:table-cell office:value-type="float" office:value="0.81">
            <text:p>0,81</text:p>
          </table:table-cell>
          <table:table-cell office:value-type="float" office:value="0.65">
            <text:p>0,65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Produits Chiens</text:p>
          </table:table-cell>
          <table:table-cell office:value-type="string">
            <text:p>produits chien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40">
            <text:p>40</text:p>
          </table:table-cell>
          <table:table-cell office:value-type="float" office:value="0.82">
            <text:p>0,82</text:p>
          </table:table-cell>
          <table:table-cell office:value-type="float" office:value="0.49">
            <text:p>0,49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Canin</text:p>
          </table:table-cell>
          <table:table-cell office:value-type="string">
            <text:p>accessoires canin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40">
            <text:p>40</text:p>
          </table:table-cell>
          <table:table-cell office:value-type="float" office:value="0.83">
            <text:p>0,83</text:p>
          </table:table-cell>
          <table:table-cell office:value-type="float" office:value="0.38">
            <text:p>0,38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Accessoires Animaux</text:p>
          </table:table-cell>
          <table:table-cell office:value-type="string">
            <text:p>accessoire animaux discount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40">
            <text:p>40</text:p>
          </table:table-cell>
          <table:table-cell office:value-type="float" office:value="0.85">
            <text:p>0,85</text:p>
          </table:table-cell>
          <table:table-cell office:value-type="float" office:value="0.66">
            <text:p>0,66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Pour Chien</text:p>
          </table:table-cell>
          <table:table-cell office:value-type="string">
            <text:p>médicament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40">
            <text:p>40</text:p>
          </table:table-cell>
          <table:table-cell office:value-type="float" office:value="0.85">
            <text:p>0,85</text:p>
          </table:table-cell>
          <table:table-cell office:value-type="float" office:value="0.33">
            <text:p>0,33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Pour Chien</text:p>
          </table:table-cell>
          <table:table-cell office:value-type="string">
            <text:p>insuline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40">
            <text:p>40</text:p>
          </table:table-cell>
          <table:table-cell office:value-type="float" office:value="0.87">
            <text:p>0,87</text:p>
          </table:table-cell>
          <table:table-cell office:value-type="float" office:value="0.22">
            <text:p>0,22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Ronflement</text:p>
          </table:table-cell>
          <table:table-cell office:value-type="string">
            <text:p>remede contre ronflement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40">
            <text:p>40</text:p>
          </table:table-cell>
          <table:table-cell office:value-type="float" office:value="0.88">
            <text:p>0,88</text:p>
          </table:table-cell>
          <table:table-cell office:value-type="float" office:value="0.92">
            <text:p>0,92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Ronflement</text:p>
          </table:table-cell>
          <table:table-cell office:value-type="string">
            <text:p>remède contre le ronflement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40">
            <text:p>40</text:p>
          </table:table-cell>
          <table:table-cell office:value-type="float" office:value="0.89">
            <text:p>0,89</text:p>
          </table:table-cell>
          <table:table-cell office:value-type="float" office:value="0.96">
            <text:p>0,96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Accessoires Chiens</text:p>
          </table:table-cell>
          <table:table-cell office:value-type="string">
            <text:p>accessoirs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40">
            <text:p>40</text:p>
          </table:table-cell>
          <table:table-cell office:value-type="float" office:value="0.89">
            <text:p>0,89</text:p>
          </table:table-cell>
          <table:table-cell office:value-type="float" office:value="0.58">
            <text:p>0,58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Boutique Chien</text:p>
          </table:table-cell>
          <table:table-cell office:value-type="string">
            <text:p>boutique chien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40">
            <text:p>40</text:p>
          </table:table-cell>
          <table:table-cell office:value-type="float" office:value="0.89">
            <text:p>0,89</text:p>
          </table:table-cell>
          <table:table-cell office:value-type="float" office:value="0.43">
            <text:p>0,43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Mutuelle Chien</text:p>
          </table:table-cell>
          <table:table-cell office:value-type="string">
            <text:p>mutuelle santé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40">
            <text:p>40</text:p>
          </table:table-cell>
          <table:table-cell office:value-type="float" office:value="0.91">
            <text:p>0,91</text:p>
          </table:table-cell>
          <table:table-cell office:value-type="float" office:value="7.7">
            <text:p>7,7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Ostéopathe équin</text:p>
          </table:table-cell>
          <table:table-cell office:value-type="string">
            <text:p>étude ostéopathe équi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40">
            <text:p>40</text:p>
          </table:table-cell>
          <table:table-cell office:value-type="float" office:value="0.91">
            <text:p>0,91</text:p>
          </table:table-cell>
          <table:table-cell office:value-type="float" office:value="0.96">
            <text:p>0,96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Accessoires Chiens</text:p>
          </table:table-cell>
          <table:table-cell office:value-type="string">
            <text:p>accessoire pour chien discount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40">
            <text:p>40</text:p>
          </table:table-cell>
          <table:table-cell office:value-type="float" office:value="0.92">
            <text:p>0,92</text:p>
          </table:table-cell>
          <table:table-cell office:value-type="float" office:value="0.55">
            <text:p>0,55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Accessoires Chiens</text:p>
          </table:table-cell>
          <table:table-cell office:value-type="string">
            <text:p>accessoire toilettage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40">
            <text:p>40</text:p>
          </table:table-cell>
          <table:table-cell office:value-type="float" office:value="0.92">
            <text:p>0,92</text:p>
          </table:table-cell>
          <table:table-cell office:value-type="float" office:value="0.28">
            <text:p>0,28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Assurance Chien</text:p>
          </table:table-cell>
          <table:table-cell office:value-type="string">
            <text:p>meilleur assurance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40">
            <text:p>40</text:p>
          </table:table-cell>
          <table:table-cell office:value-type="float" office:value="0.93">
            <text:p>0,93</text:p>
          </table:table-cell>
          <table:table-cell office:value-type="float" office:value="6.08">
            <text:p>6,08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Ronflement</text:p>
          </table:table-cell>
          <table:table-cell office:value-type="string">
            <text:p>combattre le ronflement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40">
            <text:p>40</text:p>
          </table:table-cell>
          <table:table-cell office:value-type="float" office:value="0.94">
            <text:p>0,94</text:p>
          </table:table-cell>
          <table:table-cell office:value-type="float" office:value="1.14">
            <text:p>1,14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Pour Psoriasis</text:p>
          </table:table-cell>
          <table:table-cell office:value-type="string">
            <text:p>traitement pour psoriasi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40">
            <text:p>40</text:p>
          </table:table-cell>
          <table:table-cell office:value-type="float" office:value="0.94">
            <text:p>0,94</text:p>
          </table:table-cell>
          <table:table-cell office:value-type="float" office:value="0.63">
            <text:p>0,63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Assurance Chien</text:p>
          </table:table-cell>
          <table:table-cell office:value-type="string">
            <text:p>tarif assurance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40">
            <text:p>40</text:p>
          </table:table-cell>
          <table:table-cell office:value-type="float" office:value="0.96">
            <text:p>0,96</text:p>
          </table:table-cell>
          <table:table-cell office:value-type="float" office:value="5.95">
            <text:p>5,95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Pour Chien</text:p>
          </table:table-cell>
          <table:table-cell office:value-type="string">
            <text:p>tipi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40">
            <text:p>40</text:p>
          </table:table-cell>
          <table:table-cell office:value-type="float" office:value="0.97">
            <text:p>0,97</text:p>
          </table:table-cell>
          <table:table-cell office:value-type="float" office:value="0.36">
            <text:p>0,36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Chien</text:p>
          </table:table-cell>
          <table:table-cell office:value-type="string">
            <text:p>phéromones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office:value-type="float" office:value="0.51">
            <text:p>0,51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Le Chien</text:p>
          </table:table-cell>
          <table:table-cell office:value-type="string">
            <text:p>le chien le plu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0">
            <text:p>30</text:p>
          </table:table-cell>
          <table:table-cell office:value-type="float" office:value="0.01">
            <text:p>0,01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Categories Chien</text:p>
          </table:table-cell>
          <table:table-cell office:value-type="string">
            <text:p>categories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0">
            <text:p>30</text:p>
          </table:table-cell>
          <table:table-cell office:value-type="float" office:value="0.01">
            <text:p>0,01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Categories Chien</text:p>
          </table:table-cell>
          <table:table-cell office:value-type="string">
            <text:p>les categories de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0">
            <text:p>30</text:p>
          </table:table-cell>
          <table:table-cell office:value-type="float" office:value="0.02">
            <text:p>0,02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Animal</text:p>
          </table:table-cell>
          <table:table-cell office:value-type="string">
            <text:p>un animal de compagni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0">
            <text:p>30</text:p>
          </table:table-cell>
          <table:table-cell office:value-type="float" office:value="0.1">
            <text:p>0,1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Categories Chien</text:p>
          </table:table-cell>
          <table:table-cell office:value-type="string">
            <text:p>categories de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0">
            <text:p>30</text:p>
          </table:table-cell>
          <table:table-cell office:value-type="float" office:value="0.13">
            <text:p>0,13</text:p>
          </table:table-cell>
          <table:table-cell office:value-type="float" office:value="0.47">
            <text:p>0,47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Canin</text:p>
          </table:table-cell>
          <table:table-cell office:value-type="string">
            <text:p>canine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0">
            <text:p>30</text:p>
          </table:table-cell>
          <table:table-cell office:value-type="float" office:value="0.14">
            <text:p>0,14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Anxiété</text:p>
          </table:table-cell>
          <table:table-cell office:value-type="string">
            <text:p>calmer anxiété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0">
            <text:p>30</text:p>
          </table:table-cell>
          <table:table-cell office:value-type="float" office:value="0.17">
            <text:p>0,17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Chien</text:p>
          </table:table-cell>
          <table:table-cell office:value-type="string">
            <text:p>chiens agressif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0">
            <text:p>30</text:p>
          </table:table-cell>
          <table:table-cell office:value-type="float" office:value="0.17">
            <text:p>0,17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Chien</text:p>
          </table:table-cell>
          <table:table-cell office:value-type="string">
            <text:p>hypnose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0">
            <text:p>30</text:p>
          </table:table-cell>
          <table:table-cell office:value-type="float" office:value="0.18">
            <text:p>0,18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Calmer</text:p>
          </table:table-cell>
          <table:table-cell office:value-type="string">
            <text:p>comment calmer une angoiss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0">
            <text:p>30</text:p>
          </table:table-cell>
          <table:table-cell office:value-type="float" office:value="0.2">
            <text:p>0,2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Comportement Chien</text:p>
          </table:table-cell>
          <table:table-cell office:value-type="string">
            <text:p>le comportement du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0">
            <text:p>30</text:p>
          </table:table-cell>
          <table:table-cell office:value-type="float" office:value="0.24">
            <text:p>0,24</text:p>
          </table:table-cell>
          <table:table-cell office:value-type="float" office:value="0.7">
            <text:p>0,7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Ostéopathie</text:p>
          </table:table-cell>
          <table:table-cell office:value-type="string">
            <text:p>ostéopathie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0">
            <text:p>30</text:p>
          </table:table-cell>
          <table:table-cell office:value-type="float" office:value="0.26">
            <text:p>0,26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Magasin Animaux</text:p>
          </table:table-cell>
          <table:table-cell office:value-type="string">
            <text:p>contre les varice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0">
            <text:p>30</text:p>
          </table:table-cell>
          <table:table-cell office:value-type="float" office:value="0.26">
            <text:p>0,26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Du Chien</text:p>
          </table:table-cell>
          <table:table-cell office:value-type="string">
            <text:p>anxiété du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0">
            <text:p>30</text:p>
          </table:table-cell>
          <table:table-cell office:value-type="float" office:value="0.29">
            <text:p>0,29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Stress</text:p>
          </table:table-cell>
          <table:table-cell office:value-type="string">
            <text:p>stress hypnos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0">
            <text:p>30</text:p>
          </table:table-cell>
          <table:table-cell office:value-type="float" office:value="0.37">
            <text:p>0,37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Site Chien</text:p>
          </table:table-cell>
          <table:table-cell office:value-type="string">
            <text:p>site sur les chien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0">
            <text:p>30</text:p>
          </table:table-cell>
          <table:table-cell office:value-type="float" office:value="0.4">
            <text:p>0,4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Magasin Animaux</text:p>
          </table:table-cell>
          <table:table-cell office:value-type="string">
            <text:p>traiter les varice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0">
            <text:p>30</text:p>
          </table:table-cell>
          <table:table-cell office:value-type="float" office:value="0.45">
            <text:p>0,45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Medicament Pour</text:p>
          </table:table-cell>
          <table:table-cell office:value-type="string">
            <text:p>medicament pour aerophagi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0">
            <text:p>30</text:p>
          </table:table-cell>
          <table:table-cell office:value-type="float" office:value="0.53">
            <text:p>0,53</text:p>
          </table:table-cell>
          <table:table-cell office:value-type="float" office:value="0.22">
            <text:p>0,22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Soigner</text:p>
          </table:table-cell>
          <table:table-cell office:value-type="string">
            <text:p>comment soigner les rhumatisme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0">
            <text:p>30</text:p>
          </table:table-cell>
          <table:table-cell office:value-type="float" office:value="0.56">
            <text:p>0,56</text:p>
          </table:table-cell>
          <table:table-cell office:value-type="float" office:value="0.02">
            <text:p>0,02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Le Psoriasis</text:p>
          </table:table-cell>
          <table:table-cell office:value-type="string">
            <text:p>combattre le psoriasi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0">
            <text:p>30</text:p>
          </table:table-cell>
          <table:table-cell office:value-type="float" office:value="0.57">
            <text:p>0,57</text:p>
          </table:table-cell>
          <table:table-cell office:value-type="float" office:value="0.45">
            <text:p>0,45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Traitement Pour</text:p>
          </table:table-cell>
          <table:table-cell office:value-type="string">
            <text:p>traitement pour constipatio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0">
            <text:p>30</text:p>
          </table:table-cell>
          <table:table-cell office:value-type="float" office:value="0.63">
            <text:p>0,63</text:p>
          </table:table-cell>
          <table:table-cell office:value-type="float" office:value="0.45">
            <text:p>0,45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Remède Psoriasis</text:p>
          </table:table-cell>
          <table:table-cell office:value-type="string">
            <text:p>remède psoriasi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0">
            <text:p>30</text:p>
          </table:table-cell>
          <table:table-cell office:value-type="float" office:value="0.63">
            <text:p>0,63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Homéopathie</text:p>
          </table:table-cell>
          <table:table-cell office:value-type="string">
            <text:p>homeopathie pour sommeil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0">
            <text:p>30</text:p>
          </table:table-cell>
          <table:table-cell office:value-type="float" office:value="0.65">
            <text:p>0,65</text:p>
          </table:table-cell>
          <table:table-cell office:value-type="float" office:value="0.83">
            <text:p>0,83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Arthrose Pour</text:p>
          </table:table-cell>
          <table:table-cell office:value-type="string">
            <text:p>plantes pour arthros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0">
            <text:p>30</text:p>
          </table:table-cell>
          <table:table-cell office:value-type="float" office:value="0.69">
            <text:p>0,69</text:p>
          </table:table-cell>
          <table:table-cell office:value-type="float" office:value="0.14">
            <text:p>0,14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Ostéopathe Pour</text:p>
          </table:table-cell>
          <table:table-cell office:value-type="string">
            <text:p>ostéopathe pour chien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0">
            <text:p>30</text:p>
          </table:table-cell>
          <table:table-cell office:value-type="float" office:value="0.72">
            <text:p>0,72</text:p>
          </table:table-cell>
          <table:table-cell office:value-type="float" office:value="0.96">
            <text:p>0,96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Remède</text:p>
          </table:table-cell>
          <table:table-cell office:value-type="string">
            <text:p>remède arthros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0">
            <text:p>30</text:p>
          </table:table-cell>
          <table:table-cell office:value-type="float" office:value="0.73">
            <text:p>0,73</text:p>
          </table:table-cell>
          <table:table-cell office:value-type="float" office:value="0.41">
            <text:p>0,41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Magasin Animaux</text:p>
          </table:table-cell>
          <table:table-cell office:value-type="string">
            <text:p>traitement efficace psoriasi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0">
            <text:p>30</text:p>
          </table:table-cell>
          <table:table-cell office:value-type="float" office:value="0.75">
            <text:p>0,75</text:p>
          </table:table-cell>
          <table:table-cell office:value-type="float" office:value="0.59">
            <text:p>0,59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Ronflement</text:p>
          </table:table-cell>
          <table:table-cell office:value-type="string">
            <text:p>soigner ronflement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0">
            <text:p>30</text:p>
          </table:table-cell>
          <table:table-cell office:value-type="float" office:value="0.77">
            <text:p>0,77</text:p>
          </table:table-cell>
          <table:table-cell office:value-type="float" office:value="1.44">
            <text:p>1,44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Accessoires Chats</text:p>
          </table:table-cell>
          <table:table-cell office:value-type="string">
            <text:p>accessoires chiens et chat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0">
            <text:p>30</text:p>
          </table:table-cell>
          <table:table-cell office:value-type="float" office:value="0.77">
            <text:p>0,77</text:p>
          </table:table-cell>
          <table:table-cell office:value-type="float" office:value="0.52">
            <text:p>0,52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Accessoires Chiens</text:p>
          </table:table-cell>
          <table:table-cell office:value-type="string">
            <text:p>accessoires toilettage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0">
            <text:p>30</text:p>
          </table:table-cell>
          <table:table-cell office:value-type="float" office:value="0.79">
            <text:p>0,79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Contre Ronflement</text:p>
          </table:table-cell>
          <table:table-cell office:value-type="string">
            <text:p>solution contre ronflement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0">
            <text:p>30</text:p>
          </table:table-cell>
          <table:table-cell office:value-type="float" office:value="0.8">
            <text:p>0,8</text:p>
          </table:table-cell>
          <table:table-cell office:value-type="float" office:value="1.17">
            <text:p>1,17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Vetement Chien</text:p>
          </table:table-cell>
          <table:table-cell office:value-type="string">
            <text:p>vetement pour chien de lux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0">
            <text:p>30</text:p>
          </table:table-cell>
          <table:table-cell office:value-type="float" office:value="0.8">
            <text:p>0,8</text:p>
          </table:table-cell>
          <table:table-cell office:value-type="float" office:value="0.47">
            <text:p>0,47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Accessoires Chiens</text:p>
          </table:table-cell>
          <table:table-cell office:value-type="string">
            <text:p>accessoires chiens lux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0">
            <text:p>30</text:p>
          </table:table-cell>
          <table:table-cell office:value-type="float" office:value="0.81">
            <text:p>0,81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Ostéopathie</text:p>
          </table:table-cell>
          <table:table-cell office:value-type="string">
            <text:p>école ostéopathie équin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0">
            <text:p>30</text:p>
          </table:table-cell>
          <table:table-cell office:value-type="float" office:value="0.82">
            <text:p>0,82</text:p>
          </table:table-cell>
          <table:table-cell office:value-type="float" office:value="2.8">
            <text:p>2,8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Arthrose Pour</text:p>
          </table:table-cell>
          <table:table-cell office:value-type="string">
            <text:p>médicaments pour arthros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0">
            <text:p>30</text:p>
          </table:table-cell>
          <table:table-cell office:value-type="float" office:value="0.82">
            <text:p>0,82</text:p>
          </table:table-cell>
          <table:table-cell office:value-type="float" office:value="0.44">
            <text:p>0,44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Magasin Animaux</text:p>
          </table:table-cell>
          <table:table-cell office:value-type="string">
            <text:p>traitement contre le vitiligo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0">
            <text:p>30</text:p>
          </table:table-cell>
          <table:table-cell office:value-type="float" office:value="0.82">
            <text:p>0,82</text:p>
          </table:table-cell>
          <table:table-cell office:value-type="float" office:value="0.19">
            <text:p>0,19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Ronflement</text:p>
          </table:table-cell>
          <table:table-cell office:value-type="string">
            <text:p>eviter le ronflement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0">
            <text:p>30</text:p>
          </table:table-cell>
          <table:table-cell office:value-type="float" office:value="0.84">
            <text:p>0,84</text:p>
          </table:table-cell>
          <table:table-cell office:value-type="float" office:value="1.35">
            <text:p>1,35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Soigner</text:p>
          </table:table-cell>
          <table:table-cell office:value-type="string">
            <text:p>soigner la calviti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0">
            <text:p>30</text:p>
          </table:table-cell>
          <table:table-cell office:value-type="float" office:value="0.85">
            <text:p>0,85</text:p>
          </table:table-cell>
          <table:table-cell office:value-type="float" office:value="1.77">
            <text:p>1,77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Accessoires Chiens</text:p>
          </table:table-cell>
          <table:table-cell office:value-type="string">
            <text:p>vente accessoire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0">
            <text:p>30</text:p>
          </table:table-cell>
          <table:table-cell office:value-type="float" office:value="0.85">
            <text:p>0,85</text:p>
          </table:table-cell>
          <table:table-cell office:value-type="float" office:value="0.36">
            <text:p>0,36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Assurance Chien</text:p>
          </table:table-cell>
          <table:table-cell office:value-type="string">
            <text:p>devis assurance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0">
            <text:p>30</text:p>
          </table:table-cell>
          <table:table-cell office:value-type="float" office:value="0.86">
            <text:p>0,86</text:p>
          </table:table-cell>
          <table:table-cell office:value-type="float" office:value="7.47">
            <text:p>7,47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Vetement Chien</text:p>
          </table:table-cell>
          <table:table-cell office:value-type="string">
            <text:p>vetement de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0">
            <text:p>30</text:p>
          </table:table-cell>
          <table:table-cell office:value-type="float" office:value="0.86">
            <text:p>0,86</text:p>
          </table:table-cell>
          <table:table-cell office:value-type="float" office:value="0.59">
            <text:p>0,59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Traitement Pour</text:p>
          </table:table-cell>
          <table:table-cell office:value-type="string">
            <text:p>traitement pour eczema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0">
            <text:p>30</text:p>
          </table:table-cell>
          <table:table-cell office:value-type="float" office:value="0.87">
            <text:p>0,8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Accessoires Chiens</text:p>
          </table:table-cell>
          <table:table-cell office:value-type="string">
            <text:p>accessoirs chien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0">
            <text:p>30</text:p>
          </table:table-cell>
          <table:table-cell office:value-type="float" office:value="0.88">
            <text:p>0,88</text:p>
          </table:table-cell>
          <table:table-cell office:value-type="float" office:value="0.64">
            <text:p>0,64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Assurance Chien</text:p>
          </table:table-cell>
          <table:table-cell office:value-type="string">
            <text:p>assurance pour les chien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0">
            <text:p>30</text:p>
          </table:table-cell>
          <table:table-cell office:value-type="float" office:value="0.89">
            <text:p>0,89</text:p>
          </table:table-cell>
          <table:table-cell office:value-type="float" office:value="6.25">
            <text:p>6,25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Accessoires Chiens</text:p>
          </table:table-cell>
          <table:table-cell office:value-type="string">
            <text:p>accessoire chien voitur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0">
            <text:p>30</text:p>
          </table:table-cell>
          <table:table-cell office:value-type="float" office:value="0.89">
            <text:p>0,89</text:p>
          </table:table-cell>
          <table:table-cell office:value-type="float" office:value="0.39">
            <text:p>0,39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Assurance Chien</text:p>
          </table:table-cell>
          <table:table-cell office:value-type="string">
            <text:p>forum assurance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0">
            <text:p>30</text:p>
          </table:table-cell>
          <table:table-cell office:value-type="float" office:value="0.9">
            <text:p>0,9</text:p>
          </table:table-cell>
          <table:table-cell office:value-type="float" office:value="6.64">
            <text:p>6,64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Vetement Chien</text:p>
          </table:table-cell>
          <table:table-cell office:value-type="string">
            <text:p>vetement pour gros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0">
            <text:p>30</text:p>
          </table:table-cell>
          <table:table-cell office:value-type="float" office:value="0.9">
            <text:p>0,9</text:p>
          </table:table-cell>
          <table:table-cell office:value-type="float" office:value="0.71">
            <text:p>0,71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Produits Chiens</text:p>
          </table:table-cell>
          <table:table-cell office:value-type="string">
            <text:p>produits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0">
            <text:p>30</text:p>
          </table:table-cell>
          <table:table-cell office:value-type="float" office:value="0.9">
            <text:p>0,9</text:p>
          </table:table-cell>
          <table:table-cell office:value-type="float" office:value="0.5">
            <text:p>0,5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Arthrose Pour</text:p>
          </table:table-cell>
          <table:table-cell office:value-type="string">
            <text:p>arthrose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0">
            <text:p>30</text:p>
          </table:table-cell>
          <table:table-cell office:value-type="float" office:value="0.9">
            <text:p>0,9</text:p>
          </table:table-cell>
          <table:table-cell office:value-type="float" office:value="0.32">
            <text:p>0,32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Assurance Chien</text:p>
          </table:table-cell>
          <table:table-cell office:value-type="string">
            <text:p>meilleur assurance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0">
            <text:p>30</text:p>
          </table:table-cell>
          <table:table-cell office:value-type="float" office:value="0.91">
            <text:p>0,91</text:p>
          </table:table-cell>
          <table:table-cell office:value-type="float" office:value="7.6">
            <text:p>7,6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Boutique Chien</text:p>
          </table:table-cell>
          <table:table-cell office:value-type="string">
            <text:p>boutique du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0">
            <text:p>30</text:p>
          </table:table-cell>
          <table:table-cell office:value-type="float" office:value="0.91">
            <text:p>0,91</text:p>
          </table:table-cell>
          <table:table-cell office:value-type="float" office:value="0.53">
            <text:p>0,53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Boutique Chien</text:p>
          </table:table-cell>
          <table:table-cell office:value-type="string">
            <text:p>chien boutiqu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0">
            <text:p>30</text:p>
          </table:table-cell>
          <table:table-cell office:value-type="float" office:value="0.92">
            <text:p>0,92</text:p>
          </table:table-cell>
          <table:table-cell office:value-type="float" office:value="0.42">
            <text:p>0,42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Assurance Animaux</text:p>
          </table:table-cell>
          <table:table-cell office:value-type="string">
            <text:p>assurance animaux domestique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0">
            <text:p>30</text:p>
          </table:table-cell>
          <table:table-cell office:value-type="float" office:value="0.93">
            <text:p>0,93</text:p>
          </table:table-cell>
          <table:table-cell office:value-type="float" office:value="8.11">
            <text:p>8,11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Mutuelle Chien</text:p>
          </table:table-cell>
          <table:table-cell office:value-type="string">
            <text:p>assurance mutuelle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0">
            <text:p>30</text:p>
          </table:table-cell>
          <table:table-cell office:value-type="float" office:value="0.93">
            <text:p>0,93</text:p>
          </table:table-cell>
          <table:table-cell office:value-type="float" office:value="6.24">
            <text:p>6,24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Mutuelle Chien</text:p>
          </table:table-cell>
          <table:table-cell office:value-type="string">
            <text:p>mutuelles pour chien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0">
            <text:p>30</text:p>
          </table:table-cell>
          <table:table-cell office:value-type="float" office:value="0.94">
            <text:p>0,94</text:p>
          </table:table-cell>
          <table:table-cell office:value-type="float" office:value="6.93">
            <text:p>6,93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Assurance Chien</text:p>
          </table:table-cell>
          <table:table-cell office:value-type="string">
            <text:p>assurer un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0">
            <text:p>30</text:p>
          </table:table-cell>
          <table:table-cell office:value-type="float" office:value="0.94">
            <text:p>0,94</text:p>
          </table:table-cell>
          <table:table-cell office:value-type="float" office:value="6.05">
            <text:p>6,05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Ronflement</text:p>
          </table:table-cell>
          <table:table-cell office:value-type="string">
            <text:p>remède ronflement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0">
            <text:p>30</text:p>
          </table:table-cell>
          <table:table-cell office:value-type="float" office:value="0.94">
            <text:p>0,94</text:p>
          </table:table-cell>
          <table:table-cell office:value-type="float" office:value="0.79">
            <text:p>0,79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Chiot</text:p>
          </table:table-cell>
          <table:table-cell office:value-type="string">
            <text:p>vetement pour chiot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0">
            <text:p>30</text:p>
          </table:table-cell>
          <table:table-cell office:value-type="float" office:value="0.94">
            <text:p>0,94</text:p>
          </table:table-cell>
          <table:table-cell office:value-type="float" office:value="0.46">
            <text:p>0,46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Assurance Chien</text:p>
          </table:table-cell>
          <table:table-cell office:value-type="string">
            <text:p>assurances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0">
            <text:p>30</text:p>
          </table:table-cell>
          <table:table-cell office:value-type="float" office:value="0.95">
            <text:p>0,95</text:p>
          </table:table-cell>
          <table:table-cell office:value-type="float" office:value="8.16">
            <text:p>8,16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Assurance Chien</text:p>
          </table:table-cell>
          <table:table-cell office:value-type="string">
            <text:p>solly azar assurance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0">
            <text:p>30</text:p>
          </table:table-cell>
          <table:table-cell office:value-type="float" office:value="0.96">
            <text:p>0,96</text:p>
          </table:table-cell>
          <table:table-cell office:value-type="float" office:value="6.52">
            <text:p>6,52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Arthrose Pour</text:p>
          </table:table-cell>
          <table:table-cell office:value-type="string">
            <text:p>médicament pour arthros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0">
            <text:p>30</text:p>
          </table:table-cell>
          <table:table-cell office:value-type="float" office:value="0.97">
            <text:p>0,97</text:p>
          </table:table-cell>
          <table:table-cell office:value-type="float" office:value="0.3">
            <text:p>0,3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Contre Ronflement</text:p>
          </table:table-cell>
          <table:table-cell office:value-type="string">
            <text:p>produit contre le ronflement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0">
            <text:p>30</text:p>
          </table:table-cell>
          <table:table-cell office:value-type="float" office:value="0.98">
            <text:p>0,98</text:p>
          </table:table-cell>
          <table:table-cell office:value-type="float" office:value="0.99">
            <text:p>0,99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Produits Chiens</text:p>
          </table:table-cell>
          <table:table-cell office:value-type="string">
            <text:p>produit pour chien pas cher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0">
            <text:p>30</text:p>
          </table:table-cell>
          <table:table-cell office:value-type="float" office:value="0.99">
            <text:p>0,99</text:p>
          </table:table-cell>
          <table:table-cell office:value-type="float" office:value="0.52">
            <text:p>0,52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Ronflement</text:p>
          </table:table-cell>
          <table:table-cell office:value-type="string">
            <text:p>médicament anti ronflement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1.21">
            <text:p>1,21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Medicament Pour</text:p>
          </table:table-cell>
          <table:table-cell office:value-type="string">
            <text:p>medicament pour ronflement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0.76">
            <text:p>0,76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Chien Pas</text:p>
          </table:table-cell>
          <table:table-cell office:value-type="string">
            <text:p>accessoires pour chiens pas cher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0.74">
            <text:p>0,74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Articles Chiens</text:p>
          </table:table-cell>
          <table:table-cell office:value-type="string">
            <text:p>article pour chien pas cher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0.66">
            <text:p>0,66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Pour Chien</text:p>
          </table:table-cell>
          <table:table-cell office:value-type="string">
            <text:p>phéromone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0.5">
            <text:p>0,5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Traitement Pour</text:p>
          </table:table-cell>
          <table:table-cell office:value-type="string">
            <text:p>traitement pour ménopaus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0.43">
            <text:p>0,43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Magasin Animaux</text:p>
          </table:table-cell>
          <table:table-cell office:value-type="string">
            <text:p>pommade pour maigrir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Categories Chien</text:p>
          </table:table-cell>
          <table:table-cell office:value-type="string">
            <text:p>chien categorie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table:number-columns-repeated="3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Chien</text:p>
          </table:table-cell>
          <table:table-cell office:value-type="string">
            <text:p>chien chien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01">
            <text:p>0,01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Categories Chien</text:p>
          </table:table-cell>
          <table:table-cell office:value-type="string">
            <text:p>catégories des chien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02">
            <text:p>0,02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De Chien</text:p>
          </table:table-cell>
          <table:table-cell office:value-type="string">
            <text:p>types de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03">
            <text:p>0,03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Du Chien</text:p>
          </table:table-cell>
          <table:table-cell office:value-type="string">
            <text:p>origines du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03">
            <text:p>0,03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Animaux De Compagnie</text:p>
          </table:table-cell>
          <table:table-cell office:value-type="string">
            <text:p>nos animaux de compagni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03">
            <text:p>0,03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Du Chien</text:p>
          </table:table-cell>
          <table:table-cell office:value-type="string">
            <text:p>attitude du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05">
            <text:p>0,05</text:p>
          </table:table-cell>
          <table:table-cell office:value-type="float" office:value="0.03">
            <text:p>0,03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Categories Chien</text:p>
          </table:table-cell>
          <table:table-cell office:value-type="string">
            <text:p>categories de chien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05">
            <text:p>0,05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Chien</text:p>
          </table:table-cell>
          <table:table-cell office:value-type="string">
            <text:p>chien et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05">
            <text:p>0,05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Tout Chien</text:p>
          </table:table-cell>
          <table:table-cell office:value-type="string">
            <text:p>tout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09">
            <text:p>0,09</text:p>
          </table:table-cell>
          <table:table-cell office:value-type="float" office:value="1.68">
            <text:p>1,68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Ostéopathie</text:p>
          </table:table-cell>
          <table:table-cell office:value-type="string">
            <text:p>ostéopathie stres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16">
            <text:p>0,16</text:p>
          </table:table-cell>
          <table:table-cell office:value-type="float" office:value="2.04">
            <text:p>2,04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style-name="ce2" office:value-type="string">
            <text:p>Chien</text:p>
          </table:table-cell>
          <table:table-cell table:style-name="ce2" office:value-type="string">
            <text:p>chien fatigue</text:p>
          </table:table-cell>
          <table:table-cell table:style-name="ce2" office:value-type="string">
            <text:p>Broad</text:p>
          </table:table-cell>
          <table:table-cell table:style-name="ce2" office:value-type="string">
            <text:p>EUR</text:p>
          </table:table-cell>
          <table:table-cell table:style-name="ce2"/>
          <table:table-cell table:style-name="ce2" office:value-type="float" office:value="20">
            <text:p>20</text:p>
          </table:table-cell>
          <table:table-cell table:style-name="ce2" office:value-type="float" office:value="0.18">
            <text:p>0,18</text:p>
          </table:table-cell>
          <table:table-cell table:style-name="ce2" office:value-type="float" office:value="3.22">
            <text:p>3,22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string">
            <text:p>x</text:p>
          </table:table-cell>
          <table:table-cell table:style-name="ce2" office:value-type="string">
            <text:p>article</text:p>
          </table:table-cell>
          <table:table-cell table:style-name="ce2" office:value-type="string">
            <text:p><text:a xlink:href="http://www.chien-calme.com/actualites/fatigue-chien/">http://www.chien-calme.com/actualites/fatigue-chien/</text:a></text:p>
            <text:p/>
            <text:p>http://www.chien-calme.com/actualites/langage_corporel_canin_fatigue/</text:p>
          </table:table-cell>
          <table:table-cell table:style-name="ce2"/>
          <table:table-cell table:style-name="ce2" office:value-type="float" office:value="2">
            <text:p>2</text:p>
          </table:table-cell>
          <table:table-cell table:style-name="ce2" table:number-columns-repeated="1007"/>
        </table:table-row>
        <table:table-row table:style-name="ro2">
          <table:table-cell office:value-type="string">
            <text:p>Stress</text:p>
          </table:table-cell>
          <table:table-cell office:value-type="string">
            <text:p>massage contre le stres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21">
            <text:p>0,21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Stress</text:p>
          </table:table-cell>
          <table:table-cell office:value-type="string">
            <text:p>supprimer le stres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22">
            <text:p>0,22</text:p>
          </table:table-cell>
          <table:table-cell office:value-type="float" office:value="0.85">
            <text:p>0,85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Chien</text:p>
          </table:table-cell>
          <table:table-cell office:value-type="string">
            <text:p>chien angoissé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23">
            <text:p>0,23</text:p>
          </table:table-cell>
          <table:table-cell office:value-type="float" office:value="0.76">
            <text:p>0,76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Magasin Animaux</text:p>
          </table:table-cell>
          <table:table-cell office:value-type="string">
            <text:p>contre les insomnie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23">
            <text:p>0,23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Canin</text:p>
          </table:table-cell>
          <table:table-cell office:value-type="string">
            <text:p>chien cani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24">
            <text:p>0,24</text:p>
          </table:table-cell>
          <table:table-cell office:value-type="float" office:value="1.72">
            <text:p>1,72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Tout Chien</text:p>
          </table:table-cell>
          <table:table-cell office:value-type="string">
            <text:p>tout sur les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31">
            <text:p>0,31</text:p>
          </table:table-cell>
          <table:table-cell office:value-type="float" office:value="0.79">
            <text:p>0,79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Chien</text:p>
          </table:table-cell>
          <table:table-cell office:value-type="string">
            <text:p>trouver chien que fair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42">
            <text:p>0,42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Stress</text:p>
          </table:table-cell>
          <table:table-cell office:value-type="string">
            <text:p>hypnose contre stres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46">
            <text:p>0,46</text:p>
          </table:table-cell>
          <table:table-cell office:value-type="float" office:value="1.17">
            <text:p>1,17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Soigner</text:p>
          </table:table-cell>
          <table:table-cell office:value-type="string">
            <text:p>soigner le cholesterol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46">
            <text:p>0,46</text:p>
          </table:table-cell>
          <table:table-cell office:value-type="float" office:value="0.85">
            <text:p>0,85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Site Chien</text:p>
          </table:table-cell>
          <table:table-cell office:value-type="string">
            <text:p>site chien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46">
            <text:p>0,46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Les Chiens</text:p>
          </table:table-cell>
          <table:table-cell office:value-type="string">
            <text:p>pour les chien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47">
            <text:p>0,47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Accessoires Chats</text:p>
          </table:table-cell>
          <table:table-cell office:value-type="string">
            <text:p>accessoires chiens chat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5">
            <text:p>0,5</text:p>
          </table:table-cell>
          <table:table-cell office:value-type="float" office:value="0.48">
            <text:p>0,48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Le Psoriasis</text:p>
          </table:table-cell>
          <table:table-cell office:value-type="string">
            <text:p>contre le psoriasi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51">
            <text:p>0,51</text:p>
          </table:table-cell>
          <table:table-cell office:value-type="float" office:value="0.52">
            <text:p>0,52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Magasin Animaux</text:p>
          </table:table-cell>
          <table:table-cell office:value-type="string">
            <text:p>soulager les rhumatisme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51">
            <text:p>0,51</text:p>
          </table:table-cell>
          <table:table-cell office:value-type="float" office:value="0.02">
            <text:p>0,02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Le Psoriasis</text:p>
          </table:table-cell>
          <table:table-cell office:value-type="string">
            <text:p>medicament contre le psoriasi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51">
            <text:p>0,51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Stress</text:p>
          </table:table-cell>
          <table:table-cell office:value-type="string">
            <text:p>que faire pour le stres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52">
            <text:p>0,52</text:p>
          </table:table-cell>
          <table:table-cell office:value-type="float" office:value="0.78">
            <text:p>0,78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Remède Psoriasis</text:p>
          </table:table-cell>
          <table:table-cell office:value-type="string">
            <text:p>remede contre psoriasi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52">
            <text:p>0,52</text:p>
          </table:table-cell>
          <table:table-cell office:value-type="float" office:value="0.42">
            <text:p>0,42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Ostéopathie</text:p>
          </table:table-cell>
          <table:table-cell office:value-type="string">
            <text:p>ostéopathie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53">
            <text:p>0,53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Soigner</text:p>
          </table:table-cell>
          <table:table-cell office:value-type="string">
            <text:p>comment soigner acné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55">
            <text:p>0,55</text:p>
          </table:table-cell>
          <table:table-cell office:value-type="float" office:value="1.02">
            <text:p>1,02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Accessoires Chiens</text:p>
          </table:table-cell>
          <table:table-cell office:value-type="string">
            <text:p>accessoire chien moloss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55">
            <text:p>0,55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Le Psoriasis</text:p>
          </table:table-cell>
          <table:table-cell office:value-type="string">
            <text:p>guérir le psoriasi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56">
            <text:p>0,56</text:p>
          </table:table-cell>
          <table:table-cell office:value-type="float" office:value="0.74">
            <text:p>0,74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Remède</text:p>
          </table:table-cell>
          <table:table-cell office:value-type="string">
            <text:p>insomnie remede naturel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56">
            <text:p>0,56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Traitement Pour</text:p>
          </table:table-cell>
          <table:table-cell office:value-type="string">
            <text:p>traitement pour aphte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57">
            <text:p>0,57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Chien</text:p>
          </table:table-cell>
          <table:table-cell office:value-type="string">
            <text:p>voiture à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58">
            <text:p>0,58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Magasin Animaux</text:p>
          </table:table-cell>
          <table:table-cell office:value-type="string">
            <text:p>traiter mauvaise halein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61">
            <text:p>0,61</text:p>
          </table:table-cell>
          <table:table-cell office:value-type="float" office:value="3.45">
            <text:p>3,45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Chien</text:p>
          </table:table-cell>
          <table:table-cell office:value-type="string">
            <text:p>accueil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61">
            <text:p>0,61</text:p>
          </table:table-cell>
          <table:table-cell office:value-type="float" office:value="1.28">
            <text:p>1,28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Remède</text:p>
          </table:table-cell>
          <table:table-cell office:value-type="string">
            <text:p>remède pour constipatio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62">
            <text:p>0,62</text:p>
          </table:table-cell>
          <table:table-cell office:value-type="float" office:value="0.77">
            <text:p>0,77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Accessoires Chats</text:p>
          </table:table-cell>
          <table:table-cell office:value-type="string">
            <text:p>accessoires pour chiens et chat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62">
            <text:p>0,62</text:p>
          </table:table-cell>
          <table:table-cell office:value-type="float" office:value="0.73">
            <text:p>0,73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Homéopathie</text:p>
          </table:table-cell>
          <table:table-cell office:value-type="string">
            <text:p>homeopathie pour insomni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63">
            <text:p>0,63</text:p>
          </table:table-cell>
          <table:table-cell office:value-type="float" office:value="0.8">
            <text:p>0,8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Chien</text:p>
          </table:table-cell>
          <table:table-cell office:value-type="string">
            <text:p>chien santé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64">
            <text:p>0,64</text:p>
          </table:table-cell>
          <table:table-cell office:value-type="float" office:value="2.57">
            <text:p>2,57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number-columns-repeated="1011"/>
        </table:table-row>
        <table:table-row table:style-name="ro2">
          <table:table-cell office:value-type="string">
            <text:p>Accessoires Chats</text:p>
          </table:table-cell>
          <table:table-cell office:value-type="string">
            <text:p>accessoires chien et chat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66">
            <text:p>0,66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Pour Chien</text:p>
          </table:table-cell>
          <table:table-cell office:value-type="string">
            <text:p>bain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69">
            <text:p>0,69</text:p>
          </table:table-cell>
          <table:table-cell office:value-type="float" office:value="0.22">
            <text:p>0,22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Pour Chien</text:p>
          </table:table-cell>
          <table:table-cell office:value-type="string">
            <text:p>médicaments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69">
            <text:p>0,69</text:p>
          </table:table-cell>
          <table:table-cell office:value-type="float" office:value="0.15">
            <text:p>0,15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article</text:p>
          </table:table-cell>
          <table:table-cell office:value-type="string">
            <text:p>http://www.chien-calme.com/actualites/medicaments-dangereux/</text:p>
          </table:table-cell>
          <table:table-cell office:value-type="string">
            <text:p><text:a xlink:href="http://conseilsveterinaire.com/comment-traiter-le-mal-de-transport-du-chien-ou-du-chat/#comment-10518">http://conseilsveterinaire.com/comment-traiter-le-mal-de-transport-du-chien-ou-du-chat/#comment-10518</text:a> <text:a xlink:href="http://vetocourtiade.over-blog.com/2014/08/anti-puce-et-anti-tique-en-comprime-pour-le-chien-enfin.html#ob-comment-ob-comment-91060411">http://vetocourtiade.over-blog.com/2014/08/anti-puce-et-anti-tique-en-comprime-pour-le-chien-enfin.html#ob-comment-ob-comment-91060411</text:a></text:p>
          </table:table-cell>
          <table:table-cell table:number-columns-repeated="1008"/>
        </table:table-row>
        <table:table-row table:style-name="ro2">
          <table:table-cell office:value-type="string">
            <text:p>Traitement Pour</text:p>
          </table:table-cell>
          <table:table-cell office:value-type="string">
            <text:p>traitement pour varice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7">
            <text:p>0,7</text:p>
          </table:table-cell>
          <table:table-cell office:value-type="float" office:value="1.56">
            <text:p>1,56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Remède Psoriasis</text:p>
          </table:table-cell>
          <table:table-cell office:value-type="string">
            <text:p>remede pour le psoriasi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71">
            <text:p>0,71</text:p>
          </table:table-cell>
          <table:table-cell office:value-type="float" office:value="0.33">
            <text:p>0,33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Pour Psoriasis</text:p>
          </table:table-cell>
          <table:table-cell office:value-type="string">
            <text:p>medicament pour psoriasi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73">
            <text:p>0,73</text:p>
          </table:table-cell>
          <table:table-cell office:value-type="float" office:value="0.59">
            <text:p>0,59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Accessoires Chiens</text:p>
          </table:table-cell>
          <table:table-cell office:value-type="string">
            <text:p>fournisseur accessoire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75">
            <text:p>0,75</text:p>
          </table:table-cell>
          <table:table-cell office:value-type="float" office:value="0.41">
            <text:p>0,41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Magasin Animaux</text:p>
          </table:table-cell>
          <table:table-cell office:value-type="string">
            <text:p>produit pour aphte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76">
            <text:p>0,76</text:p>
          </table:table-cell>
          <table:table-cell office:value-type="float" office:value="0.28">
            <text:p>0,28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Magasin Animaux</text:p>
          </table:table-cell>
          <table:table-cell office:value-type="string">
            <text:p>produit pour constipatio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78">
            <text:p>0,78</text:p>
          </table:table-cell>
          <table:table-cell office:value-type="float" office:value="0.63">
            <text:p>0,63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Boutique Chien</text:p>
          </table:table-cell>
          <table:table-cell office:value-type="string">
            <text:p>boutique accessoire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78">
            <text:p>0,78</text:p>
          </table:table-cell>
          <table:table-cell office:value-type="float" office:value="0.36">
            <text:p>0,36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Pour Chien</text:p>
          </table:table-cell>
          <table:table-cell office:value-type="string">
            <text:p>varicanelle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8">
            <text:p>0,8</text:p>
          </table:table-cell>
          <table:table-cell office:value-type="float" office:value="0.57">
            <text:p>0,57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Ostéopathe équin</text:p>
          </table:table-cell>
          <table:table-cell office:value-type="string">
            <text:p>études ostéopathe équi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81">
            <text:p>0,81</text:p>
          </table:table-cell>
          <table:table-cell office:value-type="float" office:value="1.88">
            <text:p>1,88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Ronflement</text:p>
          </table:table-cell>
          <table:table-cell office:value-type="string">
            <text:p>arreter le ronflement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84">
            <text:p>0,84</text:p>
          </table:table-cell>
          <table:table-cell office:value-type="float" office:value="0.59">
            <text:p>0,59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Site Chien</text:p>
          </table:table-cell>
          <table:table-cell office:value-type="string">
            <text:p>site pour les chien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84">
            <text:p>0,84</text:p>
          </table:table-cell>
          <table:table-cell office:value-type="float" office:value="0.51">
            <text:p>0,51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Pour Chien</text:p>
          </table:table-cell>
          <table:table-cell office:value-type="string">
            <text:p>pour chien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84">
            <text:p>0,84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Ostéopathe Pour</text:p>
          </table:table-cell>
          <table:table-cell office:value-type="string">
            <text:p>ostéopathe pour animaux formatio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86">
            <text:p>0,86</text:p>
          </table:table-cell>
          <table:table-cell office:value-type="float" office:value="2.75">
            <text:p>2,75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Ronflement</text:p>
          </table:table-cell>
          <table:table-cell office:value-type="string">
            <text:p>traiter le ronflement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86">
            <text:p>0,86</text:p>
          </table:table-cell>
          <table:table-cell office:value-type="float" office:value="1.59">
            <text:p>1,59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Vetement Chien</text:p>
          </table:table-cell>
          <table:table-cell office:value-type="string">
            <text:p>grossiste vetement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86">
            <text:p>0,86</text:p>
          </table:table-cell>
          <table:table-cell office:value-type="float" office:value="0.65">
            <text:p>0,65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Arthrose Pour</text:p>
          </table:table-cell>
          <table:table-cell office:value-type="string">
            <text:p>tisane pour arthros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86">
            <text:p>0,86</text:p>
          </table:table-cell>
          <table:table-cell office:value-type="float" office:value="0.21">
            <text:p>0,21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Ostéopathie</text:p>
          </table:table-cell>
          <table:table-cell office:value-type="string">
            <text:p>formation ostéopathie équin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87">
            <text:p>0,87</text:p>
          </table:table-cell>
          <table:table-cell office:value-type="float" office:value="2.01">
            <text:p>2,01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Pour Chien</text:p>
          </table:table-cell>
          <table:table-cell office:value-type="string">
            <text:p>crockett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87">
            <text:p>0,87</text:p>
          </table:table-cell>
          <table:table-cell office:value-type="float" office:value="1.46">
            <text:p>1,46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Accessoires Chiens</text:p>
          </table:table-cell>
          <table:table-cell office:value-type="string">
            <text:p>chiens accessoire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87">
            <text:p>0,87</text:p>
          </table:table-cell>
          <table:table-cell office:value-type="float" office:value="0.41">
            <text:p>0,41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Mutuelle Chien</text:p>
          </table:table-cell>
          <table:table-cell office:value-type="string">
            <text:p>devis mutuelle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88">
            <text:p>0,88</text:p>
          </table:table-cell>
          <table:table-cell office:value-type="float" office:value="5.39">
            <text:p>5,39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Pour Chien</text:p>
          </table:table-cell>
          <table:table-cell office:value-type="string">
            <text:p>acessoire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88">
            <text:p>0,88</text:p>
          </table:table-cell>
          <table:table-cell office:value-type="float" office:value="0.6">
            <text:p>0,6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Ronflement</text:p>
          </table:table-cell>
          <table:table-cell office:value-type="string">
            <text:p>vaincre le ronflement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89">
            <text:p>0,89</text:p>
          </table:table-cell>
          <table:table-cell office:value-type="float" office:value="1.22">
            <text:p>1,22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Magasin Chien</text:p>
          </table:table-cell>
          <table:table-cell office:value-type="string">
            <text:p>magasins pour chien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89">
            <text:p>0,89</text:p>
          </table:table-cell>
          <table:table-cell office:value-type="float" office:value="0.54">
            <text:p>0,54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Pour Chien</text:p>
          </table:table-cell>
          <table:table-cell office:value-type="string">
            <text:p>chien pour voitur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89">
            <text:p>0,89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Assurance Animaux</text:p>
          </table:table-cell>
          <table:table-cell office:value-type="string">
            <text:p>assurances animaux domestique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9">
            <text:p>0,9</text:p>
          </table:table-cell>
          <table:table-cell office:value-type="float" office:value="6.17">
            <text:p>6,17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Mutuelle Chien</text:p>
          </table:table-cell>
          <table:table-cell office:value-type="string">
            <text:p>mutuelle chien forum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9">
            <text:p>0,9</text:p>
          </table:table-cell>
          <table:table-cell office:value-type="float" office:value="4.99">
            <text:p>4,99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Articles Chiens</text:p>
          </table:table-cell>
          <table:table-cell office:value-type="string">
            <text:p>articles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9">
            <text:p>0,9</text:p>
          </table:table-cell>
          <table:table-cell office:value-type="float" office:value="0.44">
            <text:p>0,44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Medicament Pour</text:p>
          </table:table-cell>
          <table:table-cell office:value-type="string">
            <text:p>medicament pour aphte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9">
            <text:p>0,9</text:p>
          </table:table-cell>
          <table:table-cell office:value-type="float" office:value="0.34">
            <text:p>0,34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Mutuelle Chien</text:p>
          </table:table-cell>
          <table:table-cell office:value-type="string">
            <text:p>comparateur mutuelle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91">
            <text:p>0,91</text:p>
          </table:table-cell>
          <table:table-cell office:value-type="float" office:value="6.68">
            <text:p>6,68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Mutuelle Chien</text:p>
          </table:table-cell>
          <table:table-cell office:value-type="string">
            <text:p>assurance mutuelle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92">
            <text:p>0,92</text:p>
          </table:table-cell>
          <table:table-cell office:value-type="float" office:value="6.22">
            <text:p>6,22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De Chien</text:p>
          </table:table-cell>
          <table:table-cell office:value-type="string">
            <text:p>accessoire pour chien de chass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93">
            <text:p>0,93</text:p>
          </table:table-cell>
          <table:table-cell office:value-type="float" office:value="0.46">
            <text:p>0,46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Produits Chiens</text:p>
          </table:table-cell>
          <table:table-cell office:value-type="string">
            <text:p>produit tique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93">
            <text:p>0,93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Assurance Chien</text:p>
          </table:table-cell>
          <table:table-cell office:value-type="string">
            <text:p>assurer mon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94">
            <text:p>0,94</text:p>
          </table:table-cell>
          <table:table-cell office:value-type="float" office:value="5.48">
            <text:p>5,48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Contre Ronflement</text:p>
          </table:table-cell>
          <table:table-cell office:value-type="string">
            <text:p>solutions contre le ronflement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95">
            <text:p>0,95</text:p>
          </table:table-cell>
          <table:table-cell office:value-type="float" office:value="1.63">
            <text:p>1,63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Assurance Animaux</text:p>
          </table:table-cell>
          <table:table-cell office:value-type="string">
            <text:p>devis assurance animaux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96">
            <text:p>0,96</text:p>
          </table:table-cell>
          <table:table-cell office:value-type="float" office:value="6.52">
            <text:p>6,52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Ostéopathie</text:p>
          </table:table-cell>
          <table:table-cell office:value-type="string">
            <text:p>ostéopathie équine formatio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96">
            <text:p>0,96</text:p>
          </table:table-cell>
          <table:table-cell office:value-type="float" office:value="2.8">
            <text:p>2,8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Produits Chiens</text:p>
          </table:table-cell>
          <table:table-cell office:value-type="string">
            <text:p>produit pour chien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96">
            <text:p>0,96</text:p>
          </table:table-cell>
          <table:table-cell office:value-type="float" office:value="0.65">
            <text:p>0,65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Accessoires Chiens</text:p>
          </table:table-cell>
          <table:table-cell office:value-type="string">
            <text:p>accessoires chiens discount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96">
            <text:p>0,96</text:p>
          </table:table-cell>
          <table:table-cell office:value-type="float" office:value="0.55">
            <text:p>0,55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Contre Ronflement</text:p>
          </table:table-cell>
          <table:table-cell office:value-type="string">
            <text:p>appareil contre le ronflement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98">
            <text:p>0,98</text:p>
          </table:table-cell>
          <table:table-cell office:value-type="float" office:value="0.89">
            <text:p>0,89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Animalerie</text:p>
          </table:table-cell>
          <table:table-cell office:value-type="string">
            <text:p>accessoire animaleri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98">
            <text:p>0,98</text:p>
          </table:table-cell>
          <table:table-cell office:value-type="float" office:value="0.33">
            <text:p>0,33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Mutuelle Chien</text:p>
          </table:table-cell>
          <table:table-cell office:value-type="string">
            <text:p>mutuelle pour les chien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99">
            <text:p>0,99</text:p>
          </table:table-cell>
          <table:table-cell office:value-type="float" office:value="4.78">
            <text:p>4,78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Vetement Chien</text:p>
          </table:table-cell>
          <table:table-cell office:value-type="string">
            <text:p>vétement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99">
            <text:p>0,99</text:p>
          </table:table-cell>
          <table:table-cell office:value-type="float" office:value="0.71">
            <text:p>0,71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Assurance Chien</text:p>
          </table:table-cell>
          <table:table-cell office:value-type="string">
            <text:p>assurence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8.43">
            <text:p>8,43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Mutuelle Chien</text:p>
          </table:table-cell>
          <table:table-cell office:value-type="string">
            <text:p>mutuelles chien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6.13">
            <text:p>6,13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Assurance Animaux</text:p>
          </table:table-cell>
          <table:table-cell office:value-type="string">
            <text:p>assurance pour les animaux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5.86">
            <text:p>5,86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Ronflement</text:p>
          </table:table-cell>
          <table:table-cell office:value-type="string">
            <text:p>ronflements remède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.63">
            <text:p>1,63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Ronflement</text:p>
          </table:table-cell>
          <table:table-cell office:value-type="string">
            <text:p>médicaments anti ronflement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0.97">
            <text:p>0,97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Pour Chien</text:p>
          </table:table-cell>
          <table:table-cell office:value-type="string">
            <text:p>accueil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0.9">
            <text:p>0,9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Accessoires Chiens</text:p>
          </table:table-cell>
          <table:table-cell office:value-type="string">
            <text:p>accessoires pour chiens discount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0.65">
            <text:p>0,65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Ronflement</text:p>
          </table:table-cell>
          <table:table-cell office:value-type="string">
            <text:p>médicament ronflement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0.44">
            <text:p>0,44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Canin</text:p>
          </table:table-cell>
          <table:table-cell office:value-type="string">
            <text:p>santé canin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table:number-columns-repeated="3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Les Chiens</text:p>
          </table:table-cell>
          <table:table-cell office:value-type="string">
            <text:p>les types des chien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table:number-columns-repeated="3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Stress</text:p>
          </table:table-cell>
          <table:table-cell office:value-type="string">
            <text:p>de stress massag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table:number-columns-repeated="3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Le Chien</text:p>
          </table:table-cell>
          <table:table-cell office:value-type="string">
            <text:p>le chien l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table:number-columns-repeated="3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Le Chien</text:p>
          </table:table-cell>
          <table:table-cell office:value-type="string">
            <text:p>animal le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table:number-columns-repeated="3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Animal</text:p>
          </table:table-cell>
          <table:table-cell office:value-type="string">
            <text:p>massage animal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table:number-columns-repeated="3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Animal</text:p>
          </table:table-cell>
          <table:table-cell office:value-type="string">
            <text:p>animal pour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table:number-columns-repeated="3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Chien</text:p>
          </table:table-cell>
          <table:table-cell office:value-type="string">
            <text:p>ami des chien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table:number-columns-repeated="3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Chien</text:p>
          </table:table-cell>
          <table:table-cell office:value-type="string">
            <text:p>chien vi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table:number-columns-repeated="3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Magasin Animaux</text:p>
          </table:table-cell>
          <table:table-cell office:value-type="string">
            <text:p>ciy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table:number-columns-repeated="3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Chien</text:p>
          </table:table-cell>
          <table:table-cell office:value-type="string">
            <text:p>un chien heureux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01">
            <text:p>0,01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Magasin Animaux</text:p>
          </table:table-cell>
          <table:table-cell office:value-type="string">
            <text:p>et les animaux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01">
            <text:p>0,01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Calmer</text:p>
          </table:table-cell>
          <table:table-cell office:value-type="string">
            <text:p>calme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02">
            <text:p>0,02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Le Chien</text:p>
          </table:table-cell>
          <table:table-cell office:value-type="string">
            <text:p>chien le plu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02">
            <text:p>0,02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Animaux De Compagnie</text:p>
          </table:table-cell>
          <table:table-cell office:value-type="string">
            <text:p>meilleur animaux de compagni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02">
            <text:p>0,02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Animaux De Compagnie</text:p>
          </table:table-cell>
          <table:table-cell office:value-type="string">
            <text:p>meilleurs animaux de compagni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02">
            <text:p>0,02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Animal</text:p>
          </table:table-cell>
          <table:table-cell office:value-type="string">
            <text:p>animal thérapi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03">
            <text:p>0,03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Chien</text:p>
          </table:table-cell>
          <table:table-cell office:value-type="string">
            <text:p>chien thérapi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03">
            <text:p>0,03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De Chien</text:p>
          </table:table-cell>
          <table:table-cell office:value-type="string">
            <text:p>chien de thérapi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04">
            <text:p>0,04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Chien</text:p>
          </table:table-cell>
          <table:table-cell office:value-type="string">
            <text:p>bonne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04">
            <text:p>0,04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Chien Massage</text:p>
          </table:table-cell>
          <table:table-cell office:value-type="string">
            <text:p>chien massag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05">
            <text:p>0,05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Tout Chien</text:p>
          </table:table-cell>
          <table:table-cell office:value-type="string">
            <text:p>tout le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05">
            <text:p>0,05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Les Chiens</text:p>
          </table:table-cell>
          <table:table-cell office:value-type="string">
            <text:p>les chiens chien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05">
            <text:p>0,05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Chien</text:p>
          </table:table-cell>
          <table:table-cell office:value-type="string">
            <text:p>plus grands chien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06">
            <text:p>0,06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Magasin Animaux</text:p>
          </table:table-cell>
          <table:table-cell office:value-type="string">
            <text:p>chl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06">
            <text:p>0,06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Magasin Animaux</text:p>
          </table:table-cell>
          <table:table-cell office:value-type="string">
            <text:p>aidons les animaux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06">
            <text:p>0,06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Canin</text:p>
          </table:table-cell>
          <table:table-cell office:value-type="string">
            <text:p>canin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07">
            <text:p>0,07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Magasin Animaux</text:p>
          </table:table-cell>
          <table:table-cell office:value-type="string">
            <text:p>les therapie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07">
            <text:p>0,07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Site Chien</text:p>
          </table:table-cell>
          <table:table-cell office:value-type="string">
            <text:p>chien sit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08">
            <text:p>0,08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Chien Massage</text:p>
          </table:table-cell>
          <table:table-cell office:value-type="string">
            <text:p>massage de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09">
            <text:p>0,09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Le Chien</text:p>
          </table:table-cell>
          <table:table-cell office:value-type="string">
            <text:p>info sur le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09">
            <text:p>0,09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Anxiété</text:p>
          </table:table-cell>
          <table:table-cell office:value-type="string">
            <text:p>anxiété séparation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1">
            <text:p>0,1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Chien</text:p>
          </table:table-cell>
          <table:table-cell office:value-type="string">
            <text:p>chien thérapeutiqu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1">
            <text:p>0,1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Animaux De Compagnie</text:p>
          </table:table-cell>
          <table:table-cell office:value-type="string">
            <text:p>des animaux de compagni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11">
            <text:p>0,11</text:p>
          </table:table-cell>
          <table:table-cell office:value-type="float" office:value="0.24">
            <text:p>0,24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Chien</text:p>
          </table:table-cell>
          <table:table-cell office:value-type="string">
            <text:p>chié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11">
            <text:p>0,11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Canin</text:p>
          </table:table-cell>
          <table:table-cell office:value-type="string">
            <text:p>thérapie canin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12">
            <text:p>0,12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Calmer</text:p>
          </table:table-cell>
          <table:table-cell office:value-type="string">
            <text:p>calmer un chien anxieux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13">
            <text:p>0,13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Comportement Chien</text:p>
          </table:table-cell>
          <table:table-cell office:value-type="string">
            <text:p>comportements du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13">
            <text:p>0,13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Animal</text:p>
          </table:table-cell>
          <table:table-cell office:value-type="string">
            <text:p>trouver un animal de compagni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13">
            <text:p>0,13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Chien Massage</text:p>
          </table:table-cell>
          <table:table-cell office:value-type="string">
            <text:p>massage du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15">
            <text:p>0,15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Chien</text:p>
          </table:table-cell>
          <table:table-cell office:value-type="string">
            <text:p>fatigue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15">
            <text:p>0,15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Canin</text:p>
          </table:table-cell>
          <table:table-cell office:value-type="string">
            <text:p>massothérapie canin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17">
            <text:p>0,17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Comportement Chien</text:p>
          </table:table-cell>
          <table:table-cell office:value-type="string">
            <text:p>comportements des chien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17">
            <text:p>0,17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Animal</text:p>
          </table:table-cell>
          <table:table-cell office:value-type="string">
            <text:p>animal voitur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18">
            <text:p>0,18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Canin</text:p>
          </table:table-cell>
          <table:table-cell office:value-type="string">
            <text:p>chien canin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18">
            <text:p>0,18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Chien</text:p>
          </table:table-cell>
          <table:table-cell office:value-type="string">
            <text:p>vie des chien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18">
            <text:p>0,18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Animaux De Compagnie</text:p>
          </table:table-cell>
          <table:table-cell office:value-type="string">
            <text:p>les animaux de compagnie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2">
            <text:p>0,2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Chien</text:p>
          </table:table-cell>
          <table:table-cell office:value-type="string">
            <text:p>chien anxieu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21">
            <text:p>0,21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Calmer</text:p>
          </table:table-cell>
          <table:table-cell office:value-type="string">
            <text:p>comment calmer un chien anxieux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22">
            <text:p>0,22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Pour Animaux</text:p>
          </table:table-cell>
          <table:table-cell office:value-type="string">
            <text:p>massage pour animaux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22">
            <text:p>0,22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Calmer</text:p>
          </table:table-cell>
          <table:table-cell office:value-type="string">
            <text:p>pour calmer le stres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24">
            <text:p>0,24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Canin</text:p>
          </table:table-cell>
          <table:table-cell office:value-type="string">
            <text:p>canine de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25">
            <text:p>0,25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Anxiété</text:p>
          </table:table-cell>
          <table:table-cell office:value-type="string">
            <text:p>stress ou anxiété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25">
            <text:p>0,25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Le Chien</text:p>
          </table:table-cell>
          <table:table-cell office:value-type="string">
            <text:p>le chien agressif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25">
            <text:p>0,25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Du Chien</text:p>
          </table:table-cell>
          <table:table-cell office:value-type="string">
            <text:p>angoisse du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27">
            <text:p>0,27</text:p>
          </table:table-cell>
          <table:table-cell office:value-type="float" office:value="0.9">
            <text:p>0,9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Comportement Chien</text:p>
          </table:table-cell>
          <table:table-cell office:value-type="string">
            <text:p>comportement chien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27">
            <text:p>0,27</text:p>
          </table:table-cell>
          <table:table-cell office:value-type="float" office:value="0.86">
            <text:p>0,86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Animal</text:p>
          </table:table-cell>
          <table:table-cell office:value-type="string">
            <text:p>pour animal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27">
            <text:p>0,27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Pour Chien</text:p>
          </table:table-cell>
          <table:table-cell office:value-type="string">
            <text:p>sons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28">
            <text:p>0,28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Stress</text:p>
          </table:table-cell>
          <table:table-cell office:value-type="string">
            <text:p>contre le stress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29">
            <text:p>0,29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Soigner</text:p>
          </table:table-cell>
          <table:table-cell office:value-type="string">
            <text:p>soigner le rhumatism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29">
            <text:p>0,29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Stress</text:p>
          </table:table-cell>
          <table:table-cell office:value-type="string">
            <text:p>que faire contre le stress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31">
            <text:p>0,31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Canin</text:p>
          </table:table-cell>
          <table:table-cell office:value-type="string">
            <text:p>animal cani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32">
            <text:p>0,32</text:p>
          </table:table-cell>
          <table:table-cell office:value-type="float" office:value="0.05">
            <text:p>0,05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Ostéopathie</text:p>
          </table:table-cell>
          <table:table-cell office:value-type="string">
            <text:p>stress ostéopathi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36">
            <text:p>0,36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Articles Chiens</text:p>
          </table:table-cell>
          <table:table-cell office:value-type="string">
            <text:p>article sur les chien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38">
            <text:p>0,38</text:p>
          </table:table-cell>
          <table:table-cell office:value-type="float" office:value="0.56">
            <text:p>0,56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Stress</text:p>
          </table:table-cell>
          <table:table-cell office:value-type="string">
            <text:p>chien stres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38">
            <text:p>0,38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Stress</text:p>
          </table:table-cell>
          <table:table-cell office:value-type="string">
            <text:p>pour le stres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39">
            <text:p>0,39</text:p>
          </table:table-cell>
          <table:table-cell office:value-type="float" office:value="1.77">
            <text:p>1,77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Animal</text:p>
          </table:table-cell>
          <table:table-cell office:value-type="string">
            <text:p>ostéopathe animal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49">
            <text:p>0,49</text:p>
          </table:table-cell>
          <table:table-cell office:value-type="float" office:value="4.5">
            <text:p>4,5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number-columns-repeated="1011"/>
        </table:table-row>
        <table:table-row table:style-name="ro2">
          <table:table-cell office:value-type="string">
            <text:p>Pour Psoriasis</text:p>
          </table:table-cell>
          <table:table-cell office:value-type="string">
            <text:p>homeopathie pour psoriasi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49">
            <text:p>0,49</text:p>
          </table:table-cell>
          <table:table-cell office:value-type="float" office:value="0.77">
            <text:p>0,77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Pour Chien</text:p>
          </table:table-cell>
          <table:table-cell office:value-type="string">
            <text:p>natation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49">
            <text:p>0,49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Canin</text:p>
          </table:table-cell>
          <table:table-cell office:value-type="string">
            <text:p>article cani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51">
            <text:p>0,51</text:p>
          </table:table-cell>
          <table:table-cell office:value-type="float" office:value="0.39">
            <text:p>0,39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Du Chien</text:p>
          </table:table-cell>
          <table:table-cell office:value-type="string">
            <text:p>le stress du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55">
            <text:p>0,55</text:p>
          </table:table-cell>
          <table:table-cell office:value-type="float" office:value="0.62">
            <text:p>0,62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Le Chien</text:p>
          </table:table-cell>
          <table:table-cell office:value-type="string">
            <text:p>pour le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57">
            <text:p>0,57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Chien Massage</text:p>
          </table:table-cell>
          <table:table-cell office:value-type="string">
            <text:p>massage pour chien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6">
            <text:p>0,6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Ostéopathie</text:p>
          </table:table-cell>
          <table:table-cell office:value-type="string">
            <text:p>ostéopathie pour animaux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61">
            <text:p>0,61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Chien</text:p>
          </table:table-cell>
          <table:table-cell office:value-type="string">
            <text:p>santé des chien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61">
            <text:p>0,61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Le Psoriasis</text:p>
          </table:table-cell>
          <table:table-cell office:value-type="string">
            <text:p>le psoriasis traitement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62">
            <text:p>0,62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Remède Psoriasis</text:p>
          </table:table-cell>
          <table:table-cell office:value-type="string">
            <text:p>remede pour psoriasi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68">
            <text:p>0,68</text:p>
          </table:table-cell>
          <table:table-cell office:value-type="float" office:value="0.19">
            <text:p>0,19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Remède</text:p>
          </table:table-cell>
          <table:table-cell office:value-type="string">
            <text:p>remede contre impuissanc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71">
            <text:p>0,71</text:p>
          </table:table-cell>
          <table:table-cell office:value-type="float" office:value="0.41">
            <text:p>0,41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Arthrose Pour</text:p>
          </table:table-cell>
          <table:table-cell office:value-type="string">
            <text:p>remede pour arthros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73">
            <text:p>0,73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Medicament Pour</text:p>
          </table:table-cell>
          <table:table-cell office:value-type="string">
            <text:p>medicament pour impuissanc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75">
            <text:p>0,75</text:p>
          </table:table-cell>
          <table:table-cell office:value-type="float" office:value="0.91">
            <text:p>0,91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Site Chien</text:p>
          </table:table-cell>
          <table:table-cell office:value-type="string">
            <text:p>sites pour chien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75">
            <text:p>0,75</text:p>
          </table:table-cell>
          <table:table-cell office:value-type="float" office:value="0.63">
            <text:p>0,63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Animaux De Compagnie</text:p>
          </table:table-cell>
          <table:table-cell office:value-type="string">
            <text:p>site pour animaux de compagni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76">
            <text:p>0,76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Remède</text:p>
          </table:table-cell>
          <table:table-cell office:value-type="string">
            <text:p>remède acouphène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77">
            <text:p>0,77</text:p>
          </table:table-cell>
          <table:table-cell office:value-type="float" office:value="0.5">
            <text:p>0,5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Magasin Animaux</text:p>
          </table:table-cell>
          <table:table-cell office:value-type="string">
            <text:p>plante pour ménopaus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77">
            <text:p>0,77</text:p>
          </table:table-cell>
          <table:table-cell office:value-type="float" office:value="0.43">
            <text:p>0,43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Magasin Animaux</text:p>
          </table:table-cell>
          <table:table-cell office:value-type="string">
            <text:p>pommade pour varice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77">
            <text:p>0,77</text:p>
          </table:table-cell>
          <table:table-cell office:value-type="float" office:value="0.3">
            <text:p>0,3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Chien</text:p>
          </table:table-cell>
          <table:table-cell office:value-type="string">
            <text:p>diffuse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78">
            <text:p>0,78</text:p>
          </table:table-cell>
          <table:table-cell office:value-type="float" office:value="0.55">
            <text:p>0,55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Traitement Pour</text:p>
          </table:table-cell>
          <table:table-cell office:value-type="string">
            <text:p>traitement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79">
            <text:p>0,79</text:p>
          </table:table-cell>
          <table:table-cell office:value-type="float" office:value="0.24">
            <text:p>0,24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Tout Chien</text:p>
          </table:table-cell>
          <table:table-cell office:value-type="string">
            <text:p>tout pour les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82">
            <text:p>0,82</text:p>
          </table:table-cell>
          <table:table-cell office:value-type="float" office:value="0.97">
            <text:p>0,97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Soigner</text:p>
          </table:table-cell>
          <table:table-cell office:value-type="string">
            <text:p>comment soigner la cellulit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82">
            <text:p>0,82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Boutiques Pour Chiens</text:p>
          </table:table-cell>
          <table:table-cell office:value-type="string">
            <text:p>boutique vetement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86">
            <text:p>0,86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De Chien</text:p>
          </table:table-cell>
          <table:table-cell office:value-type="string">
            <text:p>accessoire de dressage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87">
            <text:p>0,87</text:p>
          </table:table-cell>
          <table:table-cell office:value-type="float" office:value="0.71">
            <text:p>0,71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Assurance Animaux</text:p>
          </table:table-cell>
          <table:table-cell office:value-type="string">
            <text:p>animaux assuranc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89">
            <text:p>0,89</text:p>
          </table:table-cell>
          <table:table-cell office:value-type="float" office:value="6.03">
            <text:p>6,03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Vetement Chien</text:p>
          </table:table-cell>
          <table:table-cell office:value-type="string">
            <text:p>vetement de luxe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89">
            <text:p>0,89</text:p>
          </table:table-cell>
          <table:table-cell office:value-type="float" office:value="0.56">
            <text:p>0,56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Assurance Chien</text:p>
          </table:table-cell>
          <table:table-cell office:value-type="string">
            <text:p>assurance pour mon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9">
            <text:p>0,9</text:p>
          </table:table-cell>
          <table:table-cell office:value-type="float" office:value="7.93">
            <text:p>7,93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Assurance Animaux</text:p>
          </table:table-cell>
          <table:table-cell office:value-type="string">
            <text:p>assurance des animaux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9">
            <text:p>0,9</text:p>
          </table:table-cell>
          <table:table-cell office:value-type="float" office:value="5.63">
            <text:p>5,63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Boutique Chien</text:p>
          </table:table-cell>
          <table:table-cell office:value-type="string">
            <text:p>boutiques chien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9">
            <text:p>0,9</text:p>
          </table:table-cell>
          <table:table-cell office:value-type="float" office:value="0.45">
            <text:p>0,45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Assurance Chien</text:p>
          </table:table-cell>
          <table:table-cell office:value-type="string">
            <text:p>assurance de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91">
            <text:p>0,91</text:p>
          </table:table-cell>
          <table:table-cell office:value-type="float" office:value="8.27">
            <text:p>8,27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Assurance Chien</text:p>
          </table:table-cell>
          <table:table-cell office:value-type="string">
            <text:p>assure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91">
            <text:p>0,91</text:p>
          </table:table-cell>
          <table:table-cell office:value-type="float" office:value="6.83">
            <text:p>6,83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Mutuelle Chien</text:p>
          </table:table-cell>
          <table:table-cell office:value-type="string">
            <text:p>mutuelle chien tarif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91">
            <text:p>0,91</text:p>
          </table:table-cell>
          <table:table-cell office:value-type="float" office:value="6.14">
            <text:p>6,14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Magasin Chien</text:p>
          </table:table-cell>
          <table:table-cell office:value-type="string">
            <text:p>magasin de vetement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91">
            <text:p>0,91</text:p>
          </table:table-cell>
          <table:table-cell office:value-type="float" office:value="0.53">
            <text:p>0,53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Assurance Chien</text:p>
          </table:table-cell>
          <table:table-cell office:value-type="string">
            <text:p>chien assuranc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93">
            <text:p>0,93</text:p>
          </table:table-cell>
          <table:table-cell office:value-type="float" office:value="7.69">
            <text:p>7,69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Magasin Animaux</text:p>
          </table:table-cell>
          <table:table-cell office:value-type="string">
            <text:p>accessoires bouledogue francai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93">
            <text:p>0,93</text:p>
          </table:table-cell>
          <table:table-cell office:value-type="float" office:value="0.44">
            <text:p>0,44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Assurance Chien</text:p>
          </table:table-cell>
          <table:table-cell office:value-type="string">
            <text:p>comment assurer son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94">
            <text:p>0,94</text:p>
          </table:table-cell>
          <table:table-cell office:value-type="float" office:value="4.79">
            <text:p>4,79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Accessoires Chiens</text:p>
          </table:table-cell>
          <table:table-cell office:value-type="string">
            <text:p>achat accessoire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94">
            <text:p>0,94</text:p>
          </table:table-cell>
          <table:table-cell office:value-type="float" office:value="0.6">
            <text:p>0,6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Pour Chien</text:p>
          </table:table-cell>
          <table:table-cell office:value-type="string">
            <text:p>materiel pour chien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94">
            <text:p>0,94</text:p>
          </table:table-cell>
          <table:table-cell office:value-type="float" office:value="0.46">
            <text:p>0,46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Assurance Animaux</text:p>
          </table:table-cell>
          <table:table-cell office:value-type="string">
            <text:p>assurance pour animaux domestique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95">
            <text:p>0,95</text:p>
          </table:table-cell>
          <table:table-cell office:value-type="float" office:value="7.28">
            <text:p>7,28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Boutiques Pour Chiens</text:p>
          </table:table-cell>
          <table:table-cell office:value-type="string">
            <text:p>boutique de vetement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95">
            <text:p>0,95</text:p>
          </table:table-cell>
          <table:table-cell office:value-type="float" office:value="0.73">
            <text:p>0,73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Pour Chien</text:p>
          </table:table-cell>
          <table:table-cell office:value-type="string">
            <text:p>parapharmacie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97">
            <text:p>0,97</text:p>
          </table:table-cell>
          <table:table-cell office:value-type="float" office:value="1.02">
            <text:p>1,02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Canin</text:p>
          </table:table-cell>
          <table:table-cell office:value-type="string">
            <text:p>articles canin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97">
            <text:p>0,97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Boutiques Pour Chiens</text:p>
          </table:table-cell>
          <table:table-cell office:value-type="string">
            <text:p>boutiques pour chien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98">
            <text:p>0,98</text:p>
          </table:table-cell>
          <table:table-cell office:value-type="float" office:value="0.78">
            <text:p>0,78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Traitement Pour</text:p>
          </table:table-cell>
          <table:table-cell office:value-type="string">
            <text:p>traitement pour verrue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98">
            <text:p>0,98</text:p>
          </table:table-cell>
          <table:table-cell office:value-type="float" office:value="0.39">
            <text:p>0,39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Medicament Pour</text:p>
          </table:table-cell>
          <table:table-cell office:value-type="string">
            <text:p>medicaments pour chat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98">
            <text:p>0,98</text:p>
          </table:table-cell>
          <table:table-cell office:value-type="float" office:value="0.1">
            <text:p>0,1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Assurance Chien</text:p>
          </table:table-cell>
          <table:table-cell office:value-type="string">
            <text:p>assurance pour un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9.57">
            <text:p>9,57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Assurance Chien</text:p>
          </table:table-cell>
          <table:table-cell office:value-type="string">
            <text:p>assurence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7.59">
            <text:p>7,59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Assurance Animaux</text:p>
          </table:table-cell>
          <table:table-cell office:value-type="string">
            <text:p>assurance animaux domestiqu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4.34">
            <text:p>4,34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Assurance Chien</text:p>
          </table:table-cell>
          <table:table-cell office:value-type="string">
            <text:p>assurance chien belgiqu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3.66">
            <text:p>3,66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Chien</text:p>
          </table:table-cell>
          <table:table-cell office:value-type="string">
            <text:p>santé chien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2.94">
            <text:p>2,94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Contre Ronflement</text:p>
          </table:table-cell>
          <table:table-cell office:value-type="string">
            <text:p>appareil contre ronflement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1.56">
            <text:p>1,56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Ronflement</text:p>
          </table:table-cell>
          <table:table-cell office:value-type="string">
            <text:p>traitement des ronflement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79">
            <text:p>0,79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Articles Chiens</text:p>
          </table:table-cell>
          <table:table-cell office:value-type="string">
            <text:p>article pour chien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62">
            <text:p>0,62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Animaux De Compagnie</text:p>
          </table:table-cell>
          <table:table-cell office:value-type="string">
            <text:p>produits pour animaux de compagni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62">
            <text:p>0,62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Pour Chien</text:p>
          </table:table-cell>
          <table:table-cell office:value-type="string">
            <text:p>phéromones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57">
            <text:p>0,57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Vetement Chien</text:p>
          </table:table-cell>
          <table:table-cell office:value-type="string">
            <text:p>vetement pour chien hello kitty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51">
            <text:p>0,51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Canin</text:p>
          </table:table-cell>
          <table:table-cell office:value-type="string">
            <text:p>produits cani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32">
            <text:p>0,32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Assurance Animaux</text:p>
          </table:table-cell>
          <table:table-cell office:value-type="string">
            <text:p>assurance pour animaux domestiqu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Canin</text:p>
          </table:table-cell>
          <table:table-cell office:value-type="string">
            <text:p>le cani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table:number-columns-repeated="4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Animal</text:p>
          </table:table-cell>
          <table:table-cell office:value-type="string">
            <text:p>meilleur animal domestiqu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table:number-columns-repeated="4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Pour Chien</text:p>
          </table:table-cell>
          <table:table-cell office:value-type="string">
            <text:p>hypnose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table:number-columns-repeated="4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Chien</text:p>
          </table:table-cell>
          <table:table-cell office:value-type="string">
            <text:p>comme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table:number-columns-repeated="4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Chien</text:p>
          </table:table-cell>
          <table:table-cell office:value-type="string">
            <text:p>thérapie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table:number-columns-repeated="4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Chien</text:p>
          </table:table-cell>
          <table:table-cell office:value-type="string">
            <text:p>chien tres fatigué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table:number-columns-repeated="4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Magasin Animaux</text:p>
          </table:table-cell>
          <table:table-cell office:value-type="string">
            <text:p>massage hypnotiqu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table:number-columns-repeated="4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Magasin Animaux</text:p>
          </table:table-cell>
          <table:table-cell office:value-type="string">
            <text:p>etre plus calm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table:number-columns-repeated="4" office:value-type="float" office:value="0">
            <text:p>0</text:p>
          </table:table-cell>
          <table:table-cell table:number-columns-repeated="1013"/>
        </table:table-row>
      </table:table>
      <table:database-ranges>
        <table:database-range table:target-range-address="Feuille1.A2:Feuille1.AMJ653" table:contains-header="false">
          <table:sort>
            <table:sort-by table:field-number="5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3">13/11/2017</text:date>, <text:time>16:57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1-13T16:57:54</dc:date>
    <meta:generator>OpenOffice/4.1.2$Unix OpenOffice.org_project/412m3$Build-9782</meta:generator>
    <meta:editing-duration>P1DT12H43M12S</meta:editing-duration>
    <meta:editing-cycles>17</meta:editing-cycles>
    <dc:creator>Jean-Christophe Lavocat</dc:creator>
    <meta:document-statistic meta:table-count="3" meta:cell-count="5501" meta:object-count="0"/>
  </office:meta>
</office:document-meta>
</file>